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automatic-styles>
    <style:style style:name="P1" style:family="paragraph" style:parent-style-name="Standard">
      <style:text-properties style:font-name="Sga" fo:font-size="54pt" style:font-size-asian="54pt" style:font-size-complex="54pt"/>
    </style:style>
    <style:style style:name="T1" style:family="text">
      <style:text-properties loext:padding="0.0193in" loext:border="0.06pt solid #d9d9e3"/>
    </style:style>
    <style:style style:name="T2" style:family="text">
      <style:text-properties loext:padding="0in" loext:border="none"/>
    </style:style>
    <style:style style:name="T3" style:family="text">
      <style:text-properties loext:padding="0.0193in" loext:border="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Bayesian Inference on General Riemannian Manifolds using Geodesic Lagrangian Monte Carlo</text:span></text:span></text:p>
      <text:p text:style-name="P1"><text:span text:style-name="Strong_20_Emphasis"><text:span text:style-name="T1"/></text:span></text:p>
      <text:p text:style-name="P1"><text:span text:style-name="Strong_20_Emphasis"><text:span text:style-name="T1">Ultimately, "Diachronic Reverse Mathematics" illuminates the power of retrospectively sculpting necessary conditions from sufficient ones. Just as reverse mathematics unveils axioms, this </text:span></text:span><text:soft-page-break/><text:span text:style-name="Strong_20_Emphasis"><text:span text:style-name="T1">narrative unveils connections, revealing the unity of seemingly disparate concepts. As Julian Barbour pioneered this journey of exploration, we continue to embark on a quest that reshapes how we perceive, understand, and unravel the intricate tapestry of mathematical thought. </text:span></text:span><text:soft-page-break/><text:span text:style-name="Strong_20_Emphasis"><text:span text:style-name="T1">Through diachronic reverse mathematics, we trace the timeless dance between foundation and theorem, past and present, unlocking the secrets of the mathematical universe.</text:span></text:span></text:p>
      <text:p text:style-name="P1"><text:span text:style-name="Strong_20_Emphasis"><text:span text:style-name="T1"/></text:span></text:p>
      <text:p text:style-name="P1"><text:span text:style-name="Strong_20_Emphasis"><text:span text:style-name="T1">Echoes of Tristan Needham's "Visual Complex Analysis" resonate, emphasizing </text:span></text:span><text:soft-page-break/><text:span text:style-name="Strong_20_Emphasis"><text:span text:style-name="T1">geometric explanations that bring complex concepts to life. As we trace the historical evolution of ideas, we uncover the profound interplay between philosophy and mathematics. From Mach's Principle to the intricacies of complex analysis, we navigate through epochs of </text:span></text:span><text:soft-page-break/><text:span text:style-name="Strong_20_Emphasis"><text:span text:style-name="T1">thought, uncovering the foundations of mathematical paradigms.</text:span></text:span></text:p>
      <text:p text:style-name="P1"><text:span text:style-name="Strong_20_Emphasis"><text:span text:style-name="T1"/></text:span></text:p>
      <text:p text:style-name="P1"><text:span text:style-name="Strong_20_Emphasis"><text:span text:style-name="T1">We embark on a multidimensional exploration, connecting threads of probability theory, category theory, vector calculus, and beyond. As we delve into Geometric Bayesianism, we unravel the geometric </text:span></text:span><text:soft-page-break/><text:span text:style-name="Strong_20_Emphasis"><text:span text:style-name="T1">interpretation of probability distributions, unveiling a novel lens through which Bayesian inference is perceived. This geometric perspective merges mathematics and visualization, offering an intuitive means to quantify uncertainty, compare distributions, and explore compatibility.</text:span></text:span></text:p>
      <text:p text:style-name="P1"><text:soft-page-break/><text:span text:style-name="Strong_20_Emphasis"><text:span text:style-name="T1"/></text:span></text:p>
      <text:p text:style-name="P1"><text:span text:style-name="Strong_20_Emphasis"><text:span text:style-name="T1">Certainly! "Diachronic Reverse Mathematics" encapsulates the journey through interconnected realms of mathematical exploration, philosophy, and visualization. This narrative traces the evolution of ideas over time, revealing the diachronic development of mathematical axioms </text:span></text:span><text:soft-page-break/><text:span text:style-name="Strong_20_Emphasis"><text:span text:style-name="T1">and concepts. Inspired by the reverse mathematics program, which uncovers necessary axioms from theorems, this essay illuminates the path from foundational principles to profound theorem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Incorporating these interconnections into the essay will provide a comprehensive overview of how diachronic reverse mathematics, Geometric Bayesianism, and Needham's "Visual Complex Analysis" collectively contribute to the understanding of mathematical ideas, their historical development, </text:span></text:span><text:soft-page-break/><text:span text:style-name="Strong_20_Emphasis"><text:span text:style-name="T1">and their implications across disciplines.</text:span></text:span></text:p>
      <text:p text:style-name="P1"><text:span text:style-name="Strong_20_Emphasis"><text:span text:style-name="T1"/></text:span></text:p>
      <text:p text:style-name="P1"><text:span text:style-name="Strong_20_Emphasis"><text:span text:style-name="T1">Educational Value: Both approaches have educational value. Geometric Bayesianism and Needham's book offer alternative ways to teach and learn mathematical concepts, making them more accessible and relatable.</text:span></text:span></text:p>
      <text:p text:style-name="P1"><text:soft-page-break/><text:span text:style-name="Strong_20_Emphasis"><text:span text:style-name="T1"/></text:span></text:p>
      <text:p text:style-name="P1"><text:span text:style-name="Strong_20_Emphasis"><text:span text:style-name="T1">Visualization and Intuition: The visual and intuitive aspects of Geometric Bayesianism and Needham's work bridge the gap between abstract concepts and tangible understanding.</text:span></text:span></text:p>
      <text:p text:style-name="P1"><text:span text:style-name="Strong_20_Emphasis"><text:span text:style-name="T1"/></text:span></text:p>
      <text:p text:style-name="P1"><text:span text:style-name="Strong_20_Emphasis"><text:span text:style-name="T1">Innovative Perspective: Both Geometric Bayesianism and </text:span></text:span><text:soft-page-break/><text:span text:style-name="Strong_20_Emphasis"><text:span text:style-name="T1">Needham's work offer innovative perspectives. Geometric Bayesianism introduces a novel geometric lens to Bayesian inference. Needham's approach innovatively employs geometry to convey complex concepts.</text:span></text:span></text:p>
      <text:p text:style-name="P1"><text:span text:style-name="Strong_20_Emphasis"><text:span text:style-name="T1"/></text:span></text:p>
      <text:p text:style-name="P1"><text:span text:style-name="Strong_20_Emphasis"><text:span text:style-name="T1">Philosophical Implications: Geometric Bayesianism's </text:span></text:span><text:soft-page-break/><text:span text:style-name="Strong_20_Emphasis"><text:span text:style-name="T1">exploration of probability distributions' geometric nature has philosophical implications. Needham's insights into complex analysis also have philosophical implications for understanding mathematical concepts visually.</text:span></text:span></text:p>
      <text:p text:style-name="P1"><text:span text:style-name="Strong_20_Emphasis"><text:span text:style-name="T1"/></text:span></text:p>
      <text:p text:style-name="P1"><text:span text:style-name="Strong_20_Emphasis"><text:span text:style-name="T1">Quantitative Understanding: Both </text:span></text:span><text:soft-page-break/><text:span text:style-name="Strong_20_Emphasis"><text:span text:style-name="T1">approaches provide ways to quantitatively understand complex ideas. Geometric Bayesianism quantifies compatibility between distributions, while Needham's book enables readers to grasp complex analysis through geometric arguments.</text:span></text:span></text:p>
      <text:p text:style-name="P1"><text:span text:style-name="Strong_20_Emphasis"><text:span text:style-name="T1"/></text:span></text:p>
      <text:p text:style-name="P1"><text:soft-page-break/><text:span text:style-name="Strong_20_Emphasis"><text:span text:style-name="T1">Interdisciplinary Impact: Geometric Bayesianism and Needham's approach transcend disciplines. Geometric Bayesianism finds applications in various fields, including machine learning and statistics. Needham's work impacts mathematics, physics, and engineering, highlighting the </text:span></text:span><text:soft-page-break/><text:span text:style-name="Strong_20_Emphasis"><text:span text:style-name="T1">interdisciplinary nature of these topics.</text:span></text:span></text:p>
      <text:p text:style-name="P1"><text:span text:style-name="Strong_20_Emphasis"><text:span text:style-name="T1"/></text:span></text:p>
      <text:p text:style-name="P1"><text:span text:style-name="Strong_20_Emphasis"><text:span text:style-name="T1">Conceptual Foundations: Diachronic reverse mathematics explores the foundational axioms required for theorems. Geometric Bayesianism and Needham's work also delve into foundational concepts – Geometric Bayesianism explores the </text:span></text:span><text:soft-page-break/><text:span text:style-name="Strong_20_Emphasis"><text:span text:style-name="T1">foundation of probability theory, while Needham uncovers the foundations of complex analysis through geometry.</text:span></text:span></text:p>
      <text:p text:style-name="P1"><text:span text:style-name="Strong_20_Emphasis"><text:span text:style-name="T1"/></text:span></text:p>
      <text:p text:style-name="P1"><text:span text:style-name="Strong_20_Emphasis"><text:span text:style-name="T1">Historical Evolution: Diachronic reverse mathematics seeks to trace the historical development of axioms. Needham's work delves </text:span></text:span><text:soft-page-break/><text:span text:style-name="Strong_20_Emphasis"><text:span text:style-name="T1">into the historical development of complex analysis concepts. Both approaches shed light on how ideas have evolved over time.</text:span></text:span></text:p>
      <text:p text:style-name="P1"><text:span text:style-name="Strong_20_Emphasis"><text:span text:style-name="T1"/></text:span></text:p>
      <text:p text:style-name="P1"><text:span text:style-name="Strong_20_Emphasis"><text:span text:style-name="T1">Visualization: Visualization is a key aspect in both Geometric Bayesianism and Needham's approach. Geometric Bayesianism </text:span></text:span><text:soft-page-break/><text:span text:style-name="Strong_20_Emphasis"><text:span text:style-name="T1">visualizes probability distributions as vectors, while Needham's diagrams aid in visualizing complex concepts, fostering understanding.</text:span></text:span></text:p>
      <text:p text:style-name="P1"><text:span text:style-name="Strong_20_Emphasis"><text:span text:style-name="T1"/></text:span></text:p>
      <text:p text:style-name="P1"><text:span text:style-name="Strong_20_Emphasis"><text:span text:style-name="T1">Geometric Interpretation: Both Geometric Bayesianism and "Visual Complex Analysis" emphasize the importance of geometric </text:span></text:span><text:soft-page-break/><text:span text:style-name="Strong_20_Emphasis"><text:span text:style-name="T1">interpretation. Geometric Bayesianism interprets probability distributions in a vector space, measuring angles to quantify differences. Similarly, Needham's book employs geometry to explain complex analysis concepts intuitively.</text:span></text:span></text:p>
      <text:p text:style-name="P1"><text:span text:style-name="Strong_20_Emphasis"><text:span text:style-name="T1"/></text:span></text:p>
      <text:p text:style-name="P1"><text:span text:style-name="Strong_20_Emphasis"><text:span text:style-name="T1">Certainly, here are some of the interconnections </text:span></text:span><text:soft-page-break/><text:span text:style-name="Strong_20_Emphasis"><text:span text:style-name="T1">between the topics of diachronic reverse mathematics, Geometric Bayesianism, and Tristan Needham's "Visual Complex Analysi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corporating Needham's insights into our essay bridges the gap between </text:span></text:span><text:soft-page-break/><text:span text:style-name="Strong_20_Emphasis"><text:span text:style-name="T1">geometric interpretations, complex analysis, and the historical evolution of mathematical ideas. This convergence encapsulates the essence of diachronic reverse mathematics, revealing how visualizing concepts can lead to profound revelations and insights.</text:span></text:span></text:p>
      <text:p text:style-name="P1"><text:span text:style-name="Strong_20_Emphasis"><text:span text:style-name="T1"/></text:span></text:p>
      <text:p text:style-name="P1"><text:soft-page-break/><text:span text:style-name="Strong_20_Emphasis"><text:span text:style-name="T1">Needham's book aligns with the essence of Geometric Bayesianism, which interprets probability distributions geometrically. His use of diagrams and visual explanations resonates with the notion of compatibility, where angles between distributions represent their alignment. This </text:span></text:span><text:soft-page-break/><text:span text:style-name="Strong_20_Emphasis"><text:span text:style-name="T1">connection underscores the power of visualization in understanding abstract concepts and tracking their development over time.</text:span></text:span></text:p>
      <text:p text:style-name="P1"><text:span text:style-name="Strong_20_Emphasis"><text:span text:style-name="T1"/></text:span></text:p>
      <text:p text:style-name="P1"><text:span text:style-name="Strong_20_Emphasis"><text:span text:style-name="T1">As we trace the evolution of Geometric Bayesianism and its connections to diachronic reverse mathematics, </text:span></text:span><text:soft-page-break/><text:span text:style-name="Strong_20_Emphasis"><text:span text:style-name="T1">the inclusion of Needham's work becomes pivotal. Just as Needham employs geometry to unveil the intricate layers of complex analysis, we unravel the historical layers of mathematical axioms and concepts. Both endeavors share the common thread of utilizing visualization </text:span></text:span><text:soft-page-break/><text:span text:style-name="Strong_20_Emphasis"><text:span text:style-name="T1">and geometry to foster deeper understanding.</text:span></text:span></text:p>
      <text:p text:style-name="P1"><text:span text:style-name="Strong_20_Emphasis"><text:span text:style-name="T1"/></text:span></text:p>
      <text:p text:style-name="P1"><text:span text:style-name="Strong_20_Emphasis"><text:span text:style-name="T1">"Visual Complex Analysis" by Tristan Needham offers a groundbreaking perspective on complex analysis, presenting complex concepts through a geometric lens rather than relying solely on calculations. Needham's approach resonates with </text:span></text:span><text:soft-page-break/><text:span text:style-name="Strong_20_Emphasis"><text:span text:style-name="T1">the essence of diachronic reverse mathematics, where the historical development of axioms is illuminated by exploring the geometric and conceptual aspects of mathematical idea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Incorporating Needham's visual approach into our essay would highlight the parallelism between his methods and the journey of diachronic reverse mathematics. This convergence showcases the universality of using visualizations to illuminate complex concepts and to chart the </text:span></text:span><text:soft-page-break/><text:span text:style-name="Strong_20_Emphasis"><text:span text:style-name="T1">evolution of foundational ideas.</text:span></text:span></text:p>
      <text:p text:style-name="P1"><text:span text:style-name="Strong_20_Emphasis"><text:span text:style-name="T1"/></text:span></text:p>
      <text:p text:style-name="P1"><text:span text:style-name="Strong_20_Emphasis"><text:span text:style-name="T1">As we trace the historical evolution of axioms and mathematical ideas, Needham's work provides a powerful example of how visualizations and geometric insights can enhance our understanding. Just as </text:span></text:span><text:soft-page-break/><text:span text:style-name="Strong_20_Emphasis"><text:span text:style-name="T1">diachronic reverse mathematics seeks to reveal the development of necessary conditions over time, "Visual Complex Analysis" uncovers the deeper layers of complex mathematics through visual and geometrical explorations.</text:span></text:span></text:p>
      <text:p text:style-name="P1"><text:span text:style-name="Strong_20_Emphasis"><text:span text:style-name="T1"/></text:span></text:p>
      <text:p text:style-name="P1"><text:soft-page-break/><text:span text:style-name="Strong_20_Emphasis"><text:span text:style-name="T1">Needham's "Visual Complex Analysis" offers a unique perspective on complex numbers, functions, and their interactions. The use of diagrams and geometric representations helps demystify complex concepts and allows for intuitive comprehension. This mirrors the essence of Geometric Bayesianism, </text:span></text:span><text:soft-page-break/><text:span text:style-name="Strong_20_Emphasis"><text:span text:style-name="T1">where probability distributions are transformed into tangible entities through geometric interpretations.</text:span></text:span></text:p>
      <text:p text:style-name="P1"><text:span text:style-name="Strong_20_Emphasis"><text:span text:style-name="T1"/></text:span></text:p>
      <text:p text:style-name="P1"><text:span text:style-name="Strong_20_Emphasis"><text:span text:style-name="T1">Indeed, the inclusion of Tristan Needham's work on visual complex analysis would greatly enrich our exploration of diachronic reverse mathematics and </text:span></text:span><text:soft-page-break/><text:span text:style-name="Strong_20_Emphasis"><text:span text:style-name="T1">its connections to Geometric Bayesianism. Needham's approach to visualizing complex concepts through diagrams and geometric interpretations aligns with the essence of diachronic reverse mathematics, which seeks to unravel the historical evolution of axioms while </text:span></text:span><text:soft-page-break/><text:span text:style-name="Strong_20_Emphasis"><text:span text:style-name="T1">employing a visual and conceptual framework.</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conclusion, the journey of diachronic reverse mathematics unfolds as a profound exploration of intellectual evolution. This approach, paralleled </text:span></text:span><text:soft-page-break/><text:span text:style-name="Strong_20_Emphasis"><text:span text:style-name="T1">in the works of Barbour and the emergence of Geometric Bayesianism, emphasizes the dynamic nature of axiomatic development and the transformation of ideas over time. As we trace the threads of history and traverse the intricate tapestry of mathematics and science, we gain insights into the </text:span></text:span><text:soft-page-break/><text:span text:style-name="Strong_20_Emphasis"><text:span text:style-name="T1">profound interplay between our evolving comprehension and the foundations of our universe.</text:span></text:span></text:p>
      <text:p text:style-name="P1"><text:span text:style-name="Strong_20_Emphasis"><text:span text:style-name="T1"/></text:span></text:p>
      <text:p text:style-name="P1"><text:span text:style-name="Strong_20_Emphasis"><text:span text:style-name="T1">The essence of diachronic reverse mathematics and Geometric Bayesianism converge as we consider the emergence of new axioms over time. Much </text:span></text:span><text:soft-page-break/><text:span text:style-name="Strong_20_Emphasis"><text:span text:style-name="T1">like Barbour's journey through the dynamics of space and time, the exploration of probability, category theory, vector calculus, and other mathematical disciplines leads to the evolution of axioms that better capture the complexities of the universe.</text:span></text:span></text:p>
      <text:p text:style-name="P1"><text:span text:style-name="Strong_20_Emphasis"><text:span text:style-name="T1"/></text:span></text:p>
      <text:p text:style-name="P1"><text:soft-page-break/><text:span text:style-name="Strong_20_Emphasis"><text:span text:style-name="T1">Geometric Bayesianism, a recent innovation in Bayesian inference, provides a compelling example of diachronic reverse mathematics in action. The approach seeks to bridge the gap between statistics and geometry, presenting probability distributions as vectors in a vector space. This geometric </text:span></text:span><text:soft-page-break/><text:span text:style-name="Strong_20_Emphasis"><text:span text:style-name="T1">interpretation allows for the calculation of angles between distributions, unveiling the degrees of difference or alignment between them. Just as Barbour's work traced the progression from absolute to relative concepts, Geometric Bayesianism traces the evolution from abstract </text:span></text:span><text:soft-page-break/><text:span text:style-name="Strong_20_Emphasis"><text:span text:style-name="T1">distributions to tangible geometric entities.</text:span></text:span></text:p>
      <text:p text:style-name="P1"><text:span text:style-name="Strong_20_Emphasis"><text:span text:style-name="T1"/></text:span></text:p>
      <text:p text:style-name="P1"><text:span text:style-name="Strong_20_Emphasis"><text:span text:style-name="T1">Julian B. Barbour's seminal work, "The Discovery of Dynamics: A Study from a Machian Point of View of the Discovery and the Structure of Dynamical Theories," serves as a testament to the diachronic nature of </text:span></text:span><text:soft-page-break/><text:span text:style-name="Strong_20_Emphasis"><text:span text:style-name="T1">mathematical and scientific exploration. Barbour's exploration of dynamics, space, time, and motion parallels the process of diachronic reverse mathematics, as he navigates from the absoluteness of Newtonian dynamics to the relativity of Einstein's theories. This evolution mirrors the </text:span></text:span><text:soft-page-break/><text:span text:style-name="Strong_20_Emphasis"><text:span text:style-name="T1">shifting axiomatic landscape that diachronic reverse mathematics seeks to unveil.</text:span></text:span></text:p>
      <text:p text:style-name="P1"><text:span text:style-name="Strong_20_Emphasis"><text:span text:style-name="T1"/></text:span></text:p>
      <text:p text:style-name="P1"><text:span text:style-name="Strong_20_Emphasis"><text:span text:style-name="T1">At the heart of this exploration lies the realization that the path of discovery is not linear but rather a dynamic interplay between philosophy, mathematics, and the unfolding </text:span></text:span><text:soft-page-break/><text:span text:style-name="Strong_20_Emphasis"><text:span text:style-name="T1">universe. Much like the reverse mathematics method, which extracts axioms from theorems, diachronic reverse mathematics unearths the evolution of necessary axioms over time, sculpting out the underlying conditions that enable our evolving understanding.</text:span></text:span></text:p>
      <text:p text:style-name="P1"><text:span text:style-name="Strong_20_Emphasis"><text:span text:style-name="T1"/></text:span></text:p>
      <text:p text:style-name="P1"><text:soft-page-break/><text:span text:style-name="Strong_20_Emphasis"><text:span text:style-name="T1">The landscape of Bayesian inference is a realm of ever-shifting paradigms and evolving axioms. As our understanding of probability, data analysis, and mathematical frameworks deepens, so too does the need to unravel the journey of foundational ideas. The concept of "diachronic </text:span></text:span><text:soft-page-break/><text:span text:style-name="Strong_20_Emphasis"><text:span text:style-name="T1">reverse mathematics" emerges as a beacon, guiding us through the historical tapestry of axiomatic development, just as it does with the unfolding of scientific theories and mathematical concepts.</text:span></text:span></text:p>
      <text:p text:style-name="P1"><text:span text:style-name="Strong_20_Emphasis"><text:span text:style-name="T1"/></text:span></text:p>
      <text:p text:style-name="P1"><text:span text:style-name="Strong_20_Emphasis"><text:span text:style-name="T1">"Tracing the Evolution of Geometric Bayesianism: </text:span></text:span><text:soft-page-break/><text:span text:style-name="Strong_20_Emphasis"><text:span text:style-name="T1">Unveiling Axiomatic Development Over Tim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sum, diachronic reverse mathematics encapsulates the essence of tracing the evolution of axioms over time, uncovering the progression of ideas and </text:span></text:span><text:soft-page-break/><text:span text:style-name="Strong_20_Emphasis"><text:span text:style-name="T1">the refinement of foundational concepts. Just as Barbour's work provides insights into the evolution of dynamics and its connection to modern research, diachronic reverse mathematics unveils the threads that bind our understanding of mathematics and science through the ages. As we traverse the </text:span></text:span><text:soft-page-break/><text:span text:style-name="Strong_20_Emphasis"><text:span text:style-name="T1">landscape of axiomatic evolution, we engage in a profound exploration of the intellectual tapestry that underpins our comprehension of the universe.</text:span></text:span></text:p>
      <text:p text:style-name="P1"><text:span text:style-name="Strong_20_Emphasis"><text:span text:style-name="T1"/></text:span></text:p>
      <text:p text:style-name="P1"><text:span text:style-name="Strong_20_Emphasis"><text:span text:style-name="T1">Furthermore, the link between diachronic reverse mathematics and "The Discovery of Dynamics" extends to the </text:span></text:span><text:soft-page-break/><text:span text:style-name="Strong_20_Emphasis"><text:span text:style-name="T1">notion of tracing the evolution of axioms across different disciplines. Just as Barbour's work touches on the influence of philosophy on dynamics, diachronic reverse mathematics illuminates how axioms evolve not only within mathematics but also across fields such as probability </text:span></text:span><text:soft-page-break/><text:span text:style-name="Strong_20_Emphasis"><text:span text:style-name="T1">theory, category theory, and vector calculus.</text:span></text:span></text:p>
      <text:p text:style-name="P1"><text:span text:style-name="Strong_20_Emphasis"><text:span text:style-name="T1"/></text:span></text:p>
      <text:p text:style-name="P1"><text:span text:style-name="Strong_20_Emphasis"><text:span text:style-name="T1">This connection extends to the essence of diachronic reverse mathematics—starting with a framework language and a core axiom system that may be insufficient to prove theorems of interest. Just as Barbour starts </text:span></text:span><text:soft-page-break/><text:span text:style-name="Strong_20_Emphasis"><text:span text:style-name="T1">with notions of space and time that evolve, the foundational concepts evolve over time as new insights are gleaned. Diachronic reverse mathematics seeks to unravel the intricate web of ideas, revealing how new axioms emerge, shaping our understanding and leading to new theorems.</text:span></text:span></text:p>
      <text:p text:style-name="P1"><text:soft-page-break/><text:span text:style-name="Strong_20_Emphasis"><text:span text:style-name="T1"/></text:span></text:p>
      <text:p text:style-name="P1"><text:span text:style-name="Strong_20_Emphasis"><text:span text:style-name="T1">Barbour's work traverses the philosophical terrain of dynamics, space, time, and motion, capturing the essence of diachronic reverse mathematics in action. As Barbour unveils the debates surrounding the nature of space and time, he embarks on a journey akin </text:span></text:span><text:soft-page-break/><text:span text:style-name="Strong_20_Emphasis"><text:span text:style-name="T1">to diachronic reverse mathematics—tracing the evolution of ideas from absolute to relative concepts. The progression of concepts from the absoluteness of Newtonian dynamics to the relativity of Einstein's general theory reflects the diachronic nature of </text:span></text:span><text:soft-page-break/><text:span text:style-name="Strong_20_Emphasis"><text:span text:style-name="T1">mathematical and scientific exploration.</text:span></text:span></text:p>
      <text:p text:style-name="P1"><text:span text:style-name="Strong_20_Emphasis"><text:span text:style-name="T1"/></text:span></text:p>
      <text:p text:style-name="P1"><text:span text:style-name="Strong_20_Emphasis"><text:span text:style-name="T1">At the heart of diachronic reverse mathematics lies the recognition that as our comprehension deepens, so does the refinement of the axioms that underpin our understanding. The journey through history </text:span></text:span><text:soft-page-break/><text:span text:style-name="Strong_20_Emphasis"><text:span text:style-name="T1">reveals the ebb and flow of ideas, the shifting paradigms, and the intricate dance between foundational concepts. In this exploration, we draw parallels to Julian B. Barbour's pioneering work, "The Discovery of Dynamics: A Study from a Machian Point of View of the Discovery and the </text:span></text:span><text:soft-page-break/><text:span text:style-name="Strong_20_Emphasis"><text:span text:style-name="T1">Structure of Dynamical Theories."</text:span></text:span></text:p>
      <text:p text:style-name="P1"><text:span text:style-name="Strong_20_Emphasis"><text:span text:style-name="T1"/></text:span></text:p>
      <text:p text:style-name="P1"><text:span text:style-name="Strong_20_Emphasis"><text:span text:style-name="T1">The study of mathematics and the sciences is an ever-evolving pursuit, where ideas and axioms develop over time, intertwining to form the foundation of our understanding. Just as reverse mathematics seeks to </text:span></text:span><text:soft-page-break/><text:span text:style-name="Strong_20_Emphasis"><text:span text:style-name="T1">uncover the necessary axioms from theorems, the concept of "diachronic reverse mathematics" delves into the historical evolution of these axioms, tracing their development through the annals of time. This unique approach parallels the process of sculpting out necessary conditions from </text:span></text:span><text:soft-page-break/><text:span text:style-name="Strong_20_Emphasis"><text:span text:style-name="T1">sufficient ones, shedding light on the intricate interplay between philosophy, mathematics, and scientific discovery.</text:span></text:span></text:p>
      <text:p text:style-name="P1"><text:span text:style-name="Strong_20_Emphasis"><text:span text:style-name="T1"/></text:span></text:p>
      <text:p text:style-name="P1"><text:span text:style-name="Strong_20_Emphasis"><text:span text:style-name="T1">"Diachronic Reverse Mathematics: Tracing Axiomatic Evolution through Tim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Barbour's book embodies the spirit of diachronic reverse mathematics, as it intricately traces the evolution of ideas and axioms over time. It exemplifies the intricate dance between philosophical inquiry and scientific progress, where fundamental concepts evolve, </text:span></text:span><text:soft-page-break/><text:span text:style-name="Strong_20_Emphasis"><text:span text:style-name="T1">intertwine, and yield insights that shape our understanding of the universe. "The Discovery of Dynamics" invites readers on a journey through centuries of thought, challenging conventional notions and guiding us toward a deeper comprehension of the nature of reality itself.</text:span></text:span></text:p>
      <text:p text:style-name="P1"><text:soft-page-break/><text:span text:style-name="Strong_20_Emphasis"><text:span text:style-name="T1"/></text:span></text:p>
      <text:p text:style-name="P1"><text:span text:style-name="Strong_20_Emphasis"><text:span text:style-name="T1">Originally published as "Absolute or Relative Motion?, Vol. 1: The Discovery of Dynamics" (Cambridge), this work provides the foundation for Barbour's subsequent publication, "The End of Time." In "The End of Time," Barbour asserts that time fades away from the </text:span></text:span><text:soft-page-break/><text:span text:style-name="Strong_20_Emphasis"><text:span text:style-name="T1">description of the quantum universe, offering a thought-provoking perspective that complements his exploration of dynamics' discovery and structure.</text:span></text:span></text:p>
      <text:p text:style-name="P1"><text:span text:style-name="Strong_20_Emphasis"><text:span text:style-name="T1"/></text:span></text:p>
      <text:p text:style-name="P1"><text:span text:style-name="Strong_20_Emphasis"><text:span text:style-name="T1">As a leading authority on Mach's Principle, Barbour crafts an original account that unfolds the evolution of notions </text:span></text:span><text:soft-page-break/><text:span text:style-name="Strong_20_Emphasis"><text:span text:style-name="T1">surrounding space, time, and motion. The book stands as a comprehensive record of the astronomical investigations that culminated in Kepler's laws of planetary motion and the development of dynamics by luminaries such as Galileo, Descartes, Huygens, and Newton.</text:span></text:span></text:p>
      <text:p text:style-name="P1"><text:soft-page-break/><text:span text:style-name="Strong_20_Emphasis"><text:span text:style-name="T1"/></text:span></text:p>
      <text:p text:style-name="P1"><text:span text:style-name="Strong_20_Emphasis"><text:span text:style-name="T1">Barbour's work probes deeply into the dichotomy of absolute and relative motion, a central philosophical theme, and the perennial fascination with the nature of time. This exploration is intricately tied to modern research's cutting edge, particularly in the quest </text:span></text:span><text:soft-page-break/><text:span text:style-name="Strong_20_Emphasis"><text:span text:style-name="T1">for a quantum description of the entire universe.</text:span></text:span></text:p>
      <text:p text:style-name="P1"><text:span text:style-name="Strong_20_Emphasis"><text:span text:style-name="T1"/></text:span></text:p>
      <text:p text:style-name="P1"><text:span text:style-name="Strong_20_Emphasis"><text:span text:style-name="T1">From the inception of Newtonian dynamics, questions about the essence of space and time have ignited controversies. Is space and time absolute, forming an unchanging backdrop for the universe? Or are they </text:span></text:span><text:soft-page-break/><text:span text:style-name="Strong_20_Emphasis"><text:span text:style-name="T1">relative, dynamically intertwined with the motion of celestial bodies? Ernst Mach's suggestion that Newton's framework could arise from the influence of the universe itself added another layer of complexity to the discussion. Einstein's general theory of relativity aimed to </text:span></text:span><text:soft-page-break/><text:span text:style-name="Strong_20_Emphasis"><text:span text:style-name="T1">embody Mach's Principle, but the extent of its success remains a subject of debate.</text:span></text:span></text:p>
      <text:p text:style-name="P1"><text:span text:style-name="Strong_20_Emphasis"><text:span text:style-name="T1"/></text:span></text:p>
      <text:p text:style-name="P1"><text:span text:style-name="Strong_20_Emphasis"><text:span text:style-name="T1">"The Discovery of Dynamics: A Study from a Machian Point of View of the Discovery and the Structure of Dynamical Theories" by Julian B. Barbour delves into the captivating journey of </text:span></text:span><text:soft-page-break/><text:span text:style-name="Strong_20_Emphasis"><text:span text:style-name="T1">exploring the foundations of dynamics, space, time, and motion. As a pioneering work, Barbour's book illuminates the ongoing debate surrounding the nature of these fundamental concepts, shedding light on the intricate interplay between philosophical </text:span></text:span><text:soft-page-break/><text:span text:style-name="Strong_20_Emphasis"><text:span text:style-name="T1">inquiry and scientific advancement.</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Barbour's contributions demonstrate the profound connections between philosophy, mathematics, and physics. His ideas remind us of the intricate interplay </text:span></text:span><text:soft-page-break/><text:span text:style-name="Strong_20_Emphasis"><text:span text:style-name="T1">between the evolution of axiomatic systems, the development of mathematical thought, and the ongoing quest to understand the fundamental nature of reality. As we explore the historical roots of these concepts, we gain insight into the profound journey of human knowledge and the quest </text:span></text:span><text:soft-page-break/><text:span text:style-name="Strong_20_Emphasis"><text:span text:style-name="T1">to unveil the mysteries of the universe.</text:span></text:span></text:p>
      <text:p text:style-name="P1"><text:span text:style-name="Strong_20_Emphasis"><text:span text:style-name="T1"/></text:span></text:p>
      <text:p text:style-name="P1"><text:span text:style-name="Strong_20_Emphasis"><text:span text:style-name="T1">Barbour's work often intersects with the historical development of ideas, revealing the evolution of mathematical and physical concepts. He delves into the foundational aspects of physics and strives to uncover the underlying </text:span></text:span><text:soft-page-break/><text:span text:style-name="Strong_20_Emphasis"><text:span text:style-name="T1">principles that govern our understanding of the universe. While not directly labeled as "Diachronic Reverse Mathematics," his explorations exemplify the spirit of tracing the development of fundamental concepts and axioms across history.</text:span></text:span></text:p>
      <text:p text:style-name="P1"><text:span text:style-name="Strong_20_Emphasis"><text:span text:style-name="T1"/></text:span></text:p>
      <text:p text:style-name="P1"><text:soft-page-break/><text:span text:style-name="Strong_20_Emphasis"><text:span text:style-name="T1">Barbour's book "The End of Time: The Next Revolution in Physics" delves into the nature of time and the relationship between time and physical laws. He challenges traditional notions of time as an independent entity and proposes a relational view of time, where time is emergent from the </text:span></text:span><text:soft-page-break/><text:span text:style-name="Strong_20_Emphasis"><text:span text:style-name="T1">relationships between events. This notion aligns with the idea of tracing the evolution of concepts and axioms over time, highlighting the interconnectedness of ideas.</text:span></text:span></text:p>
      <text:p text:style-name="P1"><text:span text:style-name="Strong_20_Emphasis"><text:span text:style-name="T1"/></text:span></text:p>
      <text:p text:style-name="P1"><text:span text:style-name="Strong_20_Emphasis"><text:span text:style-name="T1">Indeed, Julian Barbour is known for his work that touches on concepts related to Diachronic </text:span></text:span><text:soft-page-break/><text:span text:style-name="Strong_20_Emphasis"><text:span text:style-name="T1">Reverse Mathematics, although the term itself may not have been explicitly used in his writings. Julian Barbour, a physicist and author, has explored ideas that bridge the realms of physics, mathematics, and philosophy. His contributions resonate with the essence of </text:span></text:span><text:soft-page-break/><text:span text:style-name="Strong_20_Emphasis"><text:span text:style-name="T1">tracing axioms and concepts over tim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tracing this evolution, we recognize the threads of continuity that bind centuries of mathematical thought. The concept of Diachronic Reverse Mathematics </text:span></text:span><text:soft-page-break/><text:span text:style-name="Strong_20_Emphasis"><text:span text:style-name="T1">serves as a lens that allows us to perceive the progression of ideas, the integration of disciplines, and the profound impact of historical insights on contemporary understanding. As we navigate the intricate tapestry of intellectual history, we uncover the rich interplay between axioms, theories, and the </text:span></text:span><text:soft-page-break/><text:span text:style-name="Strong_20_Emphasis"><text:span text:style-name="T1">evolution of human knowledge.</text:span></text:span></text:p>
      <text:p text:style-name="P1"><text:span text:style-name="Strong_20_Emphasis"><text:span text:style-name="T1"/></text:span></text:p>
      <text:p text:style-name="P1"><text:span text:style-name="Strong_20_Emphasis"><text:span text:style-name="T1">Today, Diachronic Reverse Mathematics continues to evolve, driven by technological advancements and interdisciplinary collaborations. Mathematicians, philosophers, and researchers across </text:span></text:span><text:soft-page-break/><text:span text:style-name="Strong_20_Emphasis"><text:span text:style-name="T1">diverse fields engage in the exploration of how the evolution of axiomatic systems impacts modern mathematics, philosophy, and scientific inquiry.</text:span></text:span></text:p>
      <text:p text:style-name="P1"><text:span text:style-name="Strong_20_Emphasis"><text:span text:style-name="T1">Contemporary Explorations:</text:span></text:span></text:p>
      <text:p text:style-name="P1"><text:span text:style-name="Strong_20_Emphasis"><text:span text:style-name="T1"/></text:span></text:p>
      <text:p text:style-name="P1"><text:span text:style-name="Strong_20_Emphasis"><text:span text:style-name="T1">The late 20th century witnessed the integration of these ideas into a </text:span></text:span><text:soft-page-break/><text:span text:style-name="Strong_20_Emphasis"><text:span text:style-name="T1">unified framework known as "Diachronic Reverse Mathematics." This synthesis involved exploring the historical evolution of axiomatic systems, understanding the interplay between probability, category theory, and vector calculus, and uncovering their deep connections </text:span></text:span><text:soft-page-break/><text:span text:style-name="Strong_20_Emphasis"><text:span text:style-name="T1">with geometric Bayesianism.</text:span></text:span></text:p>
      <text:p text:style-name="P1"><text:span text:style-name="Strong_20_Emphasis"><text:span text:style-name="T1">Integration and Synthesis:</text:span></text:span></text:p>
      <text:p text:style-name="P1"><text:span text:style-name="Strong_20_Emphasis"><text:span text:style-name="T1"/></text:span></text:p>
      <text:p text:style-name="P1"><text:span text:style-name="Strong_20_Emphasis"><text:span text:style-name="T1">Category theory, a branch of mathematics concerned with abstract relationships between mathematical structures, emerged in the mid-20th century. Samuel Eilenberg and Saunders Mac Lane's foundational </text:span></text:span><text:soft-page-break/><text:span text:style-name="Strong_20_Emphasis"><text:span text:style-name="T1">work on category theory provided a new lens through which to view mathematical concepts and relationships, influencing fields ranging from algebra to logic.</text:span></text:span></text:p>
      <text:p text:style-name="P1"><text:span text:style-name="Strong_20_Emphasis"><text:span text:style-name="T1">Category Theory's Emergence:</text:span></text:span></text:p>
      <text:p text:style-name="P1"><text:span text:style-name="Strong_20_Emphasis"><text:span text:style-name="T1"/></text:span></text:p>
      <text:p text:style-name="P1"><text:span text:style-name="Strong_20_Emphasis"><text:span text:style-name="T1">The 18th and 19th centuries saw the </text:span></text:span><text:soft-page-break/><text:span text:style-name="Strong_20_Emphasis"><text:span text:style-name="T1">development of vector calculus, driven by the works of mathematicians like Gauss, Green, and Stokes. The integration of calculus with vector algebra paved the way for the mathematical tools necessary for modern geometric interpretations.</text:span></text:span></text:p>
      <text:p text:style-name="P1"><text:span text:style-name="Strong_20_Emphasis"><text:span text:style-name="T1">Foundations of Vector Calculus:</text:span></text:span></text:p>
      <text:p text:style-name="P1"><text:soft-page-break/><text:span text:style-name="Strong_20_Emphasis"><text:span text:style-name="T1"/></text:span></text:p>
      <text:p text:style-name="P1"><text:span text:style-name="Strong_20_Emphasis"><text:span text:style-name="T1">The Enlightenment era ushered in a period of philosophical inquiry into the nature of probability and the role of axioms. The works of thinkers like Laplace and Bayes introduced notions of subjective probability and Bayesian inference, intertwining probability with philosophical </text:span></text:span><text:soft-page-break/><text:span text:style-name="Strong_20_Emphasis"><text:span text:style-name="T1">reflections on human belief and uncertainty.</text:span></text:span></text:p>
      <text:p text:style-name="P1"><text:span text:style-name="Strong_20_Emphasis"><text:span text:style-name="T1">Philosophical Insights:</text:span></text:span></text:p>
      <text:p text:style-name="P1"><text:span text:style-name="Strong_20_Emphasis"><text:span text:style-name="T1"/></text:span></text:p>
      <text:p text:style-name="P1"><text:span text:style-name="Strong_20_Emphasis"><text:span text:style-name="T1">The 17th century marked a turning point with the birth of probability theory. Blaise Pascal and Pierre de Fermat engaged in correspondence that laid the foundation for the modern theory of </text:span></text:span><text:soft-page-break/><text:span text:style-name="Strong_20_Emphasis"><text:span text:style-name="T1">probability. This period also saw the emergence of the concept of expected value, providing a bridge between probability and mathematics.</text:span></text:span></text:p>
      <text:p text:style-name="P1"><text:span text:style-name="Strong_20_Emphasis"><text:span text:style-name="T1">Birth of Probability Theory:</text:span></text:span></text:p>
      <text:p text:style-name="P1"><text:span text:style-name="Strong_20_Emphasis"><text:span text:style-name="T1"/></text:span></text:p>
      <text:p text:style-name="P1"><text:span text:style-name="Strong_20_Emphasis"><text:span text:style-name="T1">The Renaissance period witnessed a shift towards rigor and </text:span></text:span><text:soft-page-break/><text:span text:style-name="Strong_20_Emphasis"><text:span text:style-name="T1">systematization. The works of thinkers like Descartes, Fermat, and Pascal established the groundwork for analytical geometry and probability theory. The idea of axiomatic systems gained prominence, with mathematicians seeking to derive complex results from a set of foundational axioms.</text:span></text:span></text:p>
      <text:p text:style-name="P1"><text:soft-page-break/><text:span text:style-name="Strong_20_Emphasis"><text:span text:style-name="T1">Emergence of Axiomatic Systems:</text:span></text:span></text:p>
      <text:p text:style-name="P1"><text:span text:style-name="Strong_20_Emphasis"><text:span text:style-name="T1"/></text:span></text:p>
      <text:p text:style-name="P1"><text:span text:style-name="Strong_20_Emphasis"><text:span text:style-name="T1">The seeds of Diachronic Reverse Mathematics can be traced back to ancient civilizations where mathematical thinking was intertwined with philosophical inquiries. From the geometric insights of Euclid in ancient Greece to the </text:span></text:span><text:soft-page-break/><text:span text:style-name="Strong_20_Emphasis"><text:span text:style-name="T1">numerological musings of ancient India and the algebraic contributions of Islamic scholars, the foundations of mathematical thought were being laid.</text:span></text:span></text:p>
      <text:p text:style-name="P1"><text:span text:style-name="Strong_20_Emphasis"><text:span text:style-name="T1">Ancient Roots:</text:span></text:span></text:p>
      <text:p text:style-name="P1"><text:span text:style-name="Strong_20_Emphasis"><text:span text:style-name="T1"/></text:span></text:p>
      <text:p text:style-name="P1"><text:span text:style-name="Strong_20_Emphasis"><text:span text:style-name="T1">The evolution of ideas underlying Diachronic Reverse Mathematics is a tale that weaves </text:span></text:span><text:soft-page-break/><text:span text:style-name="Strong_20_Emphasis"><text:span text:style-name="T1">together the threads of history, mathematics, and philosophy. It is a journey that traverses centuries, cultures, and disciplines, revealing the gradual emergence of the concept's core tenet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Join us as we journey through time, tracing the footprints of foundational axioms, unearthing hidden connections, and discovering the profound interplay between the past and the present. In the realm of Diachronic Reverse Mathematics, history becomes a canvas on which the </text:span></text:span><text:soft-page-break/><text:span text:style-name="Strong_20_Emphasis"><text:span text:style-name="T1">brushstrokes of axioms paint a picture of continuity, transformation, and enduring mathematical beauty.</text:span></text:span></text:p>
      <text:p text:style-name="P1"><text:span text:style-name="Strong_20_Emphasis"><text:span text:style-name="T1"/></text:span></text:p>
      <text:p text:style-name="P1"><text:span text:style-name="Strong_20_Emphasis"><text:span text:style-name="T1">As we embark on this intellectual odyssey, we delve into the annals of history to trace the roots of probability theory, category theory, </text:span></text:span><text:soft-page-break/><text:span text:style-name="Strong_20_Emphasis"><text:span text:style-name="T1">and vector calculus. With each step, we witness how these fields, seemingly distinct, intertwine to form the intricate tapestry of geometric Bayesianism. By diachronically reverse-engineering the emergence of geometric Bayesianism, we gain a newfound appreciation for the universal </text:span></text:span><text:soft-page-break/><text:span text:style-name="Strong_20_Emphasis"><text:span text:style-name="T1">threads that bind mathematical disciplines.</text:span></text:span></text:p>
      <text:p text:style-name="P1"><text:span text:style-name="Strong_20_Emphasis"><text:span text:style-name="T1"/></text:span></text:p>
      <text:p text:style-name="P1"><text:span text:style-name="Strong_20_Emphasis"><text:span text:style-name="T1">Intriguingly, Diachronic Reverse Mathematics intersects with realms beyond the mathematical sphere. Just as minimal gene sets encapsulate the fundamental genetic components necessary for the survival of an organism, our exploration </text:span></text:span><text:soft-page-break/><text:span text:style-name="Strong_20_Emphasis"><text:span text:style-name="T1">uncovers the minimal axioms essential for the survival of mathematical theories. The parallels between the genetic blueprint of life and the axiomatic framework of mathematics beckon us to ponder whether there exist inherent principles governing the emergence and </text:span></text:span><text:soft-page-break/><text:span text:style-name="Strong_20_Emphasis"><text:span text:style-name="T1">persistence of structured systems.</text:span></text:span></text:p>
      <text:p text:style-name="P1"><text:span text:style-name="Strong_20_Emphasis"><text:span text:style-name="T1"/></text:span></text:p>
      <text:p text:style-name="P1"><text:span text:style-name="Strong_20_Emphasis"><text:span text:style-name="T1">Central to this exploration is the concept of "minimal spanning dictionary," a metaphorical toolkit that encapsulates the core axioms necessary to construct entire mathematical landscapes. Just as a minimal spanning </text:span></text:span><text:soft-page-break/><text:span text:style-name="Strong_20_Emphasis"><text:span text:style-name="T1">dictionary encompasses the essential words needed to communicate ideas fluently, these axiomatic dictionaries serve as the linguistic foundation for mathematical discourse. As we journey through time, we witness the evolution of these dictionaries, observing how mathematical </text:span></text:span><text:soft-page-break/><text:span text:style-name="Strong_20_Emphasis"><text:span text:style-name="T1">languages have morphed, merged, and evolved.</text:span></text:span></text:p>
      <text:p text:style-name="P1"><text:span text:style-name="Strong_20_Emphasis"><text:span text:style-name="T1"/></text:span></text:p>
      <text:p text:style-name="P1"><text:span text:style-name="Strong_20_Emphasis"><text:span text:style-name="T1">At its heart, Diachronic Reverse Mathematics is a quest to uncover the historical development and transformation of mathematical principles. It endeavors to go beyond the conventional narrative of mathematical progression </text:span></text:span><text:soft-page-break/><text:span text:style-name="Strong_20_Emphasis"><text:span text:style-name="T1">by untangling the intricate web of axioms and tracing their migration across eras, cultures, and disciplines. Just as the study of genealogy illuminates the historical roots of families, Diachronic Reverse Mathematics seeks to unearth the genealogy of axiomatic systems, tracing their </text:span></text:span><text:soft-page-break/><text:span text:style-name="Strong_20_Emphasis"><text:span text:style-name="T1">lineages from antiquity to modernity.</text:span></text:span></text:p>
      <text:p text:style-name="P1"><text:span text:style-name="Strong_20_Emphasis"><text:span text:style-name="T1"/></text:span></text:p>
      <text:p text:style-name="P1"><text:span text:style-name="Strong_20_Emphasis"><text:span text:style-name="T1">In the intricate tapestry of mathematical exploration, the journey from axioms to theorems has often been a one-way street, a path leading from foundational principles to the emergence of complex mathematical </text:span></text:span><text:soft-page-break/><text:span text:style-name="Strong_20_Emphasis"><text:span text:style-name="T1">structures. Yet, as the frontiers of knowledge expand, so does our fascination with understanding the origins and evolution of these foundational threads. Enter the realm of "Diachronic Reverse Mathematics," a captivating voyage that embarks on the fascinating endeavor of </text:span></text:span><text:soft-page-break/><text:span text:style-name="Strong_20_Emphasis"><text:span text:style-name="T1">tracing the basic axioms across time, unraveling their significance in shaping the mathematical landscape and discovering their profound connections with seemingly disparate domains.</text:span></text:span></text:p>
      <text:p text:style-name="P1"><text:span text:style-name="Strong_20_Emphasis"><text:span text:style-name="T1"/></text:span></text:p>
      <text:p text:style-name="P1"><text:span text:style-name="Strong_20_Emphasis"><text:span text:style-name="T1">"Diachronic Reverse Mathematics: Tracing </text:span></text:span><text:soft-page-break/><text:span text:style-name="Strong_20_Emphasis"><text:span text:style-name="T1">Foundational Threads Across Tim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Absolutely, your observation is spot-on! In a way, our discussion has been reminiscent of reverse mathematics applied to the exploration of geometric </text:span></text:span><text:soft-page-break/><text:span text:style-name="Strong_20_Emphasis"><text:span text:style-name="T1">Bayesianism. We've been breaking down the components of probability theory, category theory, and vector calculus to understand the essential axioms, concepts, and relationships that underlie the framework of geometric Bayesianism. Just as reverse mathematics seeks to </text:span></text:span><text:soft-page-break/><text:span text:style-name="Strong_20_Emphasis"><text:span text:style-name="T1">uncover the minimal axioms required to prove theorems, we've been delving into the foundational elements of various fields to gain a comprehensive understanding of the connections and principles that give rise to geometric Bayesianism. This process of exploring the underlying </text:span></text:span><text:soft-page-break/><text:span text:style-name="Strong_20_Emphasis"><text:span text:style-name="T1">structure and relationships mirrors the essence of reverse mathematics, where we "sculpt out" necessary conditions from sufficient one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summary, reverse mathematics offers a </text:span></text:span><text:soft-page-break/><text:span text:style-name="Strong_20_Emphasis"><text:span text:style-name="T1">systematic way to analyze the axiomatic requirements for proving theorems, highlighting the connections between foundational components and broader mathematical structures. This approach finds parallels with the concepts we've discussed, emphasizing the pursuit of minimalism, foundational </text:span></text:span><text:soft-page-break/><text:span text:style-name="Strong_20_Emphasis"><text:span text:style-name="T1">relationships, and essential conditions.</text:span></text:span></text:p>
      <text:p text:style-name="P1"><text:span text:style-name="Strong_20_Emphasis"><text:span text:style-name="T1"/></text:span></text:p>
      <text:p text:style-name="P1"><text:span text:style-name="Strong_20_Emphasis"><text:span text:style-name="T1">Mathematical Simplices: Reverse mathematics is about breaking down complex theorems into their essential axiomatic components. This aligns with the role of mathematical simplices as foundational geometric objects that form the </text:span></text:span><text:soft-page-break/><text:span text:style-name="Strong_20_Emphasis"><text:span text:style-name="T1">building blocks of more complex geometries.</text:span></text:span></text:p>
      <text:p text:style-name="P1"><text:span text:style-name="Strong_20_Emphasis"><text:span text:style-name="T1"/></text:span></text:p>
      <text:p text:style-name="P1"><text:span text:style-name="Strong_20_Emphasis"><text:span text:style-name="T1">Implicit Use of Category Theory: While not explicitly rooted in category theory, the reverse mathematics approach shares the spirit of analyzing foundational relationships between axioms and theorems. The </text:span></text:span><text:soft-page-break/><text:span text:style-name="Strong_20_Emphasis"><text:span text:style-name="T1">process of determining the necessary axioms for specific theorems aligns with the overarching theme of uncovering fundamental connections.</text:span></text:span></text:p>
      <text:p text:style-name="P1"><text:span text:style-name="Strong_20_Emphasis"><text:span text:style-name="T1"/></text:span></text:p>
      <text:p text:style-name="P1"><text:span text:style-name="Strong_20_Emphasis"><text:span text:style-name="T1">Church-Turing Thesis: The reverse mathematics program's aim to identify the minimal axioms necessary for proving theorems resonates with </text:span></text:span><text:soft-page-break/><text:span text:style-name="Strong_20_Emphasis"><text:span text:style-name="T1">the Church-Turing thesis. Both concepts involve seeking the simplest and most foundational components needed to achieve specific mathematical or computational outcomes.</text:span></text:span></text:p>
      <text:p text:style-name="P1"><text:span text:style-name="Strong_20_Emphasis"><text:span text:style-name="T1"/></text:span></text:p>
      <text:p text:style-name="P1"><text:span text:style-name="Strong_20_Emphasis"><text:span text:style-name="T1">Functional Equivalence of Programming Paradigms: The reverse mathematics approach aligns with the </text:span></text:span><text:soft-page-break/><text:span text:style-name="Strong_20_Emphasis"><text:span text:style-name="T1">functional equivalence perspective in programming paradigms. In both cases, the focus is on finding the core axioms that underlie specific outcomes or theorems. The study of minimal axioms in reverse mathematics can be seen as analogous to finding the minimal set of operations needed to </text:span></text:span><text:soft-page-break/><text:span text:style-name="Strong_20_Emphasis"><text:span text:style-name="T1">achieve specific computations in programming.</text:span></text:span></text:p>
      <text:p text:style-name="P1"><text:span text:style-name="Strong_20_Emphasis"><text:span text:style-name="T1"/></text:span></text:p>
      <text:p text:style-name="P1"><text:span text:style-name="Strong_20_Emphasis"><text:span text:style-name="T1">Geometric Bayesianism: Geometric Bayesianism introduces a geometric perspective to Bayesian inference. Similarly, reverse mathematics "sculpts out" the necessary axioms from theorems. This </text:span></text:span><text:soft-page-break/><text:span text:style-name="Strong_20_Emphasis"><text:span text:style-name="T1">connection can be seen in the process of identifying the minimal set of axioms required to establish a given theorem.</text:span></text:span></text:p>
      <text:p text:style-name="P1"><text:span text:style-name="Strong_20_Emphasis"><text:span text:style-name="T1"/></text:span></text:p>
      <text:p text:style-name="P1"><text:span text:style-name="Strong_20_Emphasis"><text:span text:style-name="T1">Category Theory for Bayesian Learning: Just as category theory provides a way to study relationships between mathematical structures, </text:span></text:span><text:soft-page-break/><text:span text:style-name="Strong_20_Emphasis"><text:span text:style-name="T1">reverse mathematics focuses on relationships between axioms and theorems. The goal is to understand which axioms are essential to prove specific theorems, similar to how category theory highlights foundational relationships between mathematical concepts.</text:span></text:span></text:p>
      <text:p text:style-name="P1"><text:span text:style-name="Strong_20_Emphasis"><text:span text:style-name="T1"/></text:span></text:p>
      <text:p text:style-name="P1"><text:soft-page-break/><text:span text:style-name="Strong_20_Emphasis"><text:span text:style-name="T1">Reverse mathematics is a methodical approach that seeks to uncover the minimal axiomatic requirements needed to prove theorems in mathematics. Let's connect this idea to the concepts we've discussed:</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In summary, reverse mathematics provides a different perspective on the axiomatic foundations of mathematics, aligning with concepts of abstraction, minimalism, and necessary conditions that have parallels with the topics we've discussed.</text:span></text:span></text:p>
      <text:p text:style-name="P1"><text:span text:style-name="Strong_20_Emphasis"><text:span text:style-name="T1"/></text:span></text:p>
      <text:p text:style-name="P1"><text:soft-page-break/><text:span text:style-name="Strong_20_Emphasis"><text:span text:style-name="T1">Mathematical Simplices: Reverse mathematics explores the foundational axioms required to prove theorems, which can be seen as identifying the "simplest" building blocks of mathematical reasoning. This idea of breaking down complex theorems into their minimal axiomatic </text:span></text:span><text:soft-page-break/><text:span text:style-name="Strong_20_Emphasis"><text:span text:style-name="T1">components has a parallel with the role of mathematical simplices as foundational geometric objects.</text:span></text:span></text:p>
      <text:p text:style-name="P1"><text:span text:style-name="Strong_20_Emphasis"><text:span text:style-name="T1"/></text:span></text:p>
      <text:p text:style-name="P1"><text:span text:style-name="Strong_20_Emphasis"><text:span text:style-name="T1">Implicit Use of Category Theory: While reverse mathematics might not explicitly involve category theory, the concept of uncovering necessary conditions for </text:span></text:span><text:soft-page-break/><text:span text:style-name="Strong_20_Emphasis"><text:span text:style-name="T1">theorems has conceptual parallels with category theory's emphasis on relationships between mathematical objects. Both approaches involve identifying core components that contribute to broader mathematical structures.</text:span></text:span></text:p>
      <text:p text:style-name="P1"><text:span text:style-name="Strong_20_Emphasis"><text:span text:style-name="T1"/></text:span></text:p>
      <text:p text:style-name="P1"><text:span text:style-name="Strong_20_Emphasis"><text:span text:style-name="T1">Church-Turing Thesis: The reverse mathematics </text:span></text:span><text:soft-page-break/><text:span text:style-name="Strong_20_Emphasis"><text:span text:style-name="T1">program's approach to analyzing axioms resonates with the idea of finding minimal computational requirements for certain tasks, as in the Church-Turing thesis. The program's focus on identifying axioms for theorems can be seen as a quest for the minimal computational or logical </text:span></text:span><text:soft-page-break/><text:span text:style-name="Strong_20_Emphasis"><text:span text:style-name="T1">structure needed to establish those theorems.</text:span></text:span></text:p>
      <text:p text:style-name="P1"><text:span text:style-name="Strong_20_Emphasis"><text:span text:style-name="T1"/></text:span></text:p>
      <text:p text:style-name="P1"><text:span text:style-name="Strong_20_Emphasis"><text:span text:style-name="T1">Functional Equivalence of Programming Paradigms: The idea of seeking necessary conditions aligns with the functional equivalence perspective in programming paradigms. Just as different </text:span></text:span><text:soft-page-break/><text:span text:style-name="Strong_20_Emphasis"><text:span text:style-name="T1">programming paradigms can achieve the same outcome, reverse mathematics aims to find common axiomatic foundations for theorems that might seem unrelated at first.</text:span></text:span></text:p>
      <text:p text:style-name="P1"><text:span text:style-name="Strong_20_Emphasis"><text:span text:style-name="T1"/></text:span></text:p>
      <text:p text:style-name="P1"><text:span text:style-name="Strong_20_Emphasis"><text:span text:style-name="T1">Geometric Bayesianism: Geometric Bayesianism introduces geometric concepts to Bayesian </text:span></text:span><text:soft-page-break/><text:span text:style-name="Strong_20_Emphasis"><text:span text:style-name="T1">inference. Similarly, reverse mathematics involves "sculpting out" necessary conditions from sufficient ones. This notion of finding essential components aligns with the way geometric Bayesianism seeks to understand the essential relationships between probability distributions.</text:span></text:span></text:p>
      <text:p text:style-name="P1"><text:soft-page-break/><text:span text:style-name="Strong_20_Emphasis"><text:span text:style-name="T1"/></text:span></text:p>
      <text:p text:style-name="P1"><text:span text:style-name="Strong_20_Emphasis"><text:span text:style-name="T1">Category Theory for Bayesian Learning: While category theory primarily focuses on relationships between mathematical structures, reverse mathematics provides insight into the axioms necessary for proving theorems. The program involves analyzing the logical strength of </text:span></text:span><text:soft-page-break/><text:span text:style-name="Strong_20_Emphasis"><text:span text:style-name="T1">theorems, which can be analogous to examining the relationships between different mathematical concepts.</text:span></text:span></text:p>
      <text:p text:style-name="P1"><text:span text:style-name="Strong_20_Emphasis"><text:span text:style-name="T1"/></text:span></text:p>
      <text:p text:style-name="P1"><text:span text:style-name="Strong_20_Emphasis"><text:span text:style-name="T1">Reverse mathematics is a fascinating program in mathematical logic that takes a distinctive approach to understanding the axiomatic foundations of </text:span></text:span><text:soft-page-break/><text:span text:style-name="Strong_20_Emphasis"><text:span text:style-name="T1">mathematics. Here's how it connects with the topics we've discussed:</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essence, while mathematical simplices themselves might not directly involve category theory, the overarching themes of abstraction, </text:span></text:span><text:soft-page-break/><text:span text:style-name="Strong_20_Emphasis"><text:span text:style-name="T1">equivalence, and relationships in category theory align with the way mathematical simplices contribute to various mathematical domains, including geometry and topology.</text:span></text:span></text:p>
      <text:p text:style-name="P1"><text:span text:style-name="Strong_20_Emphasis"><text:span text:style-name="T1"/></text:span></text:p>
      <text:p text:style-name="P1"><text:span text:style-name="Strong_20_Emphasis"><text:span text:style-name="T1">Implicit Use of Category Theory: The general principles of category theory, such as the </text:span></text:span><text:soft-page-break/><text:span text:style-name="Strong_20_Emphasis"><text:span text:style-name="T1">study of objects, morphisms, and their relationships, often come into play implicitly when analyzing complex mathematical structures like simplicial complexes. Similarly, category theory's emphasis on relationships between objects aligns with the foundational role that simplices play in </text:span></text:span><text:soft-page-break/><text:span text:style-name="Strong_20_Emphasis"><text:span text:style-name="T1">constructing higher-dimensional spaces.</text:span></text:span></text:p>
      <text:p text:style-name="P1"><text:span text:style-name="Strong_20_Emphasis"><text:span text:style-name="T1"/></text:span></text:p>
      <text:p text:style-name="P1"><text:span text:style-name="Strong_20_Emphasis"><text:span text:style-name="T1">Church-Turing Thesis: The Church-Turing thesis and mathematical simplices share a common theme of equivalence and representation. Just as different computational models can achieve the same outcomes, different </text:span></text:span><text:soft-page-break/><text:span text:style-name="Strong_20_Emphasis"><text:span text:style-name="T1">simplicial complexes can represent the same topological spaces. Category theory provides a way to formalize and understand these equivalence relationships.</text:span></text:span></text:p>
      <text:p text:style-name="P1"><text:span text:style-name="Strong_20_Emphasis"><text:span text:style-name="T1"/></text:span></text:p>
      <text:p text:style-name="P1"><text:span text:style-name="Strong_20_Emphasis"><text:span text:style-name="T1">Functional Equivalence of Programming Paradigms: The abstract nature of category theory </text:span></text:span><text:soft-page-break/><text:span text:style-name="Strong_20_Emphasis"><text:span text:style-name="T1">resonates with the concept of mathematical simplices, which are foundational geometric objects representing different dimensions. Similarly, different programming paradigms can be viewed as equivalent from a functional standpoint, just as mathematical simplices can be seen as basic </text:span></text:span><text:soft-page-break/><text:span text:style-name="Strong_20_Emphasis"><text:span text:style-name="T1">building blocks for more complex geometries.</text:span></text:span></text:p>
      <text:p text:style-name="P1"><text:span text:style-name="Strong_20_Emphasis"><text:span text:style-name="T1"/></text:span></text:p>
      <text:p text:style-name="P1"><text:span text:style-name="Strong_20_Emphasis"><text:span text:style-name="T1">Geometric Bayesianism: When it comes to geometric Bayesianism, mathematical simplices can serve as geometric building blocks. Just as geometric Bayesianism bridges geometry and probability, category theory provides a way to </text:span></text:span><text:soft-page-break/><text:span text:style-name="Strong_20_Emphasis"><text:span text:style-name="T1">study the relationships and structures between different mathematical domains, including geometry and probability.</text:span></text:span></text:p>
      <text:p text:style-name="P1"><text:span text:style-name="Strong_20_Emphasis"><text:span text:style-name="T1"/></text:span></text:p>
      <text:p text:style-name="P1"><text:span text:style-name="Strong_20_Emphasis"><text:span text:style-name="T1">Category Theory for Bayesian Learning: While mathematical simplices might not have an immediate connection to Bayesian learning, category theory can </text:span></text:span><text:soft-page-break/><text:span text:style-name="Strong_20_Emphasis"><text:span text:style-name="T1">provide a framework to understand relationships and structures between different mathematical concepts. In category theory, objects and morphisms are organized in a systematic way, which can help capture the relationships between various mathematical entities, including those </text:span></text:span><text:soft-page-break/><text:span text:style-name="Strong_20_Emphasis"><text:span text:style-name="T1">used in Bayesian learning.</text:span></text:span></text:p>
      <text:p text:style-name="P1"><text:span text:style-name="Strong_20_Emphasis"><text:span text:style-name="T1"/></text:span></text:p>
      <text:p text:style-name="P1"><text:span text:style-name="Strong_20_Emphasis"><text:span text:style-name="T1">My apologies for any confusion. Let's connect the concept of mathematical simplices to the general topic of category theor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In summary, while mathematical simplices themselves may not directly relate to all the topics we've discussed, the underlying principles of abstraction, representation, and relationships in mathematics tie these topics together. The concepts of equivalence, </text:span></text:span><text:soft-page-break/><text:span text:style-name="Strong_20_Emphasis"><text:span text:style-name="T1">structure, and relationships, whether in category theory, geometric Bayesianism, or programming paradigms, form the common thread that connects these ideas.</text:span></text:span></text:p>
      <text:p text:style-name="P1"><text:span text:style-name="Strong_20_Emphasis"><text:span text:style-name="T1"/></text:span></text:p>
      <text:p text:style-name="P1"><text:span text:style-name="Strong_20_Emphasis"><text:span text:style-name="T1">Implicit Use of Category Theory: The connection between mathematical concepts often involves </text:span></text:span><text:soft-page-break/><text:span text:style-name="Strong_20_Emphasis"><text:span text:style-name="T1">implicit use of category theory-like ideas, even when not explicitly mentioned. Just as category theory provides a framework for understanding relationships between mathematical objects, the interactions and relationships between different topics, such as simplicial complexes and </text:span></text:span><text:soft-page-break/><text:span text:style-name="Strong_20_Emphasis"><text:span text:style-name="T1">Bayesian inference, can often be interpreted using categorical-like thinking.</text:span></text:span></text:p>
      <text:p text:style-name="P1"><text:span text:style-name="Strong_20_Emphasis"><text:span text:style-name="T1"/></text:span></text:p>
      <text:p text:style-name="P1"><text:span text:style-name="Strong_20_Emphasis"><text:span text:style-name="T1">Church-Turing Thesis: The Church-Turing thesis, which posits the equivalence of various computational models, shares a parallel with the idea that different simplicial complexes can </text:span></text:span><text:soft-page-break/><text:span text:style-name="Strong_20_Emphasis"><text:span text:style-name="T1">approximate the same topological space. Both concepts emphasize the equivalence of different approaches or models to achieve the same result.</text:span></text:span></text:p>
      <text:p text:style-name="P1"><text:span text:style-name="Strong_20_Emphasis"><text:span text:style-name="T1"/></text:span></text:p>
      <text:p text:style-name="P1"><text:span text:style-name="Strong_20_Emphasis"><text:span text:style-name="T1">Functional Equivalence of Programming Paradigms: While programming paradigms themselves do not directly relate to </text:span></text:span><text:soft-page-break/><text:span text:style-name="Strong_20_Emphasis"><text:span text:style-name="T1">mathematical simplices, the abstraction and representation of complex systems through different paradigms can be likened to the way simplicial complexes represent topological spaces. Just as different programming paradigms can capture the same computations, various simplicial complexes can </text:span></text:span><text:soft-page-break/><text:span text:style-name="Strong_20_Emphasis"><text:span text:style-name="T1">approximate the same topological space.</text:span></text:span></text:p>
      <text:p text:style-name="P1"><text:span text:style-name="Strong_20_Emphasis"><text:span text:style-name="T1"/></text:span></text:p>
      <text:p text:style-name="P1"><text:span text:style-name="Strong_20_Emphasis"><text:span text:style-name="T1">Geometric Bayesianism: Geometric Bayesianism introduces a geometric perspective to Bayesian inference. Mathematical simplices, especially in the context of algebraic topology, can be seen as foundational geometric objects. This connects </text:span></text:span><text:soft-page-break/><text:span text:style-name="Strong_20_Emphasis"><text:span text:style-name="T1">with the geometric aspect of Bayesianism, as both topics involve understanding relationships and structures in a geometric manner.</text:span></text:span></text:p>
      <text:p text:style-name="P1"><text:span text:style-name="Strong_20_Emphasis"><text:span text:style-name="T1"/></text:span></text:p>
      <text:p text:style-name="P1"><text:span text:style-name="Strong_20_Emphasis"><text:span text:style-name="T1">Category Theory for Bayesian Learning: While mathematical simplices themselves may not directly relate to </text:span></text:span><text:soft-page-break/><text:span text:style-name="Strong_20_Emphasis"><text:span text:style-name="T1">category theory for Bayesian learning, both topics fall under the umbrella of mathematics. The systematic way of organizing objects and morphisms in category theory can provide a framework for understanding relationships between mathematical concepts, similar to how simplicial </text:span></text:span><text:soft-page-break/><text:span text:style-name="Strong_20_Emphasis"><text:span text:style-name="T1">complexes organize the relationships between simplices.</text:span></text:span></text:p>
      <text:p text:style-name="P1"><text:span text:style-name="Strong_20_Emphasis"><text:span text:style-name="T1"/></text:span></text:p>
      <text:p text:style-name="P1"><text:span text:style-name="Strong_20_Emphasis"><text:span text:style-name="T1">Certainly, let's connect the concept of mathematical simplices to the previous topics we've discussed:</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While simplices themselves are not categories, they can be used to construct structures that align with category theory concepts. This connection between simplicial complexes and category theory illustrates the interdisciplinary nature of mathematics, where ideas from different </text:span></text:span><text:soft-page-break/><text:span text:style-name="Strong_20_Emphasis"><text:span text:style-name="T1">areas can interact and enrich each other's understanding.</text:span></text:span></text:p>
      <text:p text:style-name="P1"><text:span text:style-name="Strong_20_Emphasis"><text:span text:style-name="T1"/></text:span></text:p>
      <text:p text:style-name="P1"><text:span text:style-name="Strong_20_Emphasis"><text:span text:style-name="T1">Simplicial Categories: In a broader sense, one can think of a simplicial complex as defining a simplicial category, where the objects are the simplices and the morphisms are the inclusions of faces. This </text:span></text:span><text:soft-page-break/><text:span text:style-name="Strong_20_Emphasis"><text:span text:style-name="T1">connects the geometric aspects of simplices with the categorical notion of morphisms between objects.</text:span></text:span></text:p>
      <text:p text:style-name="P1"><text:span text:style-name="Strong_20_Emphasis"><text:span text:style-name="T1"/></text:span></text:p>
      <text:p text:style-name="P1"><text:span text:style-name="Strong_20_Emphasis"><text:span text:style-name="T1">Simplicial Homology and Functors: Simplicial homology is a method in algebraic topology to assign algebraic objects (such as groups) to simplicial complexes, </text:span></text:span><text:soft-page-break/><text:span text:style-name="Strong_20_Emphasis"><text:span text:style-name="T1">capturing topological properties. This process involves constructing functors that map simplicial complexes to algebraic objects, showing a relationship between topological spaces and algebraic structures that aligns with category theory's emphasis on morphisms between objects.</text:span></text:span></text:p>
      <text:p text:style-name="P1"><text:soft-page-break/><text:span text:style-name="Strong_20_Emphasis"><text:span text:style-name="T1"/></text:span></text:p>
      <text:p text:style-name="P1"><text:span text:style-name="Strong_20_Emphasis"><text:span text:style-name="T1">Simplicial Complex as a Simplicial Set: A simplicial complex can be thought of as a simplicial set, where each simplex is considered as an object, and the faces and degeneracies of the simplices correspond to morphisms in a category. This connection highlights the way simplices are </text:span></text:span><text:soft-page-break/><text:span text:style-name="Strong_20_Emphasis"><text:span text:style-name="T1">related and how they can be composed to form higher-dimensional structures.</text:span></text:span></text:p>
      <text:p text:style-name="P1"><text:span text:style-name="Strong_20_Emphasis"><text:span text:style-name="T1"/></text:span></text:p>
      <text:p text:style-name="P1"><text:span text:style-name="Strong_20_Emphasis"><text:span text:style-name="T1">In algebraic topology, simplices are used to construct simplicial complexes, which are collections of simplices glued together in a specific manner. These complexes provide a way </text:span></text:span><text:soft-page-break/><text:span text:style-name="Strong_20_Emphasis"><text:span text:style-name="T1">to study topological spaces by approximating them using discrete structures. The concept of a simplicial complex can be related to category theory concepts as follows:</text:span></text:span></text:p>
      <text:p text:style-name="P1"><text:span text:style-name="Strong_20_Emphasis"><text:span text:style-name="T1"/></text:span></text:p>
      <text:p text:style-name="P1"><text:span text:style-name="Strong_20_Emphasis"><text:span text:style-name="T1">Yes, mathematical simplices can indeed be related to category theory in certain ways. A </text:span></text:span><text:soft-page-break/><text:span text:style-name="Strong_20_Emphasis"><text:span text:style-name="T1">simplex is a fundamental geometric shape used in various mathematical contexts, including algebraic topology and convex geometry. While simplices themselves are not categories, there are connections between simplices and category theory concepts, especially when </text:span></text:span><text:soft-page-break/><text:span text:style-name="Strong_20_Emphasis"><text:span text:style-name="T1">considering their use in algebraic topolog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all these cases, individuals may be applying category theory concepts without explicitly realizing it, as the ideas have become integrated into various </text:span></text:span><text:soft-page-break/><text:span text:style-name="Strong_20_Emphasis"><text:span text:style-name="T1">fields and practices. This shows the broad applicability and cross-disciplinary impact of category theory as a foundational framework for understanding structure and relationships.</text:span></text:span></text:p>
      <text:p text:style-name="P1"><text:span text:style-name="Strong_20_Emphasis"><text:span text:style-name="T1"/></text:span></text:p>
      <text:p text:style-name="P1"><text:span text:style-name="Strong_20_Emphasis"><text:span text:style-name="T1">Philosophy: Philosophers have explored category theory concepts to </text:span></text:span><text:soft-page-break/><text:span text:style-name="Strong_20_Emphasis"><text:span text:style-name="T1">understand relationships between concepts, formalize philosophical arguments, and analyze language structure.</text:span></text:span></text:p>
      <text:p text:style-name="P1"><text:span text:style-name="Strong_20_Emphasis"><text:span text:style-name="T1"/></text:span></text:p>
      <text:p text:style-name="P1"><text:span text:style-name="Strong_20_Emphasis"><text:span text:style-name="T1">Physics: Category theory has found applications in theoretical physics, particularly in understanding symmetries, transformations, and </text:span></text:span><text:soft-page-break/><text:span text:style-name="Strong_20_Emphasis"><text:span text:style-name="T1">relationships between different physical theories.</text:span></text:span></text:p>
      <text:p text:style-name="P1"><text:span text:style-name="Strong_20_Emphasis"><text:span text:style-name="T1"/></text:span></text:p>
      <text:p text:style-name="P1"><text:span text:style-name="Strong_20_Emphasis"><text:span text:style-name="T1">Machine Learning: Certain machine learning techniques involve thinking in terms of transformations between data representations, which align with category-theoretical ideas. For example, </text:span></text:span><text:soft-page-break/><text:span text:style-name="Strong_20_Emphasis"><text:span text:style-name="T1">convolutional neural networks (CNNs) can be thought of as applying functors to images.</text:span></text:span></text:p>
      <text:p text:style-name="P1"><text:span text:style-name="Strong_20_Emphasis"><text:span text:style-name="T1"/></text:span></text:p>
      <text:p text:style-name="P1"><text:span text:style-name="Strong_20_Emphasis"><text:span text:style-name="T1">Mathematics: Category theory was initially developed within mathematics to provide a unified framework for various mathematical structures. Many areas of mathematics, such as </text:span></text:span><text:soft-page-break/><text:span text:style-name="Strong_20_Emphasis"><text:span text:style-name="T1">algebraic geometry and homotopy theory, benefit from the categorical perspective even if practitioners aren't explicitly using category theory terminology.</text:span></text:span></text:p>
      <text:p text:style-name="P1"><text:span text:style-name="Strong_20_Emphasis"><text:span text:style-name="T1"/></text:span></text:p>
      <text:p text:style-name="P1"><text:span text:style-name="Strong_20_Emphasis"><text:span text:style-name="T1">Type Theory: Type theory, used in programming languages and formal logic, has deep connections to </text:span></text:span><text:soft-page-break/><text:span text:style-name="Strong_20_Emphasis"><text:span text:style-name="T1">category theory. Type systems can be seen as categories, and various type-related operations correspond to category-theoretical concepts. The Curry-Howard correspondence, which relates types to propositions and programs to proofs, is an example of this connection.</text:span></text:span></text:p>
      <text:p text:style-name="P1"><text:span text:style-name="Strong_20_Emphasis"><text:span text:style-name="T1"/></text:span></text:p>
      <text:p text:style-name="P1"><text:soft-page-break/><text:span text:style-name="Strong_20_Emphasis"><text:span text:style-name="T1">Functional Programming: Many functional programming languages and paradigms are influenced by category theory. Concepts like functors, monads, and arrows have their roots in category theory. Functional programming languages often encourage composing functions and avoiding </text:span></text:span><text:soft-page-break/><text:span text:style-name="Strong_20_Emphasis"><text:span text:style-name="T1">mutable state, aligning with category-theoretical ideas.</text:span></text:span></text:p>
      <text:p text:style-name="P1"><text:span text:style-name="Strong_20_Emphasis"><text:span text:style-name="T1"/></text:span></text:p>
      <text:p text:style-name="P1"><text:span text:style-name="Strong_20_Emphasis"><text:span text:style-name="T1">Database Design: Relational databases and their query languages have a connection to category theory. The concept of a category can be seen in the schema of a database, with tables representing objects and </text:span></text:span><text:soft-page-break/><text:span text:style-name="Strong_20_Emphasis"><text:span text:style-name="T1">relationships between tables representing morphisms. The relational algebra operations correspond to category-theoretical concepts like products, coproducts, and natural transformations.</text:span></text:span></text:p>
      <text:p text:style-name="P1"><text:span text:style-name="Strong_20_Emphasis"><text:span text:style-name="T1"/></text:span></text:p>
      <text:p text:style-name="P1"><text:span text:style-name="Strong_20_Emphasis"><text:span text:style-name="T1">Absolutely, there are scenarios where category theory concepts or </text:span></text:span><text:soft-page-break/><text:span text:style-name="Strong_20_Emphasis"><text:span text:style-name="T1">principles are used without explicitly recognizing them as such. This often happens because the abstract ideas from category theory have found their way into various fields and disciplines, influencing the way problems are solved, structures are designed, and relationships are </text:span></text:span><text:soft-page-break/><text:span text:style-name="Strong_20_Emphasis"><text:span text:style-name="T1">understood. Here are a few example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Overall, the connection between OOP and category theory highlights how mathematical concepts can influence and inspire </text:span></text:span><text:soft-page-break/><text:span text:style-name="Strong_20_Emphasis"><text:span text:style-name="T1">programming paradigms and language design.</text:span></text:span></text:p>
      <text:p text:style-name="P1"><text:span text:style-name="Strong_20_Emphasis"><text:span text:style-name="T1"/></text:span></text:p>
      <text:p text:style-name="P1"><text:span text:style-name="Strong_20_Emphasis"><text:span text:style-name="T1">It's important to note that while there are parallels between certain OOP concepts and category theory, not all aspects of OOP align perfectly with category theory principles. Additionally, category theory is a highly </text:span></text:span><text:soft-page-break/><text:span text:style-name="Strong_20_Emphasis"><text:span text:style-name="T1">abstract mathematical framework, whereas OOP is primarily a programming paradigm focused on practical software development.</text:span></text:span></text:p>
      <text:p text:style-name="P1"><text:span text:style-name="Strong_20_Emphasis"><text:span text:style-name="T1"/></text:span></text:p>
      <text:p text:style-name="P1"><text:span text:style-name="Strong_20_Emphasis"><text:span text:style-name="T1">Polymorphism: Polymorphism in OOP allows different types to share common behavior. In category theory, the concept of </text:span></text:span><text:soft-page-break/><text:span text:style-name="Strong_20_Emphasis"><text:span text:style-name="T1">universal properties captures similar ideas of shared behavior across different objects.</text:span></text:span></text:p>
      <text:p text:style-name="P1"><text:span text:style-name="Strong_20_Emphasis"><text:span text:style-name="T1"/></text:span></text:p>
      <text:p text:style-name="P1"><text:span text:style-name="Strong_20_Emphasis"><text:span text:style-name="T1">Inheritance and Subtypes: In OOP, inheritance represents a relationship between types, where a subtype inherits properties and behaviors from a supertype. This is analogous to </text:span></text:span><text:soft-page-break/><text:span text:style-name="Strong_20_Emphasis"><text:span text:style-name="T1">relationships between objects and categories in category theory.</text:span></text:span></text:p>
      <text:p text:style-name="P1"><text:span text:style-name="Strong_20_Emphasis"><text:span text:style-name="T1"/></text:span></text:p>
      <text:p text:style-name="P1"><text:span text:style-name="Strong_20_Emphasis"><text:span text:style-name="T1">Associativity: Category theory emphasizes the associativity of morphism composition. In OOP, associativity is seen in the chaining of method calls or function compositions.</text:span></text:span></text:p>
      <text:p text:style-name="P1"><text:span text:style-name="Strong_20_Emphasis"><text:span text:style-name="T1"/></text:span></text:p>
      <text:p text:style-name="P1"><text:soft-page-break/><text:span text:style-name="Strong_20_Emphasis"><text:span text:style-name="T1">Identity Morphisms and Identity Functions: In category theory, each object has an identity morphism. Similarly, in OOP, each type usually has identity functions that preserve the data in its original form.</text:span></text:span></text:p>
      <text:p text:style-name="P1"><text:span text:style-name="Strong_20_Emphasis"><text:span text:style-name="T1"/></text:span></text:p>
      <text:p text:style-name="P1"><text:span text:style-name="Strong_20_Emphasis"><text:span text:style-name="T1">Composition: In category theory, morphisms are often composed to create </text:span></text:span><text:soft-page-break/><text:span text:style-name="Strong_20_Emphasis"><text:span text:style-name="T1">new relationships. Similarly, in OOP, methods/functions can be composed to achieve more complex behaviors.</text:span></text:span></text:p>
      <text:p text:style-name="P1"><text:span text:style-name="Strong_20_Emphasis"><text:span text:style-name="T1"/></text:span></text:p>
      <text:p text:style-name="P1"><text:span text:style-name="Strong_20_Emphasis"><text:span text:style-name="T1">Morphisms (Methods/Functions): The methods or functions that operate on objects (instances of types) in OOP can be seen as morphisms between </text:span></text:span><text:soft-page-break/><text:span text:style-name="Strong_20_Emphasis"><text:span text:style-name="T1">objects. These morphisms describe how data is transformed and manipulated, similar to how morphisms in category theory describe relationships between objects.</text:span></text:span></text:p>
      <text:p text:style-name="P1"><text:span text:style-name="Strong_20_Emphasis"><text:span text:style-name="T1"/></text:span></text:p>
      <text:p text:style-name="P1"><text:span text:style-name="Strong_20_Emphasis"><text:span text:style-name="T1">Objects (Types): In OOP, objects are instances of classes or types. Each type can be thought of as </text:span></text:span><text:soft-page-break/><text:span text:style-name="Strong_20_Emphasis"><text:span text:style-name="T1">an object in a category. Category theory abstracts over specific objects and focuses on their relationships, which aligns with OOP's focus on interactions between types.</text:span></text:span></text:p>
      <text:p text:style-name="P1"><text:span text:style-name="Strong_20_Emphasis"><text:span text:style-name="T1"/></text:span></text:p>
      <text:p text:style-name="P1"><text:span text:style-name="Strong_20_Emphasis"><text:span text:style-name="T1">In OOP, types can be thought of as analogous to objects in a category, and functions or methods </text:span></text:span><text:soft-page-break/><text:span text:style-name="Strong_20_Emphasis"><text:span text:style-name="T1">that operate on those types can be analogous to morphisms in a category. Here's how some concepts in OOP relate to category theory:</text:span></text:span></text:p>
      <text:p text:style-name="P1"><text:span text:style-name="Strong_20_Emphasis"><text:span text:style-name="T1"/></text:span></text:p>
      <text:p text:style-name="P1"><text:span text:style-name="Strong_20_Emphasis"><text:span text:style-name="T1">Yes, there is a connection between certain forms of object-oriented programming (OOP) and category theory, particularly when it </text:span></text:span><text:soft-page-break/><text:span text:style-name="Strong_20_Emphasis"><text:span text:style-name="T1">comes to type systems and the relationships between types. Category theory provides a mathematical framework for understanding abstract relationships and structures, and this can be seen in the way some aspects of OOP are designed.</text:span></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Remember that category theory provides a powerful and abstract way of thinking about mathematics and various other fields. While not all applications of these indicators mean you're explicitly using category theory, they suggest a categorical mindset and a </text:span></text:span><text:soft-page-break/><text:span text:style-name="Strong_20_Emphasis"><text:span text:style-name="T1">focus on abstract relationships and structures.</text:span></text:span></text:p>
      <text:p text:style-name="P1"><text:span text:style-name="Strong_20_Emphasis"><text:span text:style-name="T1"/></text:span></text:p>
      <text:p text:style-name="P1"><text:span text:style-name="Strong_20_Emphasis"><text:span text:style-name="T1">Generalization of Concepts: Category theory often seeks to generalize concepts from one area of mathematics to another. If you're looking for ways to generalize ideas, relationships, or </text:span></text:span><text:soft-page-break/><text:span text:style-name="Strong_20_Emphasis"><text:span text:style-name="T1">structures across diverse contexts, you're touching on the spirit of category theory.</text:span></text:span></text:p>
      <text:p text:style-name="P1"><text:span text:style-name="Strong_20_Emphasis"><text:span text:style-name="T1"/></text:span></text:p>
      <text:p text:style-name="P1"><text:span text:style-name="Strong_20_Emphasis"><text:span text:style-name="T1">Functors and Natural Transformations: Functors and natural transformations are fundamental concepts in category theory. If you're trying to map relationships between </text:span></text:span><text:soft-page-break/><text:span text:style-name="Strong_20_Emphasis"><text:span text:style-name="T1">different categories or transform one structure into another while preserving certain properties, you're working with these categorical constructs.</text:span></text:span></text:p>
      <text:p text:style-name="P1"><text:span text:style-name="Strong_20_Emphasis"><text:span text:style-name="T1"/></text:span></text:p>
      <text:p text:style-name="P1"><text:span text:style-name="Strong_20_Emphasis"><text:span text:style-name="T1">Hierarchy of Concepts: Categories can be organized hierarchically, with larger categories containing smaller ones. </text:span></text:span><text:soft-page-break/><text:span text:style-name="Strong_20_Emphasis"><text:span text:style-name="T1">If you're thinking about how concepts can be organized into a hierarchy and how they relate within this hierarchy, you're thinking categorically.</text:span></text:span></text:p>
      <text:p text:style-name="P1"><text:span text:style-name="Strong_20_Emphasis"><text:span text:style-name="T1"/></text:span></text:p>
      <text:p text:style-name="P1"><text:span text:style-name="Strong_20_Emphasis"><text:span text:style-name="T1">Transcending Specific Domains: Category theory is a framework that transcends specific mathematical domains. If </text:span></text:span><text:soft-page-break/><text:span text:style-name="Strong_20_Emphasis"><text:span text:style-name="T1">you find yourself thinking about principles that could apply in multiple areas of mathematics (and potentially beyond), you're likely engaging with categorical ideas.</text:span></text:span></text:p>
      <text:p text:style-name="P1"><text:span text:style-name="Strong_20_Emphasis"><text:span text:style-name="T1"/></text:span></text:p>
      <text:p text:style-name="P1"><text:span text:style-name="Strong_20_Emphasis"><text:span text:style-name="T1">Structural Abstraction: Category theory aims to find common structures and patterns that exist </text:span></text:span><text:soft-page-break/><text:span text:style-name="Strong_20_Emphasis"><text:span text:style-name="T1">across different mathematical domains. If you're abstracting away specific details to focus on overarching structures, you're engaging in categorical thinking.</text:span></text:span></text:p>
      <text:p text:style-name="P1"><text:span text:style-name="Strong_20_Emphasis"><text:span text:style-name="T1"/></text:span></text:p>
      <text:p text:style-name="P1"><text:span text:style-name="Strong_20_Emphasis"><text:span text:style-name="T1">Universal Properties: Categories often involve universal properties, which describe how </text:span></text:span><text:soft-page-break/><text:span text:style-name="Strong_20_Emphasis"><text:span text:style-name="T1">objects interact in a specific way. If you're trying to describe objects based on how they relate to other objects in a general and abstract manner, you're touching upon universal properties, a hallmark of category theory.</text:span></text:span></text:p>
      <text:p text:style-name="P1"><text:span text:style-name="Strong_20_Emphasis"><text:span text:style-name="T1"/></text:span></text:p>
      <text:p text:style-name="P1"><text:span text:style-name="Strong_20_Emphasis"><text:span text:style-name="T1">Emphasis on Composition: Category theory places a </text:span></text:span><text:soft-page-break/><text:span text:style-name="Strong_20_Emphasis"><text:span text:style-name="T1">strong emphasis on composition of morphisms. If you're thinking about how different processes or transformations can be composed to yield new structures or relationships, you're in the realm of category theory.</text:span></text:span></text:p>
      <text:p text:style-name="P1"><text:span text:style-name="Strong_20_Emphasis"><text:span text:style-name="T1"/></text:span></text:p>
      <text:p text:style-name="P1"><text:span text:style-name="Strong_20_Emphasis"><text:span text:style-name="T1">Abstract Objects and Morphisms: Category </text:span></text:span><text:soft-page-break/><text:span text:style-name="Strong_20_Emphasis"><text:span text:style-name="T1">theory deals with abstract objects and their relationships (morphisms) rather than specific instances. If you find yourself focusing on relationships between abstract structures more than concrete details, you might be using category theory.</text:span></text:span></text:p>
      <text:p text:style-name="P1"><text:span text:style-name="Strong_20_Emphasis"><text:span text:style-name="T1"/></text:span></text:p>
      <text:p text:style-name="P1"><text:soft-page-break/><text:span text:style-name="Strong_20_Emphasis"><text:span text:style-name="T1">Recognizing when you are using category theory can be a bit subtle, especially if you're not explicitly formalizing your thoughts in categorical language. Here are a few indicators that you might be using category theory concepts:</text:span></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Overall, your example beautifully illustrates the core principles of Bayesian inference, the influence of priors, and how distinct priors can lead to equivalent results through the process of updating with data.</text:span></text:span></text:p>
      <text:p text:style-name="P1"><text:span text:style-name="Strong_20_Emphasis"><text:span text:style-name="T1"/></text:span></text:p>
      <text:p text:style-name="P1"><text:soft-page-break/><text:span text:style-name="Strong_20_Emphasis"><text:span text:style-name="T1">Flexibility of Bayesian Inference: Just as your example shows that you can start with either light colors and work to dark colors or vice versa in a painting, Bayesian inference allows you to begin with different assumptions (priors) and refine your estimates based on evidence. The methodology remains </text:span></text:span><text:soft-page-break/><text:span text:style-name="Strong_20_Emphasis"><text:span text:style-name="T1">flexible while aiming to converge to accurate results.</text:span></text:span></text:p>
      <text:p text:style-name="P1"><text:span text:style-name="Strong_20_Emphasis"><text:span text:style-name="T1"/></text:span></text:p>
      <text:p text:style-name="P1"><text:span text:style-name="Strong_20_Emphasis"><text:span text:style-name="T1">Prior-Data Conflict: The example also highlights that while priors can influence initial beliefs, strong evidence in the data can override those priors. This is akin to the way Bayesian reasoning balances the tension </text:span></text:span><text:soft-page-break/><text:span text:style-name="Strong_20_Emphasis"><text:span text:style-name="T1">between prior beliefs and observed evidence.</text:span></text:span></text:p>
      <text:p text:style-name="P1"><text:span text:style-name="Strong_20_Emphasis"><text:span text:style-name="T1"/></text:span></text:p>
      <text:p text:style-name="P1"><text:span text:style-name="Strong_20_Emphasis"><text:span text:style-name="T1">Bayesian Framework: Your example aligns with the Bayesian framework we discussed, where prior beliefs are combined with likelihood functions to yield posterior distributions. The principles of updating based on </text:span></text:span><text:soft-page-break/><text:span text:style-name="Strong_20_Emphasis"><text:span text:style-name="T1">evidence hold true regardless of the initial assumptions.</text:span></text:span></text:p>
      <text:p text:style-name="P1"><text:span text:style-name="Strong_20_Emphasis"><text:span text:style-name="T1"/></text:span></text:p>
      <text:p text:style-name="P1"><text:span text:style-name="Strong_20_Emphasis"><text:span text:style-name="T1">Equivalence of Priors: The example showcases that different prior beliefs can lead to equivalent results after updating with data. This relates to the idea of functional equivalence in programming paradigms, </text:span></text:span><text:soft-page-break/><text:span text:style-name="Strong_20_Emphasis"><text:span text:style-name="T1">where different paths can lead to the same computation or outcome.</text:span></text:span></text:p>
      <text:p text:style-name="P1"><text:span text:style-name="Strong_20_Emphasis"><text:span text:style-name="T1"/></text:span></text:p>
      <text:p text:style-name="P1"><text:span text:style-name="Strong_20_Emphasis"><text:span text:style-name="T1">Connection to Concepts:</text:span></text:span></text:p>
      <text:p text:style-name="P1"><text:span text:style-name="Strong_20_Emphasis"><text:span text:style-name="T1"/></text:span></text:p>
      <text:p text:style-name="P1"><text:span text:style-name="Strong_20_Emphasis"><text:span text:style-name="T1">Equivalent Results: Interestingly, despite starting with very different priors (6 feet vs. 4 feet), Bayesian updating ensures that your posterior </text:span></text:span><text:soft-page-break/><text:span text:style-name="Strong_20_Emphasis"><text:span text:style-name="T1">distribution converges to the same or similar estimates. In your case, the actual average height is around 5 feet. This demonstrates that Bayesian inference takes into account both prior beliefs and observed evidence to refine your estimate, ultimately converging to a more accurate result.</text:span></text:span></text:p>
      <text:p text:style-name="P1"><text:soft-page-break/><text:span text:style-name="Strong_20_Emphasis"><text:span text:style-name="T1"/></text:span></text:p>
      <text:p text:style-name="P1"><text:span text:style-name="Strong_20_Emphasis"><text:span text:style-name="T1">Updating with Data: As you observe the actual heights of people in the room, you update your prior beliefs using the likelihood function. This step involves comparing your prior assumptions with the actual data you collect.</text:span></text:span></text:p>
      <text:p text:style-name="P1"><text:span text:style-name="Strong_20_Emphasis"><text:span text:style-name="T1"/></text:span></text:p>
      <text:p text:style-name="P1"><text:soft-page-break/><text:span text:style-name="Strong_20_Emphasis"><text:span text:style-name="T1">Priors: You start with two different prior beliefs: one where you guess everyone is 6 feet tall, and another where you guess everyone is 4 feet tall. These priors represent your initial assumptions about the distribution of heights in the room.</text:span></text:span></text:p>
      <text:p text:style-name="P1"><text:span text:style-name="Strong_20_Emphasis"><text:span text:style-name="T1"/></text:span></text:p>
      <text:p text:style-name="P1"><text:soft-page-break/><text:span text:style-name="Strong_20_Emphasis"><text:span text:style-name="T1">Bayesian Inference: You're using Bayesian inference to estimate the average height of individuals in a room based on observed data. In this case, the data you're collecting are the actual heights of people in the room.</text:span></text:span></text:p>
      <text:p text:style-name="P1"><text:span text:style-name="Strong_20_Emphasis"><text:span text:style-name="T1"/></text:span></text:p>
      <text:p text:style-name="P1"><text:span text:style-name="Strong_20_Emphasis"><text:span text:style-name="T1">Example: Estimating Average Height in a Room</text:span></text:span></text:p>
      <text:p text:style-name="P1"><text:soft-page-break/><text:span text:style-name="Strong_20_Emphasis"><text:span text:style-name="T1"/></text:span></text:p>
      <text:p text:style-name="P1"><text:span text:style-name="Strong_20_Emphasis"><text:span text:style-name="T1">Absolutely, your example illustrates the concept of how different prior beliefs can lead to the same inference outcomes in Bayesian reasoning. Let's break down your example and connect it to the topics we discussed:</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hese connections highlight the overarching principle that different representations or formalisms can capture the same underlying concepts and relationships. Whether in logic, computation, or Bayesian learning, the central ideas remain constant, even as the </text:span></text:span><text:soft-page-break/><text:span text:style-name="Strong_20_Emphasis"><text:span text:style-name="T1">ways of expressing them may vary. This resonates with the idea that mathematics, computation, and Bayesian reasoning are fundamentally interrelated, and insights from one domain can illuminate the others.</text:span></text:span></text:p>
      <text:p text:style-name="P1"><text:span text:style-name="Strong_20_Emphasis"><text:span text:style-name="T1"/></text:span></text:p>
      <text:p text:style-name="P1"><text:span text:style-name="Strong_20_Emphasis"><text:span text:style-name="T1">The functional equivalence of </text:span></text:span><text:soft-page-break/><text:span text:style-name="Strong_20_Emphasis"><text:span text:style-name="T1">programming paradigms, such as imperative and declarative styles, mirrors the idea that different mathematical formalisms or conceptual frameworks can lead to the same results in Bayesian learning. Just as different programming languages can achieve the same computation using distinct approaches, </text:span></text:span><text:soft-page-break/><text:span text:style-name="Strong_20_Emphasis"><text:span text:style-name="T1">different mathematical approaches can yield equivalent Bayesian inference outcomes.</text:span></text:span></text:p>
      <text:p text:style-name="P1"><text:span text:style-name="Strong_20_Emphasis"><text:span text:style-name="T1">Functional Equivalence of Programming Paradigms:</text:span></text:span></text:p>
      <text:p text:style-name="P1"><text:span text:style-name="Strong_20_Emphasis"><text:span text:style-name="T1"/></text:span></text:p>
      <text:p text:style-name="P1"><text:span text:style-name="Strong_20_Emphasis"><text:span text:style-name="T1">The Church-Turing thesis asserts the equivalence of different computational models in terms of their expressive power. In the </text:span></text:span><text:soft-page-break/><text:span text:style-name="Strong_20_Emphasis"><text:span text:style-name="T1">context of Bayesian learning, this thesis suggests that different ways of specifying prior beliefs, likelihood functions, and posterior distributions can ultimately lead to the same results. Whether you express Bayesian inference using category theory, geometry, or other formalisms, the </text:span></text:span><text:soft-page-break/><text:span text:style-name="Strong_20_Emphasis"><text:span text:style-name="T1">outcomes should be equivalent if the models are equivalent.</text:span></text:span></text:p>
      <text:p text:style-name="P1"><text:span text:style-name="Strong_20_Emphasis"><text:span text:style-name="T1">Church-Turing Thesis:</text:span></text:span></text:p>
      <text:p text:style-name="P1"><text:span text:style-name="Strong_20_Emphasis"><text:span text:style-name="T1"/></text:span></text:p>
      <text:p text:style-name="P1"><text:span text:style-name="Strong_20_Emphasis"><text:span text:style-name="T1">The Curry-Howard isomorphism establishes a deep connection between logic and computation. It links logical proofs with computer programs and types with propositions. In the context of </text:span></text:span><text:soft-page-break/><text:span text:style-name="Strong_20_Emphasis"><text:span text:style-name="T1">Bayesian learning, this isomorphism can manifest as the correspondence between Bayesian inference processes and the construction of proofs or programs. Just as different logical systems can lead to equivalent proofs, different probabilistic models can lead to </text:span></text:span><text:soft-page-break/><text:span text:style-name="Strong_20_Emphasis"><text:span text:style-name="T1">equivalent Bayesian inferences.</text:span></text:span></text:p>
      <text:p text:style-name="P1"><text:span text:style-name="Strong_20_Emphasis"><text:span text:style-name="T1">Curry-Howard Isomorphism:</text:span></text:span></text:p>
      <text:p text:style-name="P1"><text:span text:style-name="Strong_20_Emphasis"><text:span text:style-name="T1"/></text:span></text:p>
      <text:p text:style-name="P1"><text:span text:style-name="Strong_20_Emphasis"><text:span text:style-name="T1">Certainly! Let's explore the connections between the topics we discussed and the concepts of Curry-Howard isomorphism, the Church-Turing thesis, and the functional equivalence </text:span></text:span><text:soft-page-break/><text:span text:style-name="Strong_20_Emphasis"><text:span text:style-name="T1">of different programming paradigm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se examples should help illustrate how the concepts we discussed could be applied in various scenarios and contexts. If you have any specific questions about </text:span></text:span><text:soft-page-break/><text:span text:style-name="Strong_20_Emphasis"><text:span text:style-name="T1">these examples or would like to explore further, feel free to ask!</text:span></text:span></text:p>
      <text:p text:style-name="P1"><text:span text:style-name="Strong_20_Emphasis"><text:span text:style-name="T1"/></text:span></text:p>
      <text:p text:style-name="P1"><text:span text:style-name="Strong_20_Emphasis"><text:span text:style-name="T1">Imagine seeing an advertisement that presents Geometric Bayesianism as a groundbreaking approach to Bayesian inference. By connecting abstract probability distributions with geometric vectors, it </text:span></text:span><text:soft-page-break/><text:span text:style-name="Strong_20_Emphasis"><text:span text:style-name="T1">aims to revolutionize the way we understand and apply Bayesian methodologies.</text:span></text:span></text:p>
      <text:p text:style-name="P1"><text:span text:style-name="Strong_20_Emphasis"><text:span text:style-name="T1">Geometric Bayesianism Advertisement:</text:span></text:span></text:p>
      <text:p text:style-name="P1"><text:span text:style-name="Strong_20_Emphasis"><text:span text:style-name="T1"/></text:span></text:p>
      <text:p text:style-name="P1"><text:span text:style-name="Strong_20_Emphasis"><text:span text:style-name="T1">Think of the chapter summaries as snapshots of key ideas. Just as geometric concepts can simplify complex statistical problems, the </text:span></text:span><text:soft-page-break/><text:span text:style-name="Strong_20_Emphasis"><text:span text:style-name="T1">summaries simplify dense content, making it easier to understand the central themes and contributions of each chapter.</text:span></text:span></text:p>
      <text:p text:style-name="P1"><text:span text:style-name="Strong_20_Emphasis"><text:span text:style-name="T1">Connection with Chapter Summaries:</text:span></text:span></text:p>
      <text:p text:style-name="P1"><text:span text:style-name="Strong_20_Emphasis"><text:span text:style-name="T1"/></text:span></text:p>
      <text:p text:style-name="P1"><text:span text:style-name="Strong_20_Emphasis"><text:span text:style-name="T1">Imagine exploring Bayesian inference on Hilbert manifolds, which involve spaces of </text:span></text:span><text:soft-page-break/><text:span text:style-name="Strong_20_Emphasis"><text:span text:style-name="T1">functions with specific constraints. For instance, you could apply this to quantum physics problems involving wavefunctions that evolve over time. The challenge here is to adapt existing Bayesian techniques to tackle the complexities of these high-dimensional spaces.</text:span></text:span></text:p>
      <text:p text:style-name="P1"><text:soft-page-break/><text:span text:style-name="Strong_20_Emphasis"><text:span text:style-name="T1">Future Directions: Hilbert Manifolds and Quantum Physics:</text:span></text:span></text:p>
      <text:p text:style-name="P1"><text:span text:style-name="Strong_20_Emphasis"><text:span text:style-name="T1"/></text:span></text:p>
      <text:p text:style-name="P1"><text:span text:style-name="Strong_20_Emphasis"><text:span text:style-name="T1">Visualize a scenario where you're interested in performing Bayesian inference on infinite-dimensional spaces, like function spaces. This could involve estimating functions that adhere to certain constraints. The </text:span></text:span><text:soft-page-break/><text:span text:style-name="Strong_20_Emphasis"><text:span text:style-name="T1">challenge lies in extending techniques like Hamiltonian Monte Carlo to navigate these spaces effectively, allowing for scalable and accurate inference.</text:span></text:span></text:p>
      <text:p text:style-name="P1"><text:span text:style-name="Strong_20_Emphasis"><text:span text:style-name="T1">Bayesian Inference on Infinite Manifolds:</text:span></text:span></text:p>
      <text:p text:style-name="P1"><text:span text:style-name="Strong_20_Emphasis"><text:span text:style-name="T1"/></text:span></text:p>
      <text:p text:style-name="P1"><text:span text:style-name="Strong_20_Emphasis"><text:span text:style-name="T1">Imagine you're dealing with a complex probability distribution defined on a </text:span></text:span><text:soft-page-break/><text:span text:style-name="Strong_20_Emphasis"><text:span text:style-name="T1">non-Euclidean manifold. Geodesic Monte Carlo (gMC) offers a way to efficiently sample from this distribution by simulating Hamiltonian dynamics on the manifold's geodesics. Think of it as finding paths that align with the curvature of the manifold, making it easier </text:span></text:span><text:soft-page-break/><text:span text:style-name="Strong_20_Emphasis"><text:span text:style-name="T1">to explore the distribution's structure.</text:span></text:span></text:p>
      <text:p text:style-name="P1"><text:span text:style-name="Strong_20_Emphasis"><text:span text:style-name="T1">Geodesic Monte Carlo (gMC):</text:span></text:span></text:p>
      <text:p text:style-name="P1"><text:span text:style-name="Strong_20_Emphasis"><text:span text:style-name="T1"/></text:span></text:p>
      <text:p text:style-name="P1"><text:span text:style-name="Strong_20_Emphasis"><text:span text:style-name="T1">Consider a scenario where you have prior beliefs about a parameter's distribution and then observe new data. Geometric Bayesianism introduces the idea of representing these </text:span></text:span><text:soft-page-break/><text:span text:style-name="Strong_20_Emphasis"><text:span text:style-name="T1">distributions as vectors in a vector space. The angle between these vectors indicates the compatibility or alignment of prior beliefs and observed data, providing a geometric insight into the Bayesian inference process.</text:span></text:span></text:p>
      <text:p text:style-name="P1"><text:span text:style-name="Strong_20_Emphasis"><text:span text:style-name="T1">Geometric Bayesianism:</text:span></text:span></text:p>
      <text:p text:style-name="P1"><text:span text:style-name="Strong_20_Emphasis"><text:span text:style-name="T1"/></text:span></text:p>
      <text:p text:style-name="P1"><text:soft-page-break/><text:span text:style-name="Strong_20_Emphasis"><text:span text:style-name="T1">Imagine you have a category where objects represent different types of probability distributions (e.g., Gaussian, Poisson) and arrows represent transformations or relationships between these distributions. Category Theory provides a way to analyze how these transformations </text:span></text:span><text:soft-page-break/><text:span text:style-name="Strong_20_Emphasis"><text:span text:style-name="T1">interact and compose, offering a more abstract and structured view of Bayesian learning processes.</text:span></text:span></text:p>
      <text:p text:style-name="P1"><text:span text:style-name="Strong_20_Emphasis"><text:span text:style-name="T1">Category Theory for Bayesian Learning:</text:span></text:span></text:p>
      <text:p text:style-name="P1"><text:span text:style-name="Strong_20_Emphasis"><text:span text:style-name="T1"/></text:span></text:p>
      <text:p text:style-name="P1"><text:span text:style-name="Strong_20_Emphasis"><text:span text:style-name="T1">Of course! Here are some examples to illustrate the various topics we discussed:</text:span></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Absolutely, you're correct! Our conversation began with the topic of Category Theory for Bayesian Learning. We explored how Category Theory provides a framework for understanding and formalizing relationships </text:span></text:span><text:soft-page-break/><text:span text:style-name="Strong_20_Emphasis"><text:span text:style-name="T1">between different mathematical structures, which can be particularly useful in the context of Bayesian learning. While we didn't delve into this topic extensively, it laid the foundation for discussing other concepts related to Bayesian methods, geometry, and probability distributions. If you have any specific </text:span></text:span><text:soft-page-break/><text:span text:style-name="Strong_20_Emphasis"><text:span text:style-name="T1">questions or would like to revisit the discussion on Category Theory, feel free to let me know!</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essence, Geometric Bayesianism aligns with many of the core themes and concepts we've discussed, such as </text:span></text:span><text:soft-page-break/><text:span text:style-name="Strong_20_Emphasis"><text:span text:style-name="T1">Bayesian methods, geometric interpretations, probability distributions, and applications across diverse disciplines.</text:span></text:span></text:p>
      <text:p text:style-name="P1"><text:span text:style-name="Strong_20_Emphasis"><text:span text:style-name="T1"/></text:span></text:p>
      <text:p text:style-name="P1"><text:span text:style-name="Strong_20_Emphasis"><text:span text:style-name="T1">Novel Perspectives: Similar to how Geometric Bayesianism introduces a fresh perspective to Bayesian inference, our conversation explored </text:span></text:span><text:soft-page-break/><text:span text:style-name="Strong_20_Emphasis"><text:span text:style-name="T1">different viewpoints and approaches within Bayesian methods, such as the interpretation of results and the value of different algorithms.</text:span></text:span></text:p>
      <text:p text:style-name="P1"><text:span text:style-name="Strong_20_Emphasis"><text:span text:style-name="T1"/></text:span></text:p>
      <text:p text:style-name="P1"><text:span text:style-name="Strong_20_Emphasis"><text:span text:style-name="T1">Applications and Interdisciplinary Impact: Just as Geometric Bayesianism finds applications across fields like machine learning, </text:span></text:span><text:soft-page-break/><text:span text:style-name="Strong_20_Emphasis"><text:span text:style-name="T1">statistics, and philosophy, our discussions touched on various applications of Bayesian methods in different domains, showcasing the interdisciplinary nature of both topics.</text:span></text:span></text:p>
      <text:p text:style-name="P1"><text:span text:style-name="Strong_20_Emphasis"><text:span text:style-name="T1"/></text:span></text:p>
      <text:p text:style-name="P1"><text:span text:style-name="Strong_20_Emphasis"><text:span text:style-name="T1">Visualization and Uncertainty: The concept of visualizing uncertainty using geometric </text:span></text:span><text:soft-page-break/><text:span text:style-name="Strong_20_Emphasis"><text:span text:style-name="T1">representations in Geometric Bayesianism echoes our discussions about visualizing uncertainty and probability distributions in various contexts.</text:span></text:span></text:p>
      <text:p text:style-name="P1"><text:span text:style-name="Strong_20_Emphasis"><text:span text:style-name="T1"/></text:span></text:p>
      <text:p text:style-name="P1"><text:span text:style-name="Strong_20_Emphasis"><text:span text:style-name="T1">High-Dimensional Spaces: Geometric Bayesianism's extension to Hilbert spaces and its applications to infinite-dimensional </text:span></text:span><text:soft-page-break/><text:span text:style-name="Strong_20_Emphasis"><text:span text:style-name="T1">problems parallel our conversations about the challenges and techniques of performing Bayesian inference in high-dimensional spaces.</text:span></text:span></text:p>
      <text:p text:style-name="P1"><text:span text:style-name="Strong_20_Emphasis"><text:span text:style-name="T1"/></text:span></text:p>
      <text:p text:style-name="P1"><text:span text:style-name="Strong_20_Emphasis"><text:span text:style-name="T1">Bayesian Nonparametrics: The exploration of Bayesian nonparametric models, as well as the discussion on density estimation and functional </text:span></text:span><text:soft-page-break/><text:span text:style-name="Strong_20_Emphasis"><text:span text:style-name="T1">manifolds, resonates with Geometric Bayesianism's emphasis on leveraging geometry for Bayesian methods.</text:span></text:span></text:p>
      <text:p text:style-name="P1"><text:span text:style-name="Strong_20_Emphasis"><text:span text:style-name="T1"/></text:span></text:p>
      <text:p text:style-name="P1"><text:span text:style-name="Strong_20_Emphasis"><text:span text:style-name="T1">Probability Distributions: Geometric Bayesianism's focus on transforming probability distributions into vectors aligns with our discussions on different types of </text:span></text:span><text:soft-page-break/><text:span text:style-name="Strong_20_Emphasis"><text:span text:style-name="T1">probability distributions and their roles in statistical modeling.</text:span></text:span></text:p>
      <text:p text:style-name="P1"><text:span text:style-name="Strong_20_Emphasis"><text:span text:style-name="T1"/></text:span></text:p>
      <text:p text:style-name="P1"><text:span text:style-name="Strong_20_Emphasis"><text:span text:style-name="T1">Manifold and Geometry: The idea of geometric interpretations and inner products is a fundamental aspect of Geometric Bayesianism. Our conversation touched on various algorithms and methods that incorporate </text:span></text:span><text:soft-page-break/><text:span text:style-name="Strong_20_Emphasis"><text:span text:style-name="T1">geometric concepts, such as geodesic Monte Carlo and Hamiltonian Monte Carlo on manifolds.</text:span></text:span></text:p>
      <text:p text:style-name="P1"><text:span text:style-name="Strong_20_Emphasis"><text:span text:style-name="T1"/></text:span></text:p>
      <text:p text:style-name="P1"><text:span text:style-name="Strong_20_Emphasis"><text:span text:style-name="T1">Bayesian Inference: Geometric Bayesianism is a distinct perspective within Bayesian inference. It introduces a new way of approaching probability and data analysis, which aligns </text:span></text:span><text:soft-page-break/><text:span text:style-name="Strong_20_Emphasis"><text:span text:style-name="T1">with the core theme of Bayesian methods we've discussed.</text:span></text:span></text:p>
      <text:p text:style-name="P1"><text:span text:style-name="Strong_20_Emphasis"><text:span text:style-name="T1"/></text:span></text:p>
      <text:p text:style-name="P1"><text:span text:style-name="Strong_20_Emphasis"><text:span text:style-name="T1">Certainly! The concept of "Geometric Bayesianism" connects with several topics that we've discussed in this conversation:</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his approach harmoniously joins the array of Bayesian methodologies, harmonizing mathematics and geometry to deepen our grasp of probability and its interactions.</text:span></text:span></text:p>
      <text:p text:style-name="P1"><text:span text:style-name="Strong_20_Emphasis"><text:span text:style-name="T1"/></text:span></text:p>
      <text:p text:style-name="P1"><text:span text:style-name="Strong_20_Emphasis"><text:span text:style-name="T1">Geometric Bayesianism offers a geometric lens for understanding </text:span></text:span><text:soft-page-break/><text:span text:style-name="Strong_20_Emphasis"><text:span text:style-name="T1">Bayesian inference, blending geometry and probability to enhance comprehension of complex statistical concepts.</text:span></text:span></text:p>
      <text:p text:style-name="P1"><text:span text:style-name="Strong_20_Emphasis"><text:span text:style-name="T1"/></text:span></text:p>
      <text:p text:style-name="P1"><text:span text:style-name="Strong_20_Emphasis"><text:span text:style-name="T1">In Summation:</text:span></text:span></text:p>
      <text:p text:style-name="P1"><text:span text:style-name="Strong_20_Emphasis"><text:span text:style-name="T1">It unravels relationships, exposing shifts in belief systems, and has applications in various disciplines.</text:span></text:span></text:p>
      <text:p text:style-name="P1"><text:soft-page-break/><text:span text:style-name="Strong_20_Emphasis"><text:span text:style-name="T1">Geometric Bayesianism transcends domains like machine learning, statistics, and philosophy.</text:span></text:span></text:p>
      <text:p text:style-name="P1"><text:span text:style-name="Strong_20_Emphasis"><text:span text:style-name="T1"/></text:span></text:p>
      <text:p text:style-name="P1"><text:span text:style-name="Strong_20_Emphasis"><text:span text:style-name="T1">Applications Across Fields:</text:span></text:span></text:p>
      <text:p text:style-name="P1"><text:span text:style-name="Strong_20_Emphasis"><text:span text:style-name="T1">This approach facilitates rigorous comparisons between different prior distributions, shedding light on the most resonant beliefs.</text:span></text:span></text:p>
      <text:p text:style-name="P1"><text:soft-page-break/><text:span text:style-name="Strong_20_Emphasis"><text:span text:style-name="T1">Geometric measures allow for quantitative evaluation of how prior beliefs align with data and how likelihood functions impact inferences.</text:span></text:span></text:p>
      <text:p text:style-name="P1"><text:span text:style-name="Strong_20_Emphasis"><text:span text:style-name="T1"/></text:span></text:p>
      <text:p text:style-name="P1"><text:span text:style-name="Strong_20_Emphasis"><text:span text:style-name="T1">Comparing and Contrasting Distributions:</text:span></text:span></text:p>
      <text:p text:style-name="P1"><text:span text:style-name="Strong_20_Emphasis"><text:span text:style-name="T1">Geometric Bayesianism intuitively visualizes uncertainty by </text:span></text:span><text:soft-page-break/><text:span text:style-name="Strong_20_Emphasis"><text:span text:style-name="T1">transforming abstract probability curves into arrows in space, indicating possibilities and uncertainties.</text:span></text:span></text:p>
      <text:p text:style-name="P1"><text:span text:style-name="Strong_20_Emphasis"><text:span text:style-name="T1"/></text:span></text:p>
      <text:p text:style-name="P1"><text:span text:style-name="Strong_20_Emphasis"><text:span text:style-name="T1">Visualizing Uncertainty:</text:span></text:span></text:p>
      <text:p text:style-name="P1"><text:span text:style-name="Strong_20_Emphasis"><text:span text:style-name="T1"/></text:span></text:p>
      <text:p text:style-name="P1"><text:span text:style-name="Strong_20_Emphasis"><text:span text:style-name="T1">Implications and Exploration:</text:span></text:span></text:p>
      <text:p text:style-name="P1"><text:span text:style-name="Strong_20_Emphasis"><text:span text:style-name="T1">Compatibility values, ranging from 0 to 1, provide a numerical </text:span></text:span><text:soft-page-break/><text:span text:style-name="Strong_20_Emphasis"><text:span text:style-name="T1">measure of agreement derived from geometric insights.</text:span></text:span></text:p>
      <text:p text:style-name="P1"><text:span text:style-name="Strong_20_Emphasis"><text:span text:style-name="T1">The standout idea is compatibility, expressed as the cosine of the angle between distributions, quantifying alignment.</text:span></text:span></text:p>
      <text:p text:style-name="P1"><text:span text:style-name="Strong_20_Emphasis"><text:span text:style-name="T1"/></text:span></text:p>
      <text:p text:style-name="P1"><text:span text:style-name="Strong_20_Emphasis"><text:span text:style-name="T1">Cosine of Compatibility:</text:span></text:span></text:p>
      <text:p text:style-name="P1"><text:span text:style-name="Strong_20_Emphasis"><text:span text:style-name="T1">The likelihood function takes on a geometric </text:span></text:span><text:soft-page-break/><text:span text:style-name="Strong_20_Emphasis"><text:span text:style-name="T1">representation as an information conveyor, while the prior's beliefs become a geometric vector.</text:span></text:span></text:p>
      <text:p text:style-name="P1"><text:span text:style-name="Strong_20_Emphasis"><text:span text:style-name="T1">The interplay of prior, likelihood, and posterior distributions is seen as dynamic interactions of vectors in this geometric framework.</text:span></text:span></text:p>
      <text:p text:style-name="P1"><text:span text:style-name="Strong_20_Emphasis"><text:span text:style-name="T1"/></text:span></text:p>
      <text:p text:style-name="P1"><text:soft-page-break/><text:span text:style-name="Strong_20_Emphasis"><text:span text:style-name="T1">Prior, Likelihood, Posterior:</text:span></text:span></text:p>
      <text:p text:style-name="P1"><text:span text:style-name="Strong_20_Emphasis"><text:span text:style-name="T1">This angle serves as a metric for comparing the similarity or difference between distributions, capturing compatibility or divergence.</text:span></text:span></text:p>
      <text:p text:style-name="P1"><text:span text:style-name="Strong_20_Emphasis"><text:span text:style-name="T1">The heart of this approach lies in establishing an inner product within this vector space, measuring </text:span></text:span><text:soft-page-break/><text:span text:style-name="Strong_20_Emphasis"><text:span text:style-name="T1">angles between probability distributions.</text:span></text:span></text:p>
      <text:p text:style-name="P1"><text:span text:style-name="Strong_20_Emphasis"><text:span text:style-name="T1"/></text:span></text:p>
      <text:p text:style-name="P1"><text:span text:style-name="Strong_20_Emphasis"><text:span text:style-name="T1">Inner Product Insight:</text:span></text:span></text:p>
      <text:p text:style-name="P1"><text:span text:style-name="Strong_20_Emphasis"><text:span text:style-name="T1">This shift transforms distributions into tangible entities with magnitude and direction, akin to geometric vectors.</text:span></text:span></text:p>
      <text:p text:style-name="P1"><text:span text:style-name="Strong_20_Emphasis"><text:span text:style-name="T1">Geometric Bayesianism bridges statistics and geometry, viewing probability distributions </text:span></text:span><text:soft-page-break/><text:span text:style-name="Strong_20_Emphasis"><text:span text:style-name="T1">as vectors in a specific vector space.</text:span></text:span></text:p>
      <text:p text:style-name="P1"><text:span text:style-name="Strong_20_Emphasis"><text:span text:style-name="T1"/></text:span></text:p>
      <text:p text:style-name="P1"><text:span text:style-name="Strong_20_Emphasis"><text:span text:style-name="T1">Geometry Meets Probability:</text:span></text:span></text:p>
      <text:p text:style-name="P1"><text:span text:style-name="Strong_20_Emphasis"><text:span text:style-name="T1"/></text:span></text:p>
      <text:p text:style-name="P1"><text:span text:style-name="Strong_20_Emphasis"><text:span text:style-name="T1">Key Tenets:</text:span></text:span></text:p>
      <text:p text:style-name="P1"><text:span text:style-name="Strong_20_Emphasis"><text:span text:style-name="T1"/></text:span></text:p>
      <text:p text:style-name="P1"><text:span text:style-name="Strong_20_Emphasis"><text:span text:style-name="T1">Geometric Bayesianism is a novel approach that injects geometric concepts into the realm of Bayesian inference, </text:span></text:span><text:soft-page-break/><text:span text:style-name="Strong_20_Emphasis"><text:span text:style-name="T1">revolutionizing how we understand probability and data analysis. Unlike traditional Bayesian methods that navigate abstract probability distributions, this approach navigates through the geometric interpretation of these distributions.</text:span></text:span></text:p>
      <text:p text:style-name="P1"><text:span text:style-name="Strong_20_Emphasis"><text:span text:style-name="T1"/></text:span></text:p>
      <text:p text:style-name="P1"><text:soft-page-break/><text:span text:style-name="Strong_20_Emphasis"><text:span text:style-name="T1">"Geometric Bayesianism: A Distinct Perspective in Bayesian Inferenc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UnlockTheMysteries #GeometricBayesianism</text:span></text:span></text:p>
      <text:p text:style-name="P1"><text:span text:style-name="Strong_20_Emphasis"><text:span text:style-name="T1"/></text:span></text:p>
      <text:p text:style-name="P1"><text:span text:style-name="Strong_20_Emphasis"><text:span text:style-name="T1">This enlightening exploration, "Geometric Bayesianism," is your key </text:span></text:span><text:soft-page-break/><text:span text:style-name="Strong_20_Emphasis"><text:span text:style-name="T1">to unlocking the doors of wisdom and wonder. It's a revolutionary read that's reshaping our perception of the world around us! 🐟🐋🧵🎓</text:span></text:span></text:p>
      <text:p text:style-name="P1"><text:span text:style-name="Strong_20_Emphasis"><text:span text:style-name="T1"/></text:span></text:p>
      <text:p text:style-name="P1"><text:span text:style-name="Strong_20_Emphasis"><text:span text:style-name="T1">From the fascinating conundrums of speed reading 📖💨 to the cosmic relationships among emojis 🌍🔗, this </text:span></text:span><text:soft-page-break/><text:span text:style-name="Strong_20_Emphasis"><text:span text:style-name="T1">captivating adventure takes you into a realm where abstract concepts intertwine with reality. 😲🧩</text:span></text:span></text:p>
      <text:p text:style-name="P1"><text:span text:style-name="Strong_20_Emphasis"><text:span text:style-name="T1"/></text:span></text:p>
      <text:p text:style-name="P1"><text:span text:style-name="Strong_20_Emphasis"><text:span text:style-name="T1">"Geometric Bayesianism" is a mind-bending journey that unravels the secrets of the universe by blending mathematics and cosmology. This exploration delves into </text:span></text:span><text:soft-page-break/><text:span text:style-name="Strong_20_Emphasis"><text:span text:style-name="T1">the hidden connections between geometry and the mysteries of life. 🌌✨</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Feel free to ask if you'd like more information about any of these topics or if you have more questions!</text:span></text:span></text:p>
      <text:p text:style-name="P1"><text:soft-page-break/><text:span text:style-name="Strong_20_Emphasis"><text:span text:style-name="T1"/></text:span></text:p>
      <text:p text:style-name="P1"><text:span text:style-name="Strong_20_Emphasis"><text:span text:style-name="T1">Computational Challenges in Infinite Spaces: Exploring the difficulties and possibilities of solving problems when the possibilities are endless.</text:span></text:span></text:p>
      <text:p text:style-name="P1"><text:span text:style-name="Strong_20_Emphasis"><text:span text:style-name="T1"/></text:span></text:p>
      <text:p text:style-name="P1"><text:span text:style-name="Strong_20_Emphasis"><text:span text:style-name="T1">Extending Methodology to Functions: Taking the ideas from gLMC and applying them to </text:span></text:span><text:soft-page-break/><text:span text:style-name="Strong_20_Emphasis"><text:span text:style-name="T1">situations where we're dealing with functions instead of just numbers.</text:span></text:span></text:p>
      <text:p text:style-name="P1"><text:span text:style-name="Strong_20_Emphasis"><text:span text:style-name="T1"/></text:span></text:p>
      <text:p text:style-name="P1"><text:span text:style-name="Strong_20_Emphasis"><text:span text:style-name="T1">χ2-process Density Prior: A tool that helps us guess what the shape of a curve might look like in statistics.</text:span></text:span></text:p>
      <text:p text:style-name="P1"><text:span text:style-name="Strong_20_Emphasis"><text:span text:style-name="T1"/></text:span></text:p>
      <text:p text:style-name="P1"><text:span text:style-name="Strong_20_Emphasis"><text:span text:style-name="T1">Non-Parametric Fisher Geometry: A different way of looking at </text:span></text:span><text:soft-page-break/><text:span text:style-name="Strong_20_Emphasis"><text:span text:style-name="T1">information in statistics, related to shapes and distances between possibilities.</text:span></text:span></text:p>
      <text:p text:style-name="P1"><text:span text:style-name="Strong_20_Emphasis"><text:span text:style-name="T1"/></text:span></text:p>
      <text:p text:style-name="P1"><text:span text:style-name="Strong_20_Emphasis"><text:span text:style-name="T1">Applications of gLMC and egMC: Showing real-world examples of how these techniques are useful in solving problems.</text:span></text:span></text:p>
      <text:p text:style-name="P1"><text:span text:style-name="Strong_20_Emphasis"><text:span text:style-name="T1"/></text:span></text:p>
      <text:p text:style-name="P1"><text:span text:style-name="Strong_20_Emphasis"><text:span text:style-name="T1">Different Approaches to Sampling: Comparing </text:span></text:span><text:soft-page-break/><text:span text:style-name="Strong_20_Emphasis"><text:span text:style-name="T1">different ways to find answers to statistical questions using movement and geometry.</text:span></text:span></text:p>
      <text:p text:style-name="P1"><text:span text:style-name="Strong_20_Emphasis"><text:span text:style-name="T1"/></text:span></text:p>
      <text:p text:style-name="P1"><text:span text:style-name="Strong_20_Emphasis"><text:span text:style-name="T1">Embedding Geodesic Monte Carlo (egMC): A similar technique to gLMC, but applied when we know the shape of the problem space.</text:span></text:span></text:p>
      <text:p text:style-name="P1"><text:span text:style-name="Strong_20_Emphasis"><text:span text:style-name="T1"/></text:span></text:p>
      <text:p text:style-name="P1"><text:soft-page-break/><text:span text:style-name="Strong_20_Emphasis"><text:span text:style-name="T1">Details of gLMC Algorithm: A step-by-step explanation of how gLMC works, making complex calculations easier.</text:span></text:span></text:p>
      <text:p text:style-name="P1"><text:span text:style-name="Strong_20_Emphasis"><text:span text:style-name="T1"/></text:span></text:p>
      <text:p text:style-name="P1"><text:span text:style-name="Strong_20_Emphasis"><text:span text:style-name="T1">Geodesic Lagrangian Monte Carlo (gLMC): A specific approach that combines geometry and smart movement to solve statistical problems.</text:span></text:span></text:p>
      <text:p text:style-name="P1"><text:soft-page-break/><text:span text:style-name="Strong_20_Emphasis"><text:span text:style-name="T1"/></text:span></text:p>
      <text:p text:style-name="P1"><text:span text:style-name="Strong_20_Emphasis"><text:span text:style-name="T1">Hamiltonian Monte Carlo: A smart method for moving around in the world of numbers to find answers to statistical questions.</text:span></text:span></text:p>
      <text:p text:style-name="P1"><text:span text:style-name="Strong_20_Emphasis"><text:span text:style-name="T1"/></text:span></text:p>
      <text:p text:style-name="P1"><text:span text:style-name="Strong_20_Emphasis"><text:span text:style-name="T1">Intrinsic Geometry of Matrices: Understanding the natural shape of matrices and how they </text:span></text:span><text:soft-page-break/><text:span text:style-name="Strong_20_Emphasis"><text:span text:style-name="T1">fit together, especially positive definite ones.</text:span></text:span></text:p>
      <text:p text:style-name="P1"><text:span text:style-name="Strong_20_Emphasis"><text:span text:style-name="T1"/></text:span></text:p>
      <text:p text:style-name="P1"><text:span text:style-name="Strong_20_Emphasis"><text:span text:style-name="T1">Challenges in Matrix Inference: Exploring the difficulties in making educated guesses about matrices in statistics, and how gLMC helps overcome those challenges.</text:span></text:span></text:p>
      <text:p text:style-name="P1"><text:span text:style-name="Strong_20_Emphasis"><text:span text:style-name="T1"/></text:span></text:p>
      <text:p text:style-name="P1"><text:span text:style-name="Strong_20_Emphasis"><text:span text:style-name="T1">Positive Definite Matrices: Special matrices </text:span></text:span><text:soft-page-break/><text:span text:style-name="Strong_20_Emphasis"><text:span text:style-name="T1">used in statistics for Gaussian models, which play a big role in various statistical methods.</text:span></text:span></text:p>
      <text:p text:style-name="P1"><text:span text:style-name="Strong_20_Emphasis"><text:span text:style-name="T1"/></text:span></text:p>
      <text:p text:style-name="P1"><text:span text:style-name="Strong_20_Emphasis"><text:span text:style-name="T1">Using gLMC for Matrices: Applying the gLMC technique to study matrices that are important in statistics, helping us better understand their properties.</text:span></text:span></text:p>
      <text:p text:style-name="P1"><text:soft-page-break/><text:span text:style-name="Strong_20_Emphasis"><text:span text:style-name="T1"/></text:span></text:p>
      <text:p text:style-name="P1"><text:span text:style-name="Strong_20_Emphasis"><text:span text:style-name="T1">gLMC for Bayesian Inference: Using the gLMC technique to make educated guesses about unknown values in statistics, especially when dealing with curved spaces.</text:span></text:span></text:p>
      <text:p text:style-name="P1"><text:span text:style-name="Strong_20_Emphasis"><text:span text:style-name="T1"/></text:span></text:p>
      <text:p text:style-name="P1"><text:span text:style-name="Strong_20_Emphasis"><text:span text:style-name="T1">Introduction to gLMC Methodology: A way to solve complex statistical </text:span></text:span><text:soft-page-break/><text:span text:style-name="Strong_20_Emphasis"><text:span text:style-name="T1">problems by using a technique called "geodesic Lagrangian Monte Carlo."</text:span></text:span></text:p>
      <text:p text:style-name="P1"><text:span text:style-name="Strong_20_Emphasis"><text:span text:style-name="T1"/></text:span></text:p>
      <text:p text:style-name="P1"><text:span text:style-name="Strong_20_Emphasis"><text:span text:style-name="T1">Of course! Here's a simplified explanation of each topic:</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Please let me know if you would like more information on any specific topic or if there's anything else you'd like to discuss!</text:span></text:span></text:p>
      <text:p text:style-name="P1"><text:span text:style-name="Strong_20_Emphasis"><text:span text:style-name="T1">Discussion of computational challenges and opportunities in performing Bayesian inference on infinite-dimensional manifolds.</text:span></text:span></text:p>
      <text:p text:style-name="P1"><text:soft-page-break/><text:span text:style-name="Strong_20_Emphasis"><text:span text:style-name="T1">Potential extensions of the methodology to functional manifolds and Hilbert manifolds.</text:span></text:span></text:p>
      <text:p text:style-name="P1"><text:span text:style-name="Strong_20_Emphasis"><text:span text:style-name="T1">Introduction to the χ2-process density prior for Bayesian non-parametric density estimation.</text:span></text:span></text:p>
      <text:p text:style-name="P1"><text:span text:style-name="Strong_20_Emphasis"><text:span text:style-name="T1">Bayesian inference on non-parametric Fisher geometry and its relation to the sphere.</text:span></text:span></text:p>
      <text:p text:style-name="P1"><text:soft-page-break/><text:span text:style-name="Strong_20_Emphasis"><text:span text:style-name="T1">The application of gLMC and egMC to various statistical problems.</text:span></text:span></text:p>
      <text:p text:style-name="P1"><text:span text:style-name="Strong_20_Emphasis"><text:span text:style-name="T1">Comparison of different algorithmic approaches for sampling on manifolds.</text:span></text:span></text:p>
      <text:p text:style-name="P1"><text:span text:style-name="Strong_20_Emphasis"><text:span text:style-name="T1">The concept of embedding geodesic Monte Carlo (egMC) for manifolds with known embeddings.</text:span></text:span></text:p>
      <text:p text:style-name="P1"><text:span text:style-name="Strong_20_Emphasis"><text:span text:style-name="T1">Details of the gLMC algorithm for Bayesian </text:span></text:span><text:soft-page-break/><text:span text:style-name="Strong_20_Emphasis"><text:span text:style-name="T1">inference on general Riemannian manifolds.</text:span></text:span></text:p>
      <text:p text:style-name="P1"><text:span text:style-name="Strong_20_Emphasis"><text:span text:style-name="T1">Introduction to geodesic Lagrangian Monte Carlo (gLMC) as a Hamiltonian Monte Carlo algorithm.</text:span></text:span></text:p>
      <text:p text:style-name="P1"><text:span text:style-name="Strong_20_Emphasis"><text:span text:style-name="T1">Hamiltonian Monte Carlo (HMC) and Riemannian manifold Hamiltonian Monte Carlo (RMHMC).</text:span></text:span></text:p>
      <text:p text:style-name="P1"><text:span text:style-name="Strong_20_Emphasis"><text:span text:style-name="T1">Intrinsic geometry of the space of PD matrices and its completeness.</text:span></text:span></text:p>
      <text:p text:style-name="P1"><text:soft-page-break/><text:span text:style-name="Strong_20_Emphasis"><text:span text:style-name="T1">Challenges in performing Bayesian inference on the space of PD matrices.</text:span></text:span></text:p>
      <text:p text:style-name="P1"><text:span text:style-name="Strong_20_Emphasis"><text:span text:style-name="T1">Importance of positive definite matrices in statistics and Gaussian models.</text:span></text:span></text:p>
      <text:p text:style-name="P1"><text:span text:style-name="Strong_20_Emphasis"><text:span text:style-name="T1">Illustration of gLMC using the space of positive definite (PD) matrices.</text:span></text:span></text:p>
      <text:p text:style-name="P1"><text:span text:style-name="Strong_20_Emphasis"><text:span text:style-name="T1">Application of gLMC to Bayesian inference on Riemannian manifolds.</text:span></text:span></text:p>
      <text:p text:style-name="P1"><text:soft-page-break/><text:span text:style-name="Strong_20_Emphasis"><text:span text:style-name="T1">Introduction to Geodesic Lagrangian Monte Carlo (gLMC) methodology.</text:span></text:span></text:p>
      <text:p text:style-name="P1"><text:span text:style-name="Strong_20_Emphasis"><text:span text:style-name="T1"/></text:span></text:p>
      <text:p text:style-name="P1"><text:span text:style-name="Strong_20_Emphasis"><text:span text:style-name="T1">Certainly! Here's a list of the topics we've discussed so far:</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Additionally, the text highlights the need for </text:span></text:span><text:soft-page-break/><text:span text:style-name="Strong_20_Emphasis"><text:span text:style-name="T1">computational methods on infinite-dimensional manifolds. While existing methodologies like Hamiltonian Monte Carlo (HMC) have enabled efficient Bayesian inference on various manifolds, including infinite-dimensional ones, the extension to manifolds of functions has been less explored. </text:span></text:span><text:soft-page-break/><text:span text:style-name="Strong_20_Emphasis"><text:span text:style-name="T1">The extension of HMC to function manifolds would require further research to ensure scalability and efficiency, particularly in the context of infinite-dimensional spaces.</text:span></text:span></text:p>
      <text:p text:style-name="P1"><text:span text:style-name="Strong_20_Emphasis"><text:span text:style-name="T1"/></text:span></text:p>
      <text:p text:style-name="P1"><text:span text:style-name="Strong_20_Emphasis"><text:span text:style-name="T1">The provided text discusses the potential application of the </text:span></text:span><text:soft-page-break/><text:span text:style-name="Strong_20_Emphasis"><text:span text:style-name="T1">proposed methodology to the field of quantum physics and Bayesian inverse problems. It suggests extending the approach to the context of quantum physics, where the state function Ψ plays a role similar to the previously discussed function q. The Schrödinger equation is introduced as a </text:span></text:span><text:soft-page-break/><text:span text:style-name="Strong_20_Emphasis"><text:span text:style-name="T1">constraint that governs the dynamics of Ψ over time and position. The proposed Bayesian manifold nonparametric model aims to combine Bayesian methodology with quantum physics concepts, utilizing inf i nite-dimensional projective Hilbert space. This extension could provide new insights into </text:span></text:span><text:soft-page-break/><text:span text:style-name="Strong_20_Emphasis"><text:span text:style-name="T1">quantum physics through the lens of Bayesian inverse problems, contributing to both field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dissertation's approach to Bayesian nonparametric density estimation focused on </text:span></text:span><text:soft-page-break/><text:span text:style-name="Strong_20_Emphasis"><text:span text:style-name="T1">using the square root of the density function and treating it as a point on the L2 sphere. This led to a Gaussian process (GP) prior multiplied by a Dirac measure, enforcing the constraint on the L2 sphere. This approach eased computational constraints compared to the traditional method of ensuring a function </text:span></text:span><text:soft-page-break/><text:span text:style-name="Strong_20_Emphasis"><text:span text:style-name="T1">integrates to 1. The chapter emphasizes the potential for utilizing similar techniques to solve problems on infinite manifolds and suggests that this exploration could open up new opportunities for scalable applications of Bayesian methods to complex spatial and temporal problems.</text:span></text:span></text:p>
      <text:p text:style-name="P1"><text:soft-page-break/><text:span text:style-name="Strong_20_Emphasis"><text:span text:style-name="T1"/></text:span></text:p>
      <text:p text:style-name="P1"><text:span text:style-name="Strong_20_Emphasis"><text:span text:style-name="T1">This chapter discusses potential future directions for extending the methodology presented in the dissertation. One immediate extension is moving from finite-dimensional manifolds to Hilbert manifolds, which would be particularly useful when dealing with </text:span></text:span><text:soft-page-break/><text:span text:style-name="Strong_20_Emphasis"><text:span text:style-name="T1">constrained functions, such as those with non-negativity, orthogonality, or other properties. Functional constraints often complicate problems, but utilizing the structure and symmetries of the solution space could simplify statistical models and computational efforts. This involves </text:span></text:span><text:soft-page-break/><text:span text:style-name="Strong_20_Emphasis"><text:span text:style-name="T1">delving into the realm of dif f erential geometry, inverse problems, and Bayesian nonparametrics to develop techniques for Bayesian inference on infinite-dimensional functional manifolds.</text:span></text:span></text:p>
      <text:p text:style-name="P1"><text:span text:style-name="Strong_20_Emphasis"><text:span text:style-name="T1"/></text:span></text:p>
      <text:p text:style-name="P1"><text:span text:style-name="Strong_20_Emphasis"><text:span text:style-name="T1">Chapter 7: Future Directions: Bayesian Inference on Infinite Manifolds</text:span></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is chapter explores the extension of the Fisher information's Riemannian geometry beyond parametric statistical models to nonparametric cases. The resulting nonparametric Fisher geometry is found </text:span></text:span><text:soft-page-break/><text:span text:style-name="Strong_20_Emphasis"><text:span text:style-name="T1">to be equivalent to the geometry of the inf i nite-dimensional sphere. This perspective shift offers computational advantages and leads to the development of a novel Bayesian nonparametric density estimation model called the χ2-process density prior. This prior enables efficient computation </text:span></text:span><text:soft-page-break/><text:span text:style-name="Strong_20_Emphasis"><text:span text:style-name="T1">while maintaining the flexibility typical of Bayesian nonparametric models. Additionally, the chapter formalizes the relationship between embedding geodesic Monte Carlo (egMC) on the inf i nite-dimensional sphere and standard Riemannian Hamiltonian Monte Carlo. The chapter showcases the theoretical and </text:span></text:span><text:soft-page-break/><text:span text:style-name="Strong_20_Emphasis"><text:span text:style-name="T1">methodological implications of this new perspective on geometry in statistics.</text:span></text:span></text:p>
      <text:p text:style-name="P1"><text:span text:style-name="Strong_20_Emphasis"><text:span text:style-name="T1"/></text:span></text:p>
      <text:p text:style-name="P1"><text:span text:style-name="Strong_20_Emphasis"><text:span text:style-name="T1">Chapter Summar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resulting class of algorithms is both symplectic and entirely </text:span></text:span><text:soft-page-break/><text:span text:style-name="Strong_20_Emphasis"><text:span text:style-name="T1">explicit, eliminating the need for implicit integration. Moreover, these algorithms permit the use of a non-trivial mass matrix, offering an additional advantage. This approach also suggests the possibility of integrating Metropolis adjustments into geometric Langevin algorithms, similar to the </text:span></text:span><text:soft-page-break/><text:span text:style-name="Strong_20_Emphasis"><text:span text:style-name="T1">concepts presented in [117].</text:span></text:span></text:p>
      <text:p text:style-name="P1"><text:span text:style-name="Strong_20_Emphasis"><text:span text:style-name="T1"/></text:span></text:p>
      <text:p text:style-name="P1"><text:span text:style-name="Strong_20_Emphasis"><text:span text:style-name="T1">An alternative derivation of the embedding geodesic Monte Carlo for embedded manifolds, as proposed in [25], has been introduced. This derivation is characterized by its conceptual simplicity, as </text:span></text:span><text:soft-page-break/><text:span text:style-name="Strong_20_Emphasis"><text:span text:style-name="T1">it eliminates the reliance on intrinsic manifold geometry notions, making the algorithm's mechanics clearer. In this approach, it becomes evident that incorporating the log-Jacobian of the embedding into the Hamiltonian is unnecessary whenever the target distribution is defined in terms of embedding coordinates.</text:span></text:span></text:p>
      <text:p text:style-name="P1"><text:soft-page-break/><text:span text:style-name="Strong_20_Emphasis"><text:span text:style-name="T1"/></text:span></text:p>
      <text:p text:style-name="P1"><text:span text:style-name="Strong_20_Emphasis"><text:span text:style-name="T1">Discussion on Embedding Geodesic Monte Carlo</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However, [25] proposed that for specific manifolds with known geodesics, it's advantageous to split the Hamiltonian into two parts. The first part, <text:s/></text:span></text:span><text:soft-page-break/><text:span text:style-name="Strong_20_Emphasis"><text:span text:style-name="T1">[ 1 ] H[1], focuses on perturbing the momentum and advancing along the manifold geodesics, while the second part, <text:s/>[ 2 ] H[2], deals with the geodesic dynamics for the Riemannian metric's Levi-Civita connection. This approach enables the simulation of the entire system by alternating between momentum </text:span></text:span><text:soft-page-break/><text:span text:style-name="Strong_20_Emphasis"><text:span text:style-name="T1">perturbation and geodesic advancement.</text:span></text:span></text:p>
      <text:p text:style-name="P1"><text:span text:style-name="Strong_20_Emphasis"><text:span text:style-name="T1"/></text:span></text:p>
      <text:p text:style-name="P1"><text:span text:style-name="Strong_20_Emphasis"><text:span text:style-name="T1">Ideally, a single algorithm should be versatile enough to work across various model types. This versatility is one of the strengths of Hamiltonian Monte Carlo (HMC) [49] and its Riemannian extension, RMHMC [66]. RMHMC </text:span></text:span><text:soft-page-break/><text:span text:style-name="Strong_20_Emphasis"><text:span text:style-name="T1">enhances the posterior distribution π(q) with random Gaussian momentum <text:s/>∼ <text:s/>( 0 , <text:s/>( )) p∼N(0,G(q)), where <text:s/>( ) G(q) is the metric tensor relevant to the Riemannian manifold of the model. RMHMC samples from the posterior by simulating the augmented canonical distribution using the </text:span></text:span><text:soft-page-break/><text:span text:style-name="Strong_20_Emphasis"><text:span text:style-name="T1">Hamiltonian <text:s/>( <text:s/>, ) H(q,p) defined as: <text:s/>( <text:s/>, ) ∝ − log ⁡ <text:s/>( ) + 1 2 log ⁡ ∣ <text:s/>( ) ∣ + 1 2 <text:s text:c="3"/>( ) − 1 <text:s/>. <text:s/>H(q,p)∝−logπ(q)+ 2 1 ​ log∣G(q)∣+ 2 1 ​ p T G(q) −1 p. <text:s/>Here, <text:s/>( ) U(q) is the negative log-posterior and <text:s/>( <text:s/>, ) K(q,p) is the negative logarithm of the Gaussian momentum's probability density function. Since </text:span></text:span><text:soft-page-break/><text:span text:style-name="Strong_20_Emphasis"><text:span text:style-name="T1">the kinetic energy isn't separable in <text:s/>q and <text:s/>p, Euler's method cannot be used for integration. Implicit integration methods, such as those discussed in [66], are typically required.</text:span></text:span></text:p>
      <text:p text:style-name="P1"><text:span text:style-name="Strong_20_Emphasis"><text:span text:style-name="T1"/></text:span></text:p>
      <text:p text:style-name="P1"><text:span text:style-name="Strong_20_Emphasis"><text:span text:style-name="T1">Bayesian inference is a challenging task, and it becomes even more complex when dealing </text:span></text:span><text:soft-page-break/><text:span text:style-name="Strong_20_Emphasis"><text:span text:style-name="T1">with non-Euclidean manifolds. Prior to the publication of [25], performing posterior computations for models with non-Euclidean parameter spaces required significant ingenuity. The algorithmic approach often varied based on factors such as the prior, the likelihood, and </text:span></text:span><text:soft-page-break/><text:span text:style-name="Strong_20_Emphasis"><text:span text:style-name="T1">the constraints imposed by the non-Euclidean geometry. An example of this complexity can be seen in [88], where posterior computations over the Stiefel manifold of orthonormal matrices are accomplished using model-specific Gibbs updates.</text:span></text:span></text:p>
      <text:p text:style-name="P1"><text:span text:style-name="Strong_20_Emphasis"><text:span text:style-name="T1"/></text:span></text:p>
      <text:p text:style-name="P1"><text:soft-page-break/><text:span text:style-name="Strong_20_Emphasis"><text:span text:style-name="T1">Introduction to Bayesian Inference on Non-Euclidean Manifold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energy function is then defined as: <text:s/>( <text:s/>, ) ∝ − log ⁡ <text:s/>( ) − 1 2 log ⁡ ∣ <text:s/>( ) ∣ + 1 2 <text:s text:c="3"/>( ) <text:s/>. <text:s/>E(q,v)∝−logπ(q)− 2 1 ​ log∣G(q)∣+ 2 1 ​ v T G(q)v. <text:s/>This energy function's probabilistic </text:span></text:span><text:soft-page-break/><text:span text:style-name="Strong_20_Emphasis"><text:span text:style-name="T1">interpretation aligns with that of RMHMC, where the energy represents the negative logarithm of probability density functions of two independent random variables – one representing the variable of interest and the other related to the augmentation of the system.</text:span></text:span></text:p>
      <text:p text:style-name="P1"><text:soft-page-break/><text:span text:style-name="Strong_20_Emphasis"><text:span text:style-name="T1"/></text:span></text:p>
      <text:p text:style-name="P1"><text:span text:style-name="Strong_20_Emphasis"><text:span text:style-name="T1">H[2] is connected to the geodesic flow using the Levi-Civita connection. This flow can be expressed using the exponential map with respect to a velocity vector (not the momentum covector). Given a covector <text:s/>∈ <text:s/>∗ <text:s text:c="2"/>p∈T ∗ qM, the corresponding vector <text:s/>∈ <text:s text:c="3"/></text:span></text:span><text:soft-page-break/><text:span text:style-name="Strong_20_Emphasis"><text:span text:style-name="T1">v∈TqM can be obtained through <text:s/>= <text:s/>− 1 ( ) <text:s/>v=G −1 (q)p, where <text:s/>( ) G(q) is a matrix encoding the Riemannian geometry at point <text:s/>q. While RMHMC involves augmenting the system with <text:s/>∼ <text:s/>( 0 , <text:s/>( )) p∼N(0,G(q)), Lagrangian Monte Carlo employs <text:s/>= <text:s/>− 1 ( ) <text:s/>∼ <text:s/>( 0 , <text:s/>− 1 ( )) v=G −1 (q)p∼N(0,G −1 (q)).</text:span></text:span></text:p>
      <text:p text:style-name="P1"><text:soft-page-break/><text:span text:style-name="Strong_20_Emphasis"><text:span text:style-name="T1">The solution to Hamilton's equations related to the kinetic term <text:s/>[ 2 ]</text:span></text:span></text:p>
      <text:p text:style-name="P1"><text:span text:style-name="Strong_20_Emphasis"><text:span text:style-name="T1"/></text:span></text:p>
      <text:p text:style-name="P1"><text:span text:style-name="Strong_20_Emphasis"><text:span text:style-name="T1">The work [25] presents an extension of the RMHMC framework to manifolds that can be isometrically embedded into Euclidean space. This approach is particularly efficient </text:span></text:span><text:soft-page-break/><text:span text:style-name="Strong_20_Emphasis"><text:span text:style-name="T1">when a known closed-form linear projection exists from the ambient space to the tangent space at any point. However, this kind of embedding is rarely known. For the space of Positive Definite (PD) matrices with the canonical metric, such an isometric embedding is not available. Hence, an </text:span></text:span><text:soft-page-break/><text:span text:style-name="Strong_20_Emphasis"><text:span text:style-name="T1">intrinsic approach is preferred.</text:span></text:span></text:p>
      <text:p text:style-name="P1"><text:span text:style-name="Strong_20_Emphasis"><text:span text:style-name="T1"/></text:span></text:p>
      <text:p text:style-name="P1"><text:span text:style-name="Strong_20_Emphasis"><text:span text:style-name="T1">Geodesic Lagrangian Monte Carlo</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Here, <text:s/>( ) G(q) is a matrix that encodes the geometry of the Riemannian manifold at </text:span></text:span><text:soft-page-break/><text:span text:style-name="Strong_20_Emphasis"><text:span text:style-name="T1">the point <text:s/>q. The goal is to sample from the posterior distribution <text:s/>( ) π(q) using this Hamiltonian dynamics. This approach allows for effective sampling in scenarios where traditional methods struggle, especially in high-dimensional and complex models.</text:span></text:span></text:p>
      <text:p text:style-name="P1"><text:span text:style-name="Strong_20_Emphasis"><text:span text:style-name="T1"/></text:span></text:p>
      <text:p text:style-name="P1"><text:soft-page-break/><text:span text:style-name="Strong_20_Emphasis"><text:span text:style-name="T1">For Bayesian inference on general Riemannian manifolds, a variant of HMC called Riemannian manifold HMC is employed. In this context, the Hamiltonian is slightly more complex: <text:s/>( <text:s/>, ) = − log ⁡ <text:s/>( ) + 1 2 log ⁡ ∣ <text:s/>( ) ∣ + 1 2 <text:s text:c="3"/>( ) − 1 <text:s/>. <text:s/>H(q,p)=−logπ(q)+ 2 1 ​ log∣G(q)∣+ 2 1 ​ p T G(q) −1 p.</text:span></text:span></text:p>
      <text:p text:style-name="P1"><text:soft-page-break/><text:span text:style-name="Strong_20_Emphasis"><text:span text:style-name="T1"/></text:span></text:p>
      <text:p text:style-name="P1"><text:span text:style-name="Strong_20_Emphasis"><text:span text:style-name="T1">However, the evidence integral can be challenging to compute in complex models, especially in high dimensions. Traditional methods like importance sampling and random walk MCMC also face difficulties in such cases. Hamiltonian Monte Carlo (HMC) is a powerful </text:span></text:span><text:soft-page-break/><text:span text:style-name="Strong_20_Emphasis"><text:span text:style-name="T1">technique designed to tackle high-dimensional models over continuous parameter spaces. HMC constructs a Hamiltonian system that involves both the parameter vector <text:s/>q and an auxiliary vector <text:s/>p of the same dimension. These vectors are associated with potential energy <text:s/>( ) = − log ⁡ <text:s/>( ) U(q)=−logπ(q) </text:span></text:span><text:soft-page-break/><text:span text:style-name="Strong_20_Emphasis"><text:span text:style-name="T1">and kinetic energy <text:s/>( ) K(p), respectively, forming the Hamiltonian function <text:s/>( <text:s/>, ) = <text:s/>( ) + <text:s/>( ) H(q,p)=U(q)+K(p). The system's evolution is determined by Hamilton's equations.</text:span></text:span></text:p>
      <text:p text:style-name="P1"><text:span text:style-name="Strong_20_Emphasis"><text:span text:style-name="T1"/></text:span></text:p>
      <text:p text:style-name="P1"><text:span text:style-name="Strong_20_Emphasis"><text:span text:style-name="T1">Given observed data <text:s/>1 , . <text:s/>. <text:s/>. <text:s/>, <text:s text:c="2"/>∈ <text:s text:c="2"/>y 1 ​ ,...,y N ​ ∈R n , a generative model can be described using a </text:span></text:span><text:soft-page-break/><text:span text:style-name="Strong_20_Emphasis"><text:span text:style-name="T1">likelihood function <text:s/>( <text:s/>∣ ) p(y∣q). In this context, <text:s/>∈ <text:s text:c="2"/>q∈M m represents an <text:s/>m-dimensional vector on a manifold that parameterizes the likelihood. By introducing a prior distribution <text:s/>( ) p(q), the posterior distribution <text:s/>( ) = <text:s/>( <text:s/>∣ ) = <text:s/>( <text:s/>∣ ) <text:s/>( ) π(q)=p(q∣y)=p(y∣q)p(q) </text:span></text:span><text:soft-page-break/><text:span text:style-name="Strong_20_Emphasis"><text:span text:style-name="T1">is obtained. The posterior distribution captures the information about the model given the observed data, where the integral ∫ <text:s/>( <text:s/>∣ ) <text:s/>( )   <text:s text:c="2"/>∫p(y∣q)p(q)dq is often referred to as the evidence.</text:span></text:span></text:p>
      <text:p text:style-name="P1"><text:span text:style-name="Strong_20_Emphasis"><text:span text:style-name="T1"/></text:span></text:p>
      <text:p text:style-name="P1"><text:span text:style-name="Strong_20_Emphasis"><text:span text:style-name="T1">Bayesian Inference on General Riemannian </text:span></text:span><text:soft-page-break/><text:span text:style-name="Strong_20_Emphasis"><text:span text:style-name="T1">Manifolds using Geodesic Lagrangian Monte Carlo</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Section 2.7: Empirical Results: The chapter concludes with the presentation of empirical results based on both simulated and real-world data, showcasing </text:span></text:span><text:soft-page-break/><text:span text:style-name="Strong_20_Emphasis"><text:span text:style-name="T1">the effectiveness of the proposed methodology.</text:span></text:span></text:p>
      <text:p text:style-name="P1"><text:span text:style-name="Strong_20_Emphasis"><text:span text:style-name="T1"/></text:span></text:p>
      <text:p text:style-name="P1"><text:span text:style-name="Strong_20_Emphasis"><text:span text:style-name="T1">Section 2.6: Prior Introduction: Readers are introduced to common proper and improper priors for covariance matrices.</text:span></text:span></text:p>
      <text:p text:style-name="P1"><text:span text:style-name="Strong_20_Emphasis"><text:span text:style-name="T1"/></text:span></text:p>
      <text:p text:style-name="P1"><text:span text:style-name="Strong_20_Emphasis"><text:span text:style-name="T1">Section 2.5: Detailed gLMC Explanation: This </text:span></text:span><text:soft-page-break/><text:span text:style-name="Strong_20_Emphasis"><text:span text:style-name="T1">section provides a detailed explanation of how gLMC operates on symmetric and Hermitian PD matrices.</text:span></text:span></text:p>
      <text:p text:style-name="P1"><text:span text:style-name="Strong_20_Emphasis"><text:span text:style-name="T1"/></text:span></text:p>
      <text:p text:style-name="P1"><text:span text:style-name="Strong_20_Emphasis"><text:span text:style-name="T1">Section 2.4: gLMC Methodology: The gLMC methodology for Bayesian inference on general Riemannian manifolds is presented.</text:span></text:span></text:p>
      <text:p text:style-name="P1"><text:span text:style-name="Strong_20_Emphasis"><text:span text:style-name="T1"/></text:span></text:p>
      <text:p text:style-name="P1"><text:soft-page-break/><text:span text:style-name="Strong_20_Emphasis"><text:span text:style-name="T1">Section 2.3: Defining PD Matrices: Here, PD matrices are defined, and it is shown how the space of PD (symmetric or Hermitian) matrices forms a Riemannian manifold.</text:span></text:span></text:p>
      <text:p text:style-name="P1"><text:span text:style-name="Strong_20_Emphasis"><text:span text:style-name="T1"/></text:span></text:p>
      <text:p text:style-name="P1"><text:span text:style-name="Strong_20_Emphasis"><text:span text:style-name="T1">Section 2.2: Motivation: This section provides motivation for the approach by offering a </text:span></text:span><text:soft-page-break/><text:span text:style-name="Strong_20_Emphasis"><text:span text:style-name="T1">concise introduction to spectral density estimation for multivariate time series.</text:span></text:span></text:p>
      <text:p text:style-name="P1"><text:span text:style-name="Strong_20_Emphasis"><text:span text:style-name="T1"/></text:span></text:p>
      <text:p text:style-name="P1"><text:span text:style-name="Strong_20_Emphasis"><text:span text:style-name="T1">The remainder of the chapter is organized as follows:</text:span></text:span></text:p>
      <text:p text:style-name="P1"><text:span text:style-name="Strong_20_Emphasis"><text:span text:style-name="T1"/></text:span></text:p>
      <text:p text:style-name="P1"><text:span text:style-name="Strong_20_Emphasis"><text:span text:style-name="T1">Regularization Interpretation: The method's utility extends to point estimation </text:span></text:span><text:soft-page-break/><text:span text:style-name="Strong_20_Emphasis"><text:span text:style-name="T1">scenarios where regularization is desirable. These approaches can be interpreted as Bayesian, and the corresponding point estimates are considered maximum a posteriori (MAP) estimates.</text:span></text:span></text:p>
      <text:p text:style-name="P1"><text:span text:style-name="Strong_20_Emphasis"><text:span text:style-name="T1"/></text:span></text:p>
      <text:p text:style-name="P1"><text:span text:style-name="Strong_20_Emphasis"><text:span text:style-name="T1">Direct Inference: The proposed method is </text:span></text:span><text:soft-page-break/><text:span text:style-name="Strong_20_Emphasis"><text:span text:style-name="T1">valuable for generating samples from the full posterior distribution, rather than just a point estimate. It allows for full inference directly over the space of PD matrices without being limited to conjugate priors, making it the first of its kind.</text:span></text:span></text:p>
      <text:p text:style-name="P1"><text:span text:style-name="Strong_20_Emphasis"><text:span text:style-name="T1"/></text:span></text:p>
      <text:p text:style-name="P1"><text:soft-page-break/><text:span text:style-name="Strong_20_Emphasis"><text:span text:style-name="T1">Application to Covariance Matrices: The proposed algorithms are applied to Bayesian inference on both real and complex covariance matrices, using various prior specifications and simulated/real-world data.</text:span></text:span></text:p>
      <text:p text:style-name="P1"><text:span text:style-name="Strong_20_Emphasis"><text:span text:style-name="T1"/></text:span></text:p>
      <text:p text:style-name="P1"><text:span text:style-name="Strong_20_Emphasis"><text:span text:style-name="T1">Introduction to Spectral Density Estimation: For </text:span></text:span><text:soft-page-break/><text:span text:style-name="Strong_20_Emphasis"><text:span text:style-name="T1">classical statisticians, the chapter serves as a brief introduction to spectral density estimation and its Bayesian approach.</text:span></text:span></text:p>
      <text:p text:style-name="P1"><text:span text:style-name="Strong_20_Emphasis"><text:span text:style-name="T1"/></text:span></text:p>
      <text:p text:style-name="P1"><text:span text:style-name="Strong_20_Emphasis"><text:span text:style-name="T1">Detailed Description of gLMC: The general methodology is illustrated through a detailed explanation of how gLMC operates on the </text:span></text:span><text:soft-page-break/><text:span text:style-name="Strong_20_Emphasis"><text:span text:style-name="T1">spaces of symmetric and Hermitian positive definite (PD) matrices.</text:span></text:span></text:p>
      <text:p text:style-name="P1"><text:span text:style-name="Strong_20_Emphasis"><text:span text:style-name="T1"/></text:span></text:p>
      <text:p text:style-name="P1"><text:span text:style-name="Strong_20_Emphasis"><text:span text:style-name="T1">gLMC Methodology: The chapter introduces the geodesic Lagrangian Monte Carlo (gLMC) methodology, providing a novel approach for Bayesian inference on general Riemannian manifolds.</text:span></text:span></text:p>
      <text:p text:style-name="P1"><text:span text:style-name="Strong_20_Emphasis"><text:span text:style-name="T1"/></text:span></text:p>
      <text:p text:style-name="P1"><text:soft-page-break/><text:span text:style-name="Strong_20_Emphasis"><text:span text:style-name="T1">This chapter makes several significant contributions:</text:span></text:span></text:p>
      <text:p text:style-name="P1"><text:span text:style-name="Strong_20_Emphasis"><text:span text:style-name="T1"/></text:span></text:p>
      <text:p text:style-name="P1"><text:span text:style-name="Strong_20_Emphasis"><text:span text:style-name="T1">Contributions of this Chapter</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gLMC enables the treatment of covariance matrices akin to other </text:span></text:span><text:soft-page-break/><text:span text:style-name="Strong_20_Emphasis"><text:span text:style-name="T1">model parameters, eliminating the need for conjugate priors or low-rank structures. Its applications for PD matrices are demonstrated using simulated and real-world data. First, gLMC's empirical outcomes align with the closed-form solution of the conjugate Gaussian inverse-Wishart </text:span></text:span><text:soft-page-break/><text:span text:style-name="Strong_20_Emphasis"><text:span text:style-name="T1">model. Then, the application of gLMC to Hermitian PD matrices for multivariate spectral density estimation is highlighted. We compare results from different prior specifications, including the inverse-Wishart prior and complex reference prior. Credible intervals for </text:span></text:span><text:soft-page-break/><text:span text:style-name="Strong_20_Emphasis"><text:span text:style-name="T1">squared coherences are obtained for simulated vector auto-regressive time series with known spectral density matrices. Lastly, gLMC is used to learn spectral density matrices associated with multivariate local field potentials (LFPs).</text:span></text:span></text:p>
      <text:p text:style-name="P1"><text:span text:style-name="Strong_20_Emphasis"><text:span text:style-name="T1"/></text:span></text:p>
      <text:p text:style-name="P1"><text:soft-page-break/><text:span text:style-name="Strong_20_Emphasis"><text:span text:style-name="T1">Geodesic Lagrangian Monte Carlo (gLMC) is employed for Bayesian inference, belonging to the class of Hamiltonian Monte Carlo algorithms. This methodology integrates numerical integration of a Hamiltonian system with Metropolis-Hastings steps to maintain the invariance of the target distribution. It builds on </text:span></text:span><text:soft-page-break/><text:span text:style-name="Strong_20_Emphasis"><text:span text:style-name="T1">Riemannian manifold Hamiltonian Monte Carlo (RMHMC), which utilizes second-order information through a Riemannian metric tensor. Lagrangian Monte Carlo (LMC) extends RMHMC by incorporating random velocity instead of random momentum, but requires Jacobian corrections. Embedding </text:span></text:span><text:soft-page-break/><text:span text:style-name="Strong_20_Emphasis"><text:span text:style-name="T1">geodesic Monte Carlo (egMC) considers parameter space geometry but is inapplicable when the Riemannian embedding of a manifold is unknown. gLMC, however, uses the split Hamiltonian formulation without necessitating an explicit Riemannian embedding, making it ideal for </text:span></text:span><text:soft-page-break/><text:span text:style-name="Strong_20_Emphasis"><text:span text:style-name="T1">Bayesian inference on the space of PD matrices.</text:span></text:span></text:p>
      <text:p text:style-name="P1"><text:span text:style-name="Strong_20_Emphasis"><text:span text:style-name="T1"/></text:span></text:p>
      <text:p text:style-name="P1"><text:span text:style-name="Strong_20_Emphasis"><text:span text:style-name="T1">The central difficulty lies in sampling from a posterior distribution on a high-dimensional manifold with a boundary. To address this, our method capitalizes on the intrinsic Riemannian geometry of the PD </text:span></text:span><text:soft-page-break/><text:span text:style-name="Strong_20_Emphasis"><text:span text:style-name="T1">matrix space. This space is incomplete under the Euclidean metric, where moving along a straight path may lead to non-positive definite matrices. However, the space is geodesically complete under the canonical metric. Regardless of how far the sampler traverses along any geodesic, it </text:span></text:span><text:soft-page-break/><text:span text:style-name="Strong_20_Emphasis"><text:span text:style-name="T1">never departs from the PD matrix space. This redefined notion of a "straight line" ensures that sampling remains within the desired set. The metric-defined geodesics offer a natural way to navigate the PD matrix space, aligning well with recent advancements in </text:span></text:span><text:soft-page-break/><text:span text:style-name="Strong_20_Emphasis"><text:span text:style-name="T1">Hamiltonian Monte Carlo on manifolds.</text:span></text:span></text:p>
      <text:p text:style-name="P1"><text:span text:style-name="Strong_20_Emphasis"><text:span text:style-name="T1"/></text:span></text:p>
      <text:p text:style-name="P1"><text:span text:style-name="Strong_20_Emphasis"><text:span text:style-name="T1">Positive definite matrices are frequently encountered in statistics as covariance matrices that parameterize the multivariate Gaussian model. This model forms the basis of modern statistics and machine learning, impacting </text:span></text:span><text:soft-page-break/><text:span text:style-name="Strong_20_Emphasis"><text:span text:style-name="T1">various areas such as linear regression, probabilistic principal component analysis, Gaussian Markov random fields, spectral density estimation, and Gaussian process models. The d-dimensional Gaussian distribution is entirely defined by a mean vector µ and a covariance matrix Σ within S+d, the space </text:span></text:span><text:soft-page-break/><text:span text:style-name="Strong_20_Emphasis"><text:span text:style-name="T1">of d-by-d positive definite matrices. By introducing various structures to the covariance matrix, diverse models can be constructed. While some cases permit parameterizing covariance matrices using a few parameters, the learning of unstructured covariance matrices, </text:span></text:span><text:soft-page-break/><text:span text:style-name="Strong_20_Emphasis"><text:span text:style-name="T1">crucial for inference with a large number of parameters, remains challenging. Conventional approaches like the conjugate Gaussian inverse-Wishart model have limitations. Other techniques involve non-linear parameterizations, but a means to perform direct Bayesian inference on the space </text:span></text:span><text:soft-page-break/><text:span text:style-name="Strong_20_Emphasis"><text:span text:style-name="T1">of positive definite matrices using flexible prior specifications remains absent.</text:span></text:span></text:p>
      <text:p text:style-name="P1"><text:span text:style-name="Strong_20_Emphasis"><text:span text:style-name="T1"/></text:span></text:p>
      <text:p text:style-name="P1"><text:span text:style-name="Strong_20_Emphasis"><text:span text:style-name="T1">In this chapter, we introduce geodesic Lagrangian Monte Carlo (gLMC), a methodology for Bayesian inference on a wide range of Riemannian manifolds. We employ the space of positive definite </text:span></text:span><text:soft-page-break/><text:span text:style-name="Strong_20_Emphasis"><text:span text:style-name="T1">(PD) matrices as a concrete example to illustrate this approach. The resulting algorithms enable direct inference on the PD matrix space, marking a pioneering effort in this direction. gLMC facilitates more informative prior specification for covariance matrices, eliminating the need for </text:span></text:span><text:soft-page-break/><text:span text:style-name="Strong_20_Emphasis"><text:span text:style-name="T1">conjugate priors and complex transformations on variables.</text:span></text:span></text:p>
      <text:p text:style-name="P1"><text:span text:style-name="Strong_20_Emphasis"><text:span text:style-name="T1"/></text:span></text:p>
      <text:p text:style-name="P1"><text:span text:style-name="Strong_20_Emphasis"><text:span text:style-name="T1">2.1 Introduction</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Example 1.3: The real Stiefel manifold, denoted as Od,k, represents the </text:span></text:span><text:soft-page-break/><text:span text:style-name="Strong_20_Emphasis"><text:span text:style-name="T1">collection of d × k matrices with orthonormal columns. This manifold, introduced in Chapter 6 of this dissertation, is compact and possesses a dimension of dk - k(k - 1)/2. At any point U ∈ Od,k, the tangent space corresponds to the space of matrices with dimensions d × k.</text:span></text:span></text:p>
      <text:p text:style-name="P1"><text:soft-page-break/><text:span text:style-name="Strong_20_Emphasis"><text:span text:style-name="T1"/></text:span></text:p>
      <text:p text:style-name="P1"><text:span text:style-name="Strong_20_Emphasis"><text:span text:style-name="T1">Example 1.2: Chapter 2 examines the d²-dimensional manifold of d × d Hermitian positive definite matrices, denoted as S+d(C). This manifold is a subset of the vector space Sd(C) of Hermitian matrices. A matrix V ∈ Sd(C) satisfies Vᴴ = V, where (·)ᴴ signifies the conjugate </text:span></text:span><text:soft-page-break/><text:span text:style-name="Strong_20_Emphasis"><text:span text:style-name="T1">transpose. This ensures that the eigenvalues of any Hermitian matrix are real. S+d(C) comprises Hermitian matrices with positive eigenvalues. The tangent space TΣS+d(C) to the space of Hermitian positive definite matrices at any point Σ ∈ S+d(C) is the space of Hermitian matrices Sd(C).</text:span></text:span></text:p>
      <text:p text:style-name="P1"><text:span text:style-name="Strong_20_Emphasis"><text:span text:style-name="T1"/></text:span></text:p>
      <text:p text:style-name="P1"><text:soft-page-break/><text:span text:style-name="Strong_20_Emphasis"><text:span text:style-name="T1">Example 1.1: Rd is a d-dimensional manifold. At any point x ∈ Rd, the tangent space TxRd ≅ Rd, indicating that the tangent space is another Rd.</text:span></text:span></text:p>
      <text:p text:style-name="P1"><text:span text:style-name="Strong_20_Emphasis"><text:span text:style-name="T1"/></text:span></text:p>
      <text:p text:style-name="P1"><text:span text:style-name="Strong_20_Emphasis"><text:span text:style-name="T1">A d-dimensional manifold, denoted as Q, consists of points adhering to certain properties. For each </text:span></text:span><text:soft-page-break/><text:span text:style-name="Strong_20_Emphasis"><text:span text:style-name="T1">point q ∈ Q, there exists an open set U ⊆ Q, along with a smooth, invertible map φ : U → O ⊆ Rd, whose inverse is also smooth. By taking directional derivatives of φ⁻¹ with respect to vectors ∂/∂xi, i = 1,...,d in Rd, a tangent space to Q at q is constructed. This tangent space, denoted as TqQ, is </text:span></text:span><text:soft-page-break/><text:span text:style-name="Strong_20_Emphasis"><text:span text:style-name="T1">formed by the linear span of vectors ∂φ⁻¹/∂xi. Similar to a tangent line to a curve, TqQ represents a copy of Rd joined to Q at point q. A point v ∈ TqQ is referred to as a tangent vector. This setup is illustrated in Figure 1.1.</text:span></text:span></text:p>
      <text:p text:style-name="P1"><text:span text:style-name="Strong_20_Emphasis"><text:span text:style-name="T1"/></text:span></text:p>
      <text:p text:style-name="P1"><text:span text:style-name="Strong_20_Emphasis"><text:span text:style-name="T1">1.2.1 Smooth Manifolds</text:span></text:span></text:p>
      <text:p text:style-name="P1"><text:span text:style-name="Strong_20_Emphasis"><text:span text:style-name="T1"/></text:span></text:p>
      <text:p text:style-name="P1"><text:soft-page-break/><text:span text:style-name="Strong_20_Emphasis"><text:span text:style-name="T1">This section offers a brief overview of smooth manifolds and Riemannian geometry. For more comprehensive introductions, refer to [114], [159] for smooth manifolds, and [115] for a focused introduction to Riemannian manifolds. Advanced treatments are available in [84] and [45].</text:span></text:span></text:p>
      <text:p text:style-name="P1"><text:soft-page-break/><text:span text:style-name="Strong_20_Emphasis"><text:span text:style-name="T1"/></text:span></text:p>
      <text:p text:style-name="P1"><text:span text:style-name="Strong_20_Emphasis"><text:span text:style-name="T1">1.2 Riemannian Geometry</text:span></text:span></text:p>
      <text:p text:style-name="P1"><text:span text:style-name="Strong_20_Emphasis"><text:span text:style-name="T1"/></text:span></text:p>
      <text:p text:style-name="P1"><text:span text:style-name="Strong_20_Emphasis"><text:span text:style-name="T1">The sphere's equivalence to a nonparametric Fisher geometry is briefly established. Moving forward, a concise introduction to Riemannian geometry is presented in order to provide a foundation for </text:span></text:span><text:soft-page-break/><text:span text:style-name="Strong_20_Emphasis"><text:span text:style-name="T1">the subsequent chapter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is novel model geometric approach intersects with the data geometric and information geometric approaches discussed earlier. In Chapter 6, the </text:span></text:span><text:soft-page-break/><text:span text:style-name="Strong_20_Emphasis"><text:span text:style-name="T1">orthonormal matrices selected through Bayesian inference correspond to low-dimensional linear subspaces within the data space, breaking down the data space versus model space dichotomy. Both Chapters 2 and 5 touch on the Fisher geometry: the Riemannian structure over the </text:span></text:span><text:soft-page-break/><text:span text:style-name="Strong_20_Emphasis"><text:span text:style-name="T1">positive definite matrix manifold (Chapter 2) aligns with the Fisher metric's geometry on the same manifold, and in Chapter 5, the infinite-dimensional sphere's geometry interacts with Fisher geometry.</text:span></text:span></text:p>
      <text:p text:style-name="P1"><text:span text:style-name="Strong_20_Emphasis"><text:span text:style-name="T1"/></text:span></text:p>
      <text:p text:style-name="P1"><text:span text:style-name="Strong_20_Emphasis"><text:span text:style-name="T1">The central contents of this dissertation are as follows: In Chapter 2, </text:span></text:span><text:soft-page-break/><text:span text:style-name="Strong_20_Emphasis"><text:span text:style-name="T1">Bayesian inference is conducted on the Riemannian manifold of positive definite matrices through geodesic Lagrangian Monte Carlo. This methodology is employed for Bayesian spectral density estimation and applied to the analysis of neural time series. Chapter 3 derives the derivative </text:span></text:span><text:soft-page-break/><text:span text:style-name="Strong_20_Emphasis"><text:span text:style-name="T1">of the pseudo-determinant, utilized in solving the maximum likelihood problem for the degenerate normal distribution (also relevant in Chapter 4). In Chapter 5, a model is proposed for Bayesian density estimation, leveraging the infinite-dimensional sphere as the model space. Finally, </text:span></text:span><text:soft-page-break/><text:span text:style-name="Strong_20_Emphasis"><text:span text:style-name="T1">Chapter 6 introduces Bayesian models for linear dimensionality reduction, with the Stiefel manifold—the space of orthonormal matrices—serving as the model space. These models are employed in decoding local field potentials and high-dimensional neural spike </text:span></text:span><text:soft-page-break/><text:span text:style-name="Strong_20_Emphasis"><text:span text:style-name="T1">train data in a rat hippocampus.</text:span></text:span></text:p>
      <text:p text:style-name="P1"><text:span text:style-name="Strong_20_Emphasis"><text:span text:style-name="T1"/></text:span></text:p>
      <text:p text:style-name="P1"><text:span text:style-name="Strong_20_Emphasis"><text:span text:style-name="T1">The geometric approach introduces computational complexities, leading to the development of two novel algorithms within this dissertation. The first algorithm, geodesic Lagrangian Monte Carlo (Chapter 2), applies Hamiltonian Monte Carlo </text:span></text:span><text:soft-page-break/><text:span text:style-name="Strong_20_Emphasis"><text:span text:style-name="T1">techniques to compute posterior distributions defined on intrinsically defined Riemannian manifolds. Chapter 4 presents a new derivation of geodesic Monte Carlo on embedded manifolds, expanding on its predecessor and simplifying its conceptual underpinnings. This embedding geodesic Monte </text:span></text:span><text:soft-page-break/><text:span text:style-name="Strong_20_Emphasis"><text:span text:style-name="T1">Carlo is employed in density estimation (Chapter 5) and dimensionality reduction (Chapter 6).</text:span></text:span></text:p>
      <text:p text:style-name="P1"><text:span text:style-name="Strong_20_Emphasis"><text:span text:style-name="T1"/></text:span></text:p>
      <text:p text:style-name="P1"><text:span text:style-name="Strong_20_Emphasis"><text:span text:style-name="T1">Chapter 5 of this dissertation delves deeply into the Fisher geometry and its connection to the challenge of nonparametric density </text:span></text:span><text:soft-page-break/><text:span text:style-name="Strong_20_Emphasis"><text:span text:style-name="T1">estimation. However, this dissertation takes a distinct approach to model geometry. Rather than starting with Euclidean models and transitioning them into non-Euclidean ones as in information geometry, I focus on models where the parameter space inherently exists as a non-Euclidean manifold. </text:span></text:span><text:soft-page-break/><text:span text:style-name="Strong_20_Emphasis"><text:span text:style-name="T1">For instance, modeling covariance matrices occurs within the positive definite matrix manifold, while nonparametric probability density functions naturally map onto points on the infinite sphere. Furthermore, linear subspaces—where data exhibit variation—are modeled using the </text:span></text:span><text:soft-page-break/><text:span text:style-name="Strong_20_Emphasis"><text:span text:style-name="T1">Stiefel manifold of orthonormal matrices. This approach, I argue, offers a unique perspective on the modeling task in each case.</text:span></text:span></text:p>
      <text:p text:style-name="P1"><text:span text:style-name="Strong_20_Emphasis"><text:span text:style-name="T1"/></text:span></text:p>
      <text:p text:style-name="P1"><text:span text:style-name="Strong_20_Emphasis"><text:span text:style-name="T1">The resulting positive definite matrix finds application across various statistical domains. However, it also serves </text:span></text:span><text:soft-page-break/><text:span text:style-name="Strong_20_Emphasis"><text:span text:style-name="T1">as an inner product, giving rise to a non-Euclidean geometry within the parameter and model spaces. While the parameter space could initially be a Euclidean upper-half plane (as in the case of the univariate Gaussian distribution), the Fisher information matrix induces a non-Euclidean </text:span></text:span><text:soft-page-break/><text:span text:style-name="Strong_20_Emphasis"><text:span text:style-name="T1">geometry. Intriguingly, for the Gaussian distribution, this Fisher geometry aligns with the hyperbolic half-plane model. The study of this geometry is known as information geometry and is explored extensively.</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Differentiating between the data space and the model space is essential. The preceding paragraphs introduced methods that focus on assumptions about the geometry of the data space (although linear regression demonstrates how this distinction can blur). In contrast, likelihood-based methodologies—</text:span></text:span><text:soft-page-break/><text:span text:style-name="Strong_20_Emphasis"><text:span text:style-name="T1">whether frequentist or Bayesian—extend the role of geometry in statistics. The Fisher information is a prime example, representing the expected value of the Hessian matrix of the negative log-likelihood with respect to the data-generating distribution specified by </text:span></text:span><text:soft-page-break/><text:span text:style-name="Strong_20_Emphasis"><text:span text:style-name="T1">the likelihood function itself.</text:span></text:span></text:p>
      <text:p text:style-name="P1"><text:span text:style-name="Strong_20_Emphasis"><text:span text:style-name="T1"/></text:span></text:p>
      <text:p text:style-name="P1"><text:span text:style-name="Strong_20_Emphasis"><text:span text:style-name="T1">However, there's no inherent reason to assume a priori that data belongs exclusively to a linear subspace of the observed support. This insight has led to manifold learning, a vibrant field of research based on the </text:span></text:span><text:soft-page-break/><text:span text:style-name="Strong_20_Emphasis"><text:span text:style-name="T1">"manifold hypothesis." This hypothesis posits that high-dimensional data tends to concentrate within smooth, lower-dimensional subspaces called manifolds. Manifolds can range from spheres and tori to more intricate shapes like amoebae or gently crumpled paper. Manifold </text:span></text:span><text:soft-page-break/><text:span text:style-name="Strong_20_Emphasis"><text:span text:style-name="T1">learning, unlike linear dimensionality reduction, necessitates less restrictive assumptions, making it more intricate. Spectral methods involving weighted graph Laplacians exemplify this approach. Although the methodology presented in this dissertation leverages non-Euclidean manifold structures, it </text:span></text:span><text:soft-page-break/><text:span text:style-name="Strong_20_Emphasis"><text:span text:style-name="T1">diverges from broader manifold learning due to specific reasons that will become evident in the subsequent discussion.</text:span></text:span></text:p>
      <text:p text:style-name="P1"><text:span text:style-name="Strong_20_Emphasis"><text:span text:style-name="T1"/></text:span></text:p>
      <text:p text:style-name="P1"><text:span text:style-name="Strong_20_Emphasis"><text:span text:style-name="T1">While data may often be complex and high-dimensional, it's reasonable to assume that data points tend to concentrate within a lower-dimensional space. </text:span></text:span><text:soft-page-break/><text:span text:style-name="Strong_20_Emphasis"><text:span text:style-name="T1">This assumption underpins linear dimensionality reduction methods like factor analysis, principal component analysis, and canonical correlation analysis. These techniques project the observed high-dimensional data onto a lower-dimensional space using linear </text:span></text:span><text:soft-page-break/><text:span text:style-name="Strong_20_Emphasis"><text:span text:style-name="T1">transformations. More on this topic, along with its Bayesian interpretations, is explored in Chapter 6.</text:span></text:span></text:p>
      <text:p text:style-name="P1"><text:span text:style-name="Strong_20_Emphasis"><text:span text:style-name="T1"/></text:span></text:p>
      <text:p text:style-name="P1"><text:span text:style-name="Strong_20_Emphasis"><text:span text:style-name="T1">In statistical analysis, researchers often assume that the data they observe resides within a specific space. A classic instance is the utilization of Euclidean geometry in linear </text:span></text:span><text:soft-page-break/><text:span text:style-name="Strong_20_Emphasis"><text:span text:style-name="T1">regression. This involves modeling the relationship between an outcome variable and explanatory variables as a line of best fit. Minimizing the squared error between observed outcomes and the fitted values is equivalent to projecting the outcome vector onto the linear subspace </text:span></text:span><text:soft-page-break/><text:span text:style-name="Strong_20_Emphasis"><text:span text:style-name="T1">spanned by the covariate vectors.</text:span></text:span></text:p>
      <text:p text:style-name="P1"><text:span text:style-name="Strong_20_Emphasis"><text:span text:style-name="T1"/></text:span></text:p>
      <text:p text:style-name="P1"><text:span text:style-name="Strong_20_Emphasis"><text:span text:style-name="T1">Human beings possess a natural ability for spatial reasoning, allowing us to navigate and comprehend our surroundings. This innate skill assists us in organizing and understanding the world, enabling us to deduce </text:span></text:span><text:soft-page-break/><text:span text:style-name="Strong_20_Emphasis"><text:span text:style-name="T1">intricate relationships among objects. This capacity for spatial reasoning plays a pivotal role in induction, empowering us to exert control over nature and our environment. Given its primal significance, it's unsurprising that geometry, which formalizes our spatial intuition mathematically, </text:span></text:span><text:soft-page-break/><text:span text:style-name="Strong_20_Emphasis"><text:span text:style-name="T1">has found a significant place in statistics—a mathematical discipline concerned with inference.</text:span></text:span></text:p>
      <text:p text:style-name="P1"><text:span text:style-name="Strong_20_Emphasis"><text:span text:style-name="T1"/></text:span></text:p>
      <text:p text:style-name="P1"><text:span text:style-name="Strong_20_Emphasis"><text:span text:style-name="T1">1.1 Geometry in Statistics</text:span></text:span></text:p>
      <text:p text:style-name="P1"><text:span text:style-name="Strong_20_Emphasis"><text:span text:style-name="T1">Introduction:</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he dissertation ultimately strives to merge differential geometry and Bayesian analysis to create powerful tools for analyzing complex data sets, especially in the realm of neural decoding and high-dimensional data analysis.</text:span></text:span></text:p>
      <text:p text:style-name="P1"><text:span text:style-name="Strong_20_Emphasis"><text:span text:style-name="T1">Chapter 7 looks ahead to the potential frontiers </text:span></text:span><text:soft-page-break/><text:span text:style-name="Strong_20_Emphasis"><text:span text:style-name="T1">of Bayesian inference on infinite manifolds.</text:span></text:span></text:p>
      <text:p text:style-name="P1"><text:span text:style-name="Strong_20_Emphasis"><text:span text:style-name="T1">Chapter 6 uses high-dimensional spike trains and local field potentials from rodent brains to predict environmental stimuli. This Bayesian "neural decoding" involves both geometric and non-geometric models.</text:span></text:span></text:p>
      <text:p text:style-name="P1"><text:soft-page-break/><text:span text:style-name="Strong_20_Emphasis"><text:span text:style-name="T1">Chapter 5 leverages the geometry of the infinite-dimensional sphere for Bayesian nonparametric density estimation.</text:span></text:span></text:p>
      <text:p text:style-name="P1"><text:span text:style-name="Strong_20_Emphasis"><text:span text:style-name="T1">Chapter 4 introduces an alternative version of the geodesic Monte Carlo algorithm that is conceptually simpler but requires differentiation of the pseudo </text:span></text:span><text:soft-page-break/><text:span text:style-name="Strong_20_Emphasis"><text:span text:style-name="T1">determinant. The derivative of the pseudo determinant is derived in Chapter 3.</text:span></text:span></text:p>
      <text:p text:style-name="P1"><text:span text:style-name="Strong_20_Emphasis"><text:span text:style-name="T1">Chapter 2 presents the geodesic Lagrangian Monte Carlo algorithm and applies it to Bayesian inference on the space of Hermitian positive definite matrices. This application involves learning spectral </text:span></text:span><text:soft-page-break/><text:span text:style-name="Strong_20_Emphasis"><text:span text:style-name="T1">densities of time series data from rodent brain local field potentials.</text:span></text:span></text:p>
      <text:p text:style-name="P1"><text:span text:style-name="Strong_20_Emphasis"><text:span text:style-name="T1">Chapter 1 introduces the general context and fundamental concepts of Riemannian geometry.</text:span></text:span></text:p>
      <text:p text:style-name="P1"><text:span text:style-name="Strong_20_Emphasis"><text:span text:style-name="T1"/></text:span></text:p>
      <text:p text:style-name="P1"><text:span text:style-name="Strong_20_Emphasis"><text:span text:style-name="T1">The structure of the dissertation is as follows:</text:span></text:span></text:p>
      <text:p text:style-name="P1"><text:span text:style-name="Strong_20_Emphasis"><text:span text:style-name="T1"/></text:span></text:p>
      <text:p text:style-name="P1"><text:soft-page-break/><text:span text:style-name="Strong_20_Emphasis"><text:span text:style-name="T1">To address these challenges, this thesis introduces two new algorithms for Bayesian inference on Riemannian manifolds. The first algorithm is designed for inference on general Riemannian manifolds, particularly applied to Hermitian positive definite matrices. The second algorithm focuses </text:span></text:span><text:soft-page-break/><text:span text:style-name="Strong_20_Emphasis"><text:span text:style-name="T1">on inference over manifolds embedded in Euclidean space and is used for inference on the sphere and Stiefel manifolds.</text:span></text:span></text:p>
      <text:p text:style-name="P1"><text:span text:style-name="Strong_20_Emphasis"><text:span text:style-name="T1"/></text:span></text:p>
      <text:p text:style-name="P1"><text:span text:style-name="Strong_20_Emphasis"><text:span text:style-name="T1">A significant part of this work involves developing and applying probabilistic models defined over smooth manifolds. These models capture </text:span></text:span><text:soft-page-break/><text:span text:style-name="Strong_20_Emphasis"><text:span text:style-name="T1">dependencies in time series using the manifold of Hermitian positive definite matrices, represent probability density functions using the infinite sphere, and handle high-dimensional data using the Stiefel manifold of orthonormal matrices. While formulating manifold-based models is </text:span></text:span><text:soft-page-break/><text:span text:style-name="Strong_20_Emphasis"><text:span text:style-name="T1">conceptually feasible, the complex geometry poses computational challenges for model-based inference.</text:span></text:span></text:p>
      <text:p text:style-name="P1"><text:span text:style-name="Strong_20_Emphasis"><text:span text:style-name="T1"/></text:span></text:p>
      <text:p text:style-name="P1"><text:span text:style-name="Strong_20_Emphasis"><text:span text:style-name="T1">This dissertation explores the fascinating connections between differential geometry and Bayesian analysis. Differential geometry provides insights into the </text:span></text:span><text:soft-page-break/><text:span text:style-name="Strong_20_Emphasis"><text:span text:style-name="T1">spatial structure of the universe, while Bayesian analysis is a powerful framework for statistical inference using probability and Bayes' theorem. The aim here is to combine these disciplines to enable practical applications of Bayesian inference in real-world science, with a specific focus on </text:span></text:span><text:soft-page-break/><text:span text:style-name="Strong_20_Emphasis"><text:span text:style-name="T1">dynamic and high-dimensional neural data.</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Overall, the dissertation covers a wide range of topics related to applying geometric concepts to Bayesian theory, including applications in statistical analysis, </text:span></text:span><text:soft-page-break/><text:span text:style-name="Strong_20_Emphasis"><text:span text:style-name="T1">dimensionality reduction, and neural decoding.</text:span></text:span></text:p>
      <text:p text:style-name="P1"><text:span text:style-name="Strong_20_Emphasis"><text:span text:style-name="T1">Explores the initialization of the Markov chain and its relationship to the Cox process in the context of Fisher geometry and Bayesian nonparametric density estimation.</text:span></text:span></text:p>
      <text:p text:style-name="P1"><text:span text:style-name="Strong_20_Emphasis"><text:span text:style-name="T1">Presents information on the simplification of the geodesic Monte Carlo.</text:span></text:span></text:p>
      <text:p text:style-name="P1"><text:soft-page-break/><text:span text:style-name="Strong_20_Emphasis"><text:span text:style-name="T1">Discusses real and complex matrix derivatives in the context of Bayesian inference on general Riemannian manifolds.</text:span></text:span></text:p>
      <text:p text:style-name="P1"><text:span text:style-name="Strong_20_Emphasis"><text:span text:style-name="T1">Provides additional details on topics related to prediction error estimation for complex samples.</text:span></text:span></text:p>
      <text:p text:style-name="P1"><text:span text:style-name="Strong_20_Emphasis"><text:span text:style-name="T1"/></text:span></text:p>
      <text:p text:style-name="P1"><text:span text:style-name="Strong_20_Emphasis"><text:span text:style-name="T1">Appendices:</text:span></text:span></text:p>
      <text:p text:style-name="P1"><text:soft-page-break/><text:span text:style-name="Strong_20_Emphasis"><text:span text:style-name="T1"/></text:span></text:p>
      <text:p text:style-name="P1"><text:span text:style-name="Strong_20_Emphasis"><text:span text:style-name="T1">Bibliography: Lists the references and sources used in the dissertation.</text:span></text:span></text:p>
      <text:p text:style-name="P1"><text:span text:style-name="Strong_20_Emphasis"><text:span text:style-name="T1">Discusses computing on infinite manifolds and its implications.</text:span></text:span></text:p>
      <text:p text:style-name="P1"><text:span text:style-name="Strong_20_Emphasis"><text:span text:style-name="T1">Explores the idea of learning the quantum wave.</text:span></text:span></text:p>
      <text:p text:style-name="P1"><text:span text:style-name="Strong_20_Emphasis"><text:span text:style-name="T1">Highlights dimensionality reduction techniques.</text:span></text:span></text:p>
      <text:p text:style-name="P1"><text:soft-page-break/><text:span text:style-name="Strong_20_Emphasis"><text:span text:style-name="T1">Discusses potential future research directions.</text:span></text:span></text:p>
      <text:p text:style-name="P1"><text:span text:style-name="Strong_20_Emphasis"><text:span text:style-name="T1"/></text:span></text:p>
      <text:p text:style-name="P1"><text:span text:style-name="Strong_20_Emphasis"><text:span text:style-name="T1">Future Directions: Bayesian Inference on Infinite Manifolds:</text:span></text:span></text:p>
      <text:p text:style-name="P1"><text:span text:style-name="Strong_20_Emphasis"><text:span text:style-name="T1">Concludes with a discussion on the outcomes of the application.</text:span></text:span></text:p>
      <text:p text:style-name="P1"><text:span text:style-name="Strong_20_Emphasis"><text:span text:style-name="T1">Presents results related to prediction, </text:span></text:span><text:soft-page-break/><text:span text:style-name="Strong_20_Emphasis"><text:span text:style-name="T1">variable selection, and scientific inference in neural decoding.</text:span></text:span></text:p>
      <text:p text:style-name="P1"><text:span text:style-name="Strong_20_Emphasis"><text:span text:style-name="T1">Introduces the supervised dual-dimensionality reduction model.</text:span></text:span></text:p>
      <text:p text:style-name="P1"><text:span text:style-name="Strong_20_Emphasis"><text:span text:style-name="T1">Explores methods like exponential family PCA, wavelet transform, and supervised exponential PCA.</text:span></text:span></text:p>
      <text:p text:style-name="P1"><text:soft-page-break/><text:span text:style-name="Strong_20_Emphasis"><text:span text:style-name="T1">Discusses Bayesian linear dimensionality reduction techniques and their extensions.</text:span></text:span></text:p>
      <text:p text:style-name="P1"><text:span text:style-name="Strong_20_Emphasis"><text:span text:style-name="T1">Provides the scientific background and experimental setup for the study.</text:span></text:span></text:p>
      <text:p text:style-name="P1"><text:span text:style-name="Strong_20_Emphasis"><text:span text:style-name="T1">Introduces the application of geometric Bayesian methods in the field of neural decoding.</text:span></text:span></text:p>
      <text:p text:style-name="P1"><text:span text:style-name="Strong_20_Emphasis"><text:span text:style-name="T1"/></text:span></text:p>
      <text:p text:style-name="P1"><text:soft-page-break/><text:span text:style-name="Strong_20_Emphasis"><text:span text:style-name="T1">Application: Bayesian Neural Decoding:</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Each section of the dissertation delves into different aspects of incorporating geometric ideas into Bayesian theory, applying these concepts to statistical </text:span></text:span><text:soft-page-break/><text:span text:style-name="Strong_20_Emphasis"><text:span text:style-name="T1">problems, and providing empirical results to support the proposed methodologies.</text:span></text:span></text:p>
      <text:p text:style-name="P1"><text:span text:style-name="Strong_20_Emphasis"><text:span text:style-name="T1">Presents empirical results from simulated experiments and real-world data.</text:span></text:span></text:p>
      <text:p text:style-name="P1"><text:span text:style-name="Strong_20_Emphasis"><text:span text:style-name="T1">Applies this model for Bayesian density estimation.</text:span></text:span></text:p>
      <text:p text:style-name="P1"><text:span text:style-name="Strong_20_Emphasis"><text:span text:style-name="T1">Describes the Karhunen-Loève representation, a </text:span></text:span><text:soft-page-break/><text:span text:style-name="Strong_20_Emphasis"><text:span text:style-name="T1">way of approximating random processes.</text:span></text:span></text:p>
      <text:p text:style-name="P1"><text:span text:style-name="Strong_20_Emphasis"><text:span text:style-name="T1">Introduces the chi-square process density prior.</text:span></text:span></text:p>
      <text:p text:style-name="P1"><text:span text:style-name="Strong_20_Emphasis"><text:span text:style-name="T1">Discusses the nonparametric Fisher geometry, extending it beyond parametric models.</text:span></text:span></text:p>
      <text:p text:style-name="P1"><text:span text:style-name="Strong_20_Emphasis"><text:span text:style-name="T1">Explores Fisher geometry, which provides a way to measure </text:span></text:span><text:soft-page-break/><text:span text:style-name="Strong_20_Emphasis"><text:span text:style-name="T1">distances between probability distributions.</text:span></text:span></text:p>
      <text:p text:style-name="P1"><text:span text:style-name="Strong_20_Emphasis"><text:span text:style-name="T1"/></text:span></text:p>
      <text:p text:style-name="P1"><text:span text:style-name="Strong_20_Emphasis"><text:span text:style-name="T1">Fisher Geometry and Bayesian Nonparametric Density Estimation:</text:span></text:span></text:p>
      <text:p text:style-name="P1"><text:span text:style-name="Strong_20_Emphasis"><text:span text:style-name="T1">Discusses the implications and possible improvements.</text:span></text:span></text:p>
      <text:p text:style-name="P1"><text:span text:style-name="Strong_20_Emphasis"><text:span text:style-name="T1">Presents an alternative derivation for this technique.</text:span></text:span></text:p>
      <text:p text:style-name="P1"><text:soft-page-break/><text:span text:style-name="Strong_20_Emphasis"><text:span text:style-name="T1">Introduces the idea of simplifying geodesic Monte Carlo using embedded manifolds.</text:span></text:span></text:p>
      <text:p text:style-name="P1"><text:span text:style-name="Strong_20_Emphasis"><text:span text:style-name="T1"/></text:span></text:p>
      <text:p text:style-name="P1"><text:span text:style-name="Strong_20_Emphasis"><text:span text:style-name="T1">Simplifying the Geodesic Monte Carlo:</text:span></text:span></text:p>
      <text:p text:style-name="P1"><text:span text:style-name="Strong_20_Emphasis"><text:span text:style-name="T1">Demonstrates the application of these concepts in a statistical context.</text:span></text:span></text:p>
      <text:p text:style-name="P1"><text:soft-page-break/><text:span text:style-name="Strong_20_Emphasis"><text:span text:style-name="T1">Explains matrix differentials and their significance.</text:span></text:span></text:p>
      <text:p text:style-name="P1"><text:span text:style-name="Strong_20_Emphasis"><text:span text:style-name="T1">Discusses the concept of the canonical derivative and how it relates to matrices.</text:span></text:span></text:p>
      <text:p text:style-name="P1"><text:span text:style-name="Strong_20_Emphasis"><text:span text:style-name="T1"/></text:span></text:p>
      <text:p text:style-name="P1"><text:span text:style-name="Strong_20_Emphasis"><text:span text:style-name="T1">Differentiating the Pseudo Determinant:</text:span></text:span></text:p>
      <text:p text:style-name="P1"><text:span text:style-name="Strong_20_Emphasis"><text:span text:style-name="T1">Presents empirical validation and results of </text:span></text:span><text:soft-page-break/><text:span text:style-name="Strong_20_Emphasis"><text:span text:style-name="T1">learning the spectral density.</text:span></text:span></text:p>
      <text:p text:style-name="P1"><text:span text:style-name="Strong_20_Emphasis"><text:span text:style-name="T1">Provides examples of prior distributions on covariance matrices.</text:span></text:span></text:p>
      <text:p text:style-name="P1"><text:span text:style-name="Strong_20_Emphasis"><text:span text:style-name="T1">Applies these techniques to the space of positive definite matrices, which are important in statistics.</text:span></text:span></text:p>
      <text:p text:style-name="P1"><text:span text:style-name="Strong_20_Emphasis"><text:span text:style-name="T1">Introduces Bayesian inference techniques </text:span></text:span><text:soft-page-break/><text:span text:style-name="Strong_20_Emphasis"><text:span text:style-name="T1">using the geodesic Lagrangian Monte Carlo.</text:span></text:span></text:p>
      <text:p text:style-name="P1"><text:span text:style-name="Strong_20_Emphasis"><text:span text:style-name="T1">Discusses Riemannian manifolds and geodesics, which are curves that capture shortest paths.</text:span></text:span></text:p>
      <text:p text:style-name="P1"><text:span text:style-name="Strong_20_Emphasis"><text:span text:style-name="T1">Explains the motivation of learning the spectral density matrix.</text:span></text:span></text:p>
      <text:p text:style-name="P1"><text:span text:style-name="Strong_20_Emphasis"><text:span text:style-name="T1"/></text:span></text:p>
      <text:p text:style-name="P1"><text:span text:style-name="Strong_20_Emphasis"><text:span text:style-name="T1">Bayesian Inference on General Riemannian Manifolds:</text:span></text:span></text:p>
      <text:p text:style-name="P1"><text:soft-page-break/><text:span text:style-name="Strong_20_Emphasis"><text:span text:style-name="T1">Summarizes the contributions and main areas of focus in the dissertation.</text:span></text:span></text:p>
      <text:p text:style-name="P1"><text:span text:style-name="Strong_20_Emphasis"><text:span text:style-name="T1">Highlights the significance of Riemannian geometry, which deals with smooth spaces and distances.</text:span></text:span></text:p>
      <text:p text:style-name="P1"><text:span text:style-name="Strong_20_Emphasis"><text:span text:style-name="T1">Introduces the idea of using geometry in statistics.</text:span></text:span></text:p>
      <text:p text:style-name="P1"><text:span text:style-name="Strong_20_Emphasis"><text:span text:style-name="T1"/></text:span></text:p>
      <text:p text:style-name="P1"><text:soft-page-break/><text:span text:style-name="Strong_20_Emphasis"><text:span text:style-name="T1">Introduction:</text:span></text:span></text:p>
      <text:p text:style-name="P1"><text:span text:style-name="Strong_20_Emphasis"><text:span text:style-name="T1"/></text:span></text:p>
      <text:p text:style-name="P1"><text:span text:style-name="Strong_20_Emphasis"><text:span text:style-name="T1">The dissertation titled "Geometric Bayes" by Andrew J. Holbrook, submitted for the degree of Doctor of Philosophy in Statistics at the University of California, Irvine, focuses on incorporating geometric concepts into Bayesian theory. Here's </text:span></text:span><text:soft-page-break/><text:span text:style-name="Strong_20_Emphasis"><text:span text:style-name="T1">a simplified overview of the main topics discussed in the different sections of the dissertation:</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Overall, fitting Bayesian theory into category theory is about leveraging the organizational power of </text:span></text:span><text:soft-page-break/><text:span text:style-name="Strong_20_Emphasis"><text:span text:style-name="T1">category theory to represent and reason about the probabilistic relationships between variables in a more structured and systematic way.</text:span></text:span></text:p>
      <text:p text:style-name="P1"><text:span text:style-name="Strong_20_Emphasis"><text:span text:style-name="T1"/></text:span></text:p>
      <text:p text:style-name="P1"><text:span text:style-name="Strong_20_Emphasis"><text:span text:style-name="T1">For example, you can think of the different types of variables as objects in a category, and the relationships </text:span></text:span><text:soft-page-break/><text:span text:style-name="Strong_20_Emphasis"><text:span text:style-name="T1">between them as morphisms. The process of updating your beliefs with new data can be represented using category theory concepts.</text:span></text:span></text:p>
      <text:p text:style-name="P1"><text:span text:style-name="Strong_20_Emphasis"><text:span text:style-name="T1"/></text:span></text:p>
      <text:p text:style-name="P1"><text:span text:style-name="Strong_20_Emphasis"><text:span text:style-name="T1">In this approach, you use category theory to represent things like random variables, their relationships, and the way you update your </text:span></text:span><text:soft-page-break/><text:span text:style-name="Strong_20_Emphasis"><text:span text:style-name="T1">understanding with new data. You map the concepts from Bayesian theory into the structures provided by category theory.</text:span></text:span></text:p>
      <text:p text:style-name="P1"><text:span text:style-name="Strong_20_Emphasis"><text:span text:style-name="T1"/></text:span></text:p>
      <text:p text:style-name="P1"><text:span text:style-name="Strong_20_Emphasis"><text:span text:style-name="T1">Fitting Bayesian Theory into Category Theory: Imagine you have a system where you're trying to learn about the relationship between </text:span></text:span><text:soft-page-break/><text:span text:style-name="Strong_20_Emphasis"><text:span text:style-name="T1">different variables. Instead of just using traditional probability calculations, you're using the principles of category theory to organize your understanding.</text:span></text:span></text:p>
      <text:p text:style-name="P1"><text:span text:style-name="Strong_20_Emphasis"><text:span text:style-name="T1"/></text:span></text:p>
      <text:p text:style-name="P1"><text:span text:style-name="Strong_20_Emphasis"><text:span text:style-name="T1">Category Theory: Category theory is a way of organizing and studying different mathematical </text:span></text:span><text:soft-page-break/><text:span text:style-name="Strong_20_Emphasis"><text:span text:style-name="T1">structures and their relationships. It provides a high-level framework to understand how different objects (like sets or spaces) relate to each other through morphisms (functions or mappings).</text:span></text:span></text:p>
      <text:p text:style-name="P1"><text:span text:style-name="Strong_20_Emphasis"><text:span text:style-name="T1"/></text:span></text:p>
      <text:p text:style-name="P1"><text:span text:style-name="Strong_20_Emphasis"><text:span text:style-name="T1">Bayesian Theory: In Bayesian theory, we're interested in </text:span></text:span><text:soft-page-break/><text:span text:style-name="Strong_20_Emphasis"><text:span text:style-name="T1">understanding the relationship between random variables. We often want to estimate the probability of one variable given another. For instance, given certain data, we want to find the likelihood of an event happening.</text:span></text:span></text:p>
      <text:p text:style-name="P1"><text:span text:style-name="Strong_20_Emphasis"><text:span text:style-name="T1"/></text:span></text:p>
      <text:p text:style-name="P1"><text:span text:style-name="Strong_20_Emphasis"><text:span text:style-name="T1">Sure! Let's break down the idea of fitting </text:span></text:span><text:soft-page-break/><text:span text:style-name="Strong_20_Emphasis"><text:span text:style-name="T1">Bayesian theory into category theory in simpler term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Feel free to ask if you'd like more information about any specific topic or if you have any questions related to these topics!</text:span></text:span></text:p>
      <text:p text:style-name="P1"><text:soft-page-break/><text:span text:style-name="Strong_20_Emphasis"><text:span text:style-name="T1">Conditions for Coincidence of Sequential and Batch Updates</text:span></text:span></text:p>
      <text:p text:style-name="P1"><text:span text:style-name="Strong_20_Emphasis"><text:span text:style-name="T1">Bayesian Learning: Sequential and Batch Updates</text:span></text:span></text:p>
      <text:p text:style-name="P1"><text:span text:style-name="Strong_20_Emphasis"><text:span text:style-name="T1">Stoch Category and Measurable Spaces</text:span></text:span></text:p>
      <text:p text:style-name="P1"><text:span text:style-name="Strong_20_Emphasis"><text:span text:style-name="T1">Bayesian Learning Overview: Example of Relationship Between Random Variables</text:span></text:span></text:p>
      <text:p text:style-name="P1"><text:soft-page-break/><text:span text:style-name="Strong_20_Emphasis"><text:span text:style-name="T1">Preliminaries about Markov Categories, Conditional Distributions, and Symmetric Monoidal Structures</text:span></text:span></text:p>
      <text:p text:style-name="P1"><text:span text:style-name="Strong_20_Emphasis"><text:span text:style-name="T1">Bayesian Inference and Parametrized Distributions</text:span></text:span></text:p>
      <text:p text:style-name="P1"><text:span text:style-name="Strong_20_Emphasis"><text:span text:style-name="T1">Formulation of the Framework within Category Theory</text:span></text:span></text:p>
      <text:p text:style-name="P1"><text:span text:style-name="Strong_20_Emphasis"><text:span text:style-name="T1">Introduction to the Problem of Machine </text:span></text:span><text:soft-page-break/><text:span text:style-name="Strong_20_Emphasis"><text:span text:style-name="T1">Learning and Additive Models</text:span></text:span></text:p>
      <text:p text:style-name="P1"><text:span text:style-name="Strong_20_Emphasis"><text:span text:style-name="T1"/></text:span></text:p>
      <text:p text:style-name="P1"><text:span text:style-name="Strong_20_Emphasis"><text:span text:style-name="T1">Certainly! Here's a list of the topics we've discussed so far:</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Overall, this section delves into the concepts of batch updates, the </text:span></text:span><text:soft-page-break/><text:span text:style-name="Strong_20_Emphasis"><text:span text:style-name="T1">construction of objects to represent datasets, and the relationship between sequential and batch updates in the context of Bayesian learning within the categorical framework.</text:span></text:span></text:p>
      <text:p text:style-name="P1"><text:span text:style-name="Strong_20_Emphasis"><text:span text:style-name="T1"/></text:span></text:p>
      <text:p text:style-name="P1"><text:span text:style-name="Strong_20_Emphasis"><text:span text:style-name="T1">Conditions for Coincidence: The text raises the question of under what conditions </text:span></text:span><text:soft-page-break/><text:span text:style-name="Strong_20_Emphasis"><text:span text:style-name="T1">the sequential Bayes update (discussed earlier) and the batch update coincide. The example provided (Example 4.5) demonstrates that in some cases, sequential and batch updates can yield the same result. The text prompts further exploration into the conditions that </text:span></text:span><text:soft-page-break/><text:span text:style-name="Strong_20_Emphasis"><text:span text:style-name="T1">establish a relationship between these updates in the broader categorical framework.</text:span></text:span></text:p>
      <text:p text:style-name="P1"><text:span text:style-name="Strong_20_Emphasis"><text:span text:style-name="T1"/></text:span></text:p>
      <text:p text:style-name="P1"><text:span text:style-name="Strong_20_Emphasis"><text:span text:style-name="T1">Updating the Prior: Given a training dataset <text:s/>T, consisting of pairs ( <text:s text:c="2"/>, <text:s/>) (x i ​ ,y i ​), the batch update of the prior <text:s text:c="2"/>, 0 π M,0 ​ with respect to <text:s/>T is performed by applying a Bayesian inversion to </text:span></text:span><text:soft-page-break/><text:span text:style-name="Strong_20_Emphasis"><text:span text:style-name="T1">the morphism <text:s text:c="2"/>joint f n joint ​ . This updated prior is denoted as <text:s text:c="2"/>, <text:s/>π M,T ​ .</text:span></text:span></text:p>
      <text:p text:style-name="P1"><text:span text:style-name="Strong_20_Emphasis"><text:span text:style-name="T1"/></text:span></text:p>
      <text:p text:style-name="P1"><text:span text:style-name="Strong_20_Emphasis"><text:span text:style-name="T1">Batch Updates with Zn: The text introduces the idea of batch updates using an object <text:s text:c="2"/>Z n ​ , which is constructed by taking the tensor product of <text:s/>n copies of <text:s/>⊗ <text:s/>X⊗Y. This object is used </text:span></text:span><text:soft-page-break/><text:span text:style-name="Strong_20_Emphasis"><text:span text:style-name="T1">to represent datasets of a specified size. The model <text:s/>f gives rise to a morphism <text:s text:c="2"/>joint : <text:s/>→ <text:s text:c="2"/>f n joint ​ :M→Z n ​ , capturing the relationship between the parameter space <text:s/>M and the dataset <text:s text:c="2"/>Z n ​ .</text:span></text:span></text:p>
      <text:p text:style-name="P1"><text:span text:style-name="Strong_20_Emphasis"><text:span text:style-name="T1"/></text:span></text:p>
      <text:p text:style-name="P1"><text:span text:style-name="Strong_20_Emphasis"><text:span text:style-name="T1">This portion of the text explores batch updates in the context of the categorical framework </text:span></text:span><text:soft-page-break/><text:span text:style-name="Strong_20_Emphasis"><text:span text:style-name="T1">for Bayesian learning. Here's an overview of the key concepts and ideas presented:</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main focus here is on understanding how to perform updates to the prior distribution of parameters in a Bayesian </text:span></text:span><text:soft-page-break/><text:span text:style-name="Strong_20_Emphasis"><text:span text:style-name="T1">learning scenario using the categorical framework. The methods discussed involve concepts such as Bayesian inversion, morphisms, and the relationships between different categorical constructs.</text:span></text:span></text:p>
      <text:p text:style-name="P1"><text:span text:style-name="Strong_20_Emphasis"><text:span text:style-name="T1"/></text:span></text:p>
      <text:p text:style-name="P1"><text:span text:style-name="Strong_20_Emphasis"><text:span text:style-name="T1">Batch Updates: Instead of sequentially updating, the text proposes a </text:span></text:span><text:soft-page-break/><text:span text:style-name="Strong_20_Emphasis"><text:span text:style-name="T1">batch update approach. Given a training set <text:s/>T with elements ( <text:s/>, ) (x,y), it constructs morphisms that represent the data points. It then uses these morphisms to calculate a joint morphism that factors through <text:s/>= <text:s/>⊙ <text:s/>Z=X⊙Y.</text:span></text:span></text:p>
      <text:p text:style-name="P1"><text:span text:style-name="Strong_20_Emphasis"><text:span text:style-name="T1"/></text:span></text:p>
      <text:p text:style-name="P1"><text:span text:style-name="Strong_20_Emphasis"><text:span text:style-name="T1">C, the text considers a model <text:s/>: <text:s/>⊙ <text:s/>→ <text:s/>f:M⊙X→Y, </text:span></text:span><text:soft-page-break/><text:span text:style-name="Strong_20_Emphasis"><text:span text:style-name="T1">where <text:s/>M is the parameter space and <text:s/>f represents the true relationship between input <text:s/>X and output <text:s/>Y. With a prior state <text:s text:c="2"/>: <text:s/>→ <text:s/>π X ​ :I→X and a prior on <text:s/>M, <text:s text:c="2"/>, 0 : <text:s/>→ <text:s/>π M,0 ​ :J→M, the text discusses how to update the posterior sequentially. It involves applying Bayesian inversion and obtaining a </text:span></text:span><text:soft-page-break/><text:span text:style-name="Strong_20_Emphasis"><text:span text:style-name="T1">morphism <text:s/>joint † : <text:s/>→ <text:s/>⊙ <text:s/>f joint † ​ :Z→M⊙I, where <text:s/>= <text:s/>⊙ <text:s/>Z=X⊙Y.</text:span></text:span></text:p>
      <text:p text:style-name="P1"><text:span text:style-name="Strong_20_Emphasis"><text:span text:style-name="T1"/></text:span></text:p>
      <text:p text:style-name="P1"><text:span text:style-name="Strong_20_Emphasis"><text:span text:style-name="T1">Sequential Updates: In the context of a Markov category </text:span></text:span></text:p>
      <text:p text:style-name="P1"><text:span text:style-name="Strong_20_Emphasis"><text:span text:style-name="T1"/></text:span></text:p>
      <text:p text:style-name="P1"><text:span text:style-name="Strong_20_Emphasis"><text:span text:style-name="T1">M given a training dataset <text:s/>T. The approach presented in this section aims to translate this </text:span></text:span><text:soft-page-break/><text:span text:style-name="Strong_20_Emphasis"><text:span text:style-name="T1">update into the categorical framework.</text:span></text:span></text:p>
      <text:p text:style-name="P1"><text:span text:style-name="Strong_20_Emphasis"><text:span text:style-name="T1"/></text:span></text:p>
      <text:p text:style-name="P1"><text:span text:style-name="Strong_20_Emphasis"><text:span text:style-name="T1">Bayes Updates: The goal is to update the prior distribution on the parameter space </text:span></text:span></text:p>
      <text:p text:style-name="P1"><text:span text:style-name="Strong_20_Emphasis"><text:span text:style-name="T1"/></text:span></text:p>
      <text:p text:style-name="P1"><text:span text:style-name="Strong_20_Emphasis"><text:span text:style-name="T1">P, the posterior distribution of the parameter. It involves the composition of morphisms and is derived </text:span></text:span><text:soft-page-break/><text:span text:style-name="Strong_20_Emphasis"><text:span text:style-name="T1">from the Chapman-Kolmogorov equation in the Stoch category.</text:span></text:span></text:p>
      <text:p text:style-name="P1"><text:span text:style-name="Strong_20_Emphasis"><text:span text:style-name="T1"/></text:span></text:p>
      <text:p text:style-name="P1"><text:span text:style-name="Strong_20_Emphasis"><text:span text:style-name="T1">Bayes Predictive Density: The Bayes predictive density, described in §3.3, is given by an equation involving </text:span></text:span></text:p>
      <text:p text:style-name="P1"><text:span text:style-name="Strong_20_Emphasis"><text:span text:style-name="T1"/></text:span></text:p>
      <text:p text:style-name="P1"><text:span text:style-name="Strong_20_Emphasis"><text:span text:style-name="T1">In this part of the text, it discusses how to perform updates in </text:span></text:span><text:soft-page-break/><text:span text:style-name="Strong_20_Emphasis"><text:span text:style-name="T1">Bayesian learning using the categorical framework. It highlights sequential updates and batch updates, based on the data and parameters involved. Here are the main point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he overall goal of this section is to set the stage for the subsequent construction of the "BayesLearn" functor by introducing necessary concepts and establishing the compatibility between categories required for Bayesian learning within the category theory framework.</text:span></text:span></text:p>
      <text:p text:style-name="P1"><text:span text:style-name="Strong_20_Emphasis"><text:span text:style-name="T1"/></text:span></text:p>
      <text:p text:style-name="P1"><text:soft-page-break/><text:span text:style-name="Strong_20_Emphasis"><text:span text:style-name="T1">Lemma 3.3: The main result of this section is presented as a lemma. It states that if ( <text:s/>, <text:s/>, ⋆) (M,J,⋆) is a causal Markov category and ( <text:s/>, <text:s/>, ⊗) (C,I,⊗) is a Markov category in agreement with <text:s/>M, then the category <text:s text:c="2"/>( ) PS(C) is a PS(M)-actegory. The construction of an endofunctor ( <text:s/>, <text:s/>) ⊙ : <text:s text:c="2"/>( </text:span></text:span><text:soft-page-break/><text:span text:style-name="Strong_20_Emphasis"><text:span text:style-name="T1">) → <text:s text:c="2"/>( ) (P,π P ​)⊙:PS(C)→PS(C) is detailed, which plays a crucial role in establishing this result.</text:span></text:span></text:p>
      <text:p text:style-name="P1"><text:span text:style-name="Strong_20_Emphasis"><text:span text:style-name="T1"/></text:span></text:p>
      <text:p text:style-name="P1"><text:span text:style-name="Strong_20_Emphasis"><text:span text:style-name="T1">Utilizing PS(M): For capturing the concept of state on a parameter and updating it through Bayesian inversion, the category <text:s text:c="2"/>( ) PS(M) (as discussed in a previous </text:span></text:span><text:soft-page-break/><text:span text:style-name="Strong_20_Emphasis"><text:span text:style-name="T1">section) is used. This choice naturally aligns with the requirements of Bayesian learning.</text:span></text:span></text:p>
      <text:p text:style-name="P1"><text:span text:style-name="Strong_20_Emphasis"><text:span text:style-name="T1"/></text:span></text:p>
      <text:p text:style-name="P1"><text:span text:style-name="Strong_20_Emphasis"><text:span text:style-name="T1">C is a symmetric monoidal M-actegory and satisfies a certain condition with respect to <text:s/>M, then <text:s/>C is said to be in agreement with <text:s/>M. This notion is crucial for ensuring </text:span></text:span><text:soft-page-break/><text:span text:style-name="Strong_20_Emphasis"><text:span text:style-name="T1">compatibility between the categories.</text:span></text:span></text:p>
      <text:p text:style-name="P1"><text:span text:style-name="Strong_20_Emphasis"><text:span text:style-name="T1"/></text:span></text:p>
      <text:p text:style-name="P1"><text:span text:style-name="Strong_20_Emphasis"><text:span text:style-name="T1">Agreement between Categories: The text introduces the concept of "agreement" between categories <text:s/>C and <text:s/>M. Specifically, if </text:span></text:span></text:p>
      <text:p text:style-name="P1"><text:span text:style-name="Strong_20_Emphasis"><text:span text:style-name="T1"/></text:span></text:p>
      <text:p text:style-name="P1"><text:span text:style-name="Strong_20_Emphasis"><text:span text:style-name="T1">M. This modification is made to ensure well-defined priors for </text:span></text:span><text:soft-page-break/><text:span text:style-name="Strong_20_Emphasis"><text:span text:style-name="T1">parameter spaces. The text refers to a commutative diagram that illustrates the relationship between certain morphisms in <text:s/>M and <text:s/>C.</text:span></text:span></text:p>
      <text:p text:style-name="P1"><text:span text:style-name="Strong_20_Emphasis"><text:span text:style-name="T1"/></text:span></text:p>
      <text:p text:style-name="P1"><text:span text:style-name="Strong_20_Emphasis"><text:span text:style-name="T1">Inducing the M-actegory Structure: To ensure that the categories used in the ParaM construction have the structure of </text:span></text:span><text:soft-page-break/><text:span text:style-name="Strong_20_Emphasis"><text:span text:style-name="T1">an M-actegory, modifications are made to the category </text:span></text:span></text:p>
      <text:p text:style-name="P1"><text:span text:style-name="Strong_20_Emphasis"><text:span text:style-name="T1"/></text:span></text:p>
      <text:p text:style-name="P1"><text:span text:style-name="Strong_20_Emphasis"><text:span text:style-name="T1">In this section, the text outlines the construction of the "BayesLearn" functor and provides the necessary preliminary concepts to understand the category structure within <text:s text:c="2"/>( ) PS(C) where <text:s/>C is a Markov category. </text:span></text:span><text:soft-page-break/><text:span text:style-name="Strong_20_Emphasis"><text:span text:style-name="T1">Here are the main points of this section:</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In summary, this section defines the category Stoch to deal with distributions on non-infinite supports and introduces concepts like copy and delete </text:span></text:span><text:soft-page-break/><text:span text:style-name="Strong_20_Emphasis"><text:span text:style-name="T1">morphisms, composition, disintegration, jointification, and conditional distributions. These concepts provide a mathematical foundation for handling probabilistic relationships within the framework of category theory.</text:span></text:span></text:p>
      <text:p text:style-name="P1"><text:span text:style-name="Strong_20_Emphasis"><text:span text:style-name="T1"/></text:span></text:p>
      <text:p text:style-name="P1"><text:span text:style-name="Strong_20_Emphasis"><text:span text:style-name="T1">Conditional Distributions: The concept of a Markov </text:span></text:span><text:soft-page-break/><text:span text:style-name="Strong_20_Emphasis"><text:span text:style-name="T1">category admitting conditional distributions is introduced, where for each morphism <text:s/>: <text:s/>→ <text:s/>⊗ <text:s/>s:A→X⊗Y, there exists a morphism <text:s/>: <text:s/>⊗ <text:s/>→ <text:s/>t:X⊗A→Y such that specific string diagrams are equal.</text:span></text:span></text:p>
      <text:p text:style-name="P1"><text:span text:style-name="Strong_20_Emphasis"><text:span text:style-name="T1"/></text:span></text:p>
      <text:p text:style-name="P1"><text:span text:style-name="Strong_20_Emphasis"><text:span text:style-name="T1">Disintegration and Jointification: The concept of disintegration </text:span></text:span><text:soft-page-break/><text:span text:style-name="Strong_20_Emphasis"><text:span text:style-name="T1">is introduced, consisting of a channel <text:s/>: <text:s/>→ <text:s/>f:X→Y and a state <text:s text:c="2"/>: <text:s/>→ <text:s/>π X ​ :I→X that satisfy certain conditions. Jointification of a morphism <text:s/>: <text:s/>→ <text:s/>f:X→Y and a state <text:s/>: <text:s/>→ <text:s/>ψ:I→X is also introduced.</text:span></text:span></text:p>
      <text:p text:style-name="P1"><text:span text:style-name="Strong_20_Emphasis"><text:span text:style-name="T1"/></text:span></text:p>
      <text:p text:style-name="P1"><text:span text:style-name="Strong_20_Emphasis"><text:span text:style-name="T1">Composition of Morphisms: Composition of morphisms <text:s/>: ( <text:s/>, Σ ) → ( <text:s/>, Σ ) f:(X,Σ X ​)→(Y,Σ Y ​) </text:span></text:span><text:soft-page-break/><text:span text:style-name="Strong_20_Emphasis"><text:span text:style-name="T1">and <text:s/>: ( <text:s/>, Σ ) → ( <text:s/>, Σ ) g:(Y,Σ Y ​)→(Z,Σ Z ​) is defined as <text:s/>; <text:s/>f;g and is given by ( <text:s/>, ) ↦ ∫ <text:s text:c="2"/>( <text:s/>, ) <text:s/>( <text:s text:c="2"/>, ) (S,x)↦∫ Z ​ g(S,y)f(dy,x), where <text:s/>( ) f(x) refers to a measure Σ <text:s/>→ [ 0 , 1 ] Σ Y ​ →[0,1].</text:span></text:span></text:p>
      <text:p text:style-name="P1"><text:span text:style-name="Strong_20_Emphasis"><text:span text:style-name="T1"/></text:span></text:p>
      <text:p text:style-name="P1"><text:span text:style-name="Strong_20_Emphasis"><text:span text:style-name="T1">Copy and Delete Morphisms: Copy and delete morphisms are introduced, but delete </text:span></text:span><text:soft-page-break/><text:span text:style-name="Strong_20_Emphasis"><text:span text:style-name="T1">isn't explicitly defined in the text. Copy morphism copy <text:s/>copy X ​ is defined for objects ( <text:s/>, Σ ) (X,Σ X ​) and maps a pair ( <text:s/>, ) (S,x) to 1 if ( <text:s/>, ) (x,x) belongs to <text:s/>S, and 0 otherwise.</text:span></text:span></text:p>
      <text:p text:style-name="P1"><text:span text:style-name="Strong_20_Emphasis"><text:span text:style-name="T1"/></text:span></text:p>
      <text:p text:style-name="P1"><text:span text:style-name="Strong_20_Emphasis"><text:span text:style-name="T1">Monoidal Structure: Stoch's monoidal structure is defined as ( <text:s/>, Σ ) ⊗ ( <text:s/>, Σ ) = ( <text:s/>× <text:s/>, Σ <text:s/></text:span></text:span><text:soft-page-break/><text:span text:style-name="Strong_20_Emphasis"><text:span text:style-name="T1">⊗ Σ ) (X,Σ X ​)⊗(Y,Σ Y ​)=(X×Y,Σ X ​ ⊗Σ Y ​), where Σ <text:s/>⊗ Σ <text:s/>Σ X ​ ⊗Σ Y ​ is generated by subsets of the form <text:s/>× <text:s/>U×V, <text:s/>∈ Σ <text:s/>U∈Σ X ​ , <text:s/>∈ Σ <text:s/>V∈Σ Y ​ .</text:span></text:span></text:p>
      <text:p text:style-name="P1"><text:span text:style-name="Strong_20_Emphasis"><text:span text:style-name="T1"/></text:span></text:p>
      <text:p text:style-name="P1"><text:span text:style-name="Strong_20_Emphasis"><text:span text:style-name="T1">Category Stoch: Stoch is introduced to handle distributions with non-infinite supports. Objects in Stoch are measurable </text:span></text:span><text:soft-page-break/><text:span text:style-name="Strong_20_Emphasis"><text:span text:style-name="T1">spaces. A morphism (X, ΣX) → (Y, ΣY) in Stoch is a map <text:s/>: <text:s/>× Σ <text:s/>→ [ 0 , 1 ] f:X×Σ Y ​ →[0,1] with specific properties. The category Stoch inherits a symmetric monoidal structure from measurable spaces.</text:span></text:span></text:p>
      <text:p text:style-name="P1"><text:span text:style-name="Strong_20_Emphasis"><text:span text:style-name="T1"/></text:span></text:p>
      <text:p text:style-name="P1"><text:span text:style-name="Strong_20_Emphasis"><text:span text:style-name="T1">In this section, the text introduces the concept of a category named </text:span></text:span><text:soft-page-break/><text:span text:style-name="Strong_20_Emphasis"><text:span text:style-name="T1">"Stoch" to deal with distributions whose supports might not be infinite. Stoch consists of measurable spaces, tuples of the form (X, ΣX) where X is a set and ΣX is a well-defined σ-algebra on X. Here's a breakdown of the key points:</text:span></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his section lays the foundation for Bayesian inference, demonstrating how to update prior beliefs about parameters based on observed data and how to perform inference using the posterior distribution.</text:span></text:span></text:p>
      <text:p text:style-name="P1"><text:span text:style-name="Strong_20_Emphasis"><text:span text:style-name="T1"/></text:span></text:p>
      <text:p text:style-name="P1"><text:span text:style-name="Strong_20_Emphasis"><text:span text:style-name="T1">Relation to Ordinary Least Squares (OLS): In </text:span></text:span><text:soft-page-break/><text:span text:style-name="Strong_20_Emphasis"><text:span text:style-name="T1">the example, the <text:s text:c="4"/>β MAP ​ estimate coincides with the ordinary least squares (OLS) estimate.</text:span></text:span></text:p>
      <text:p text:style-name="P1"><text:span text:style-name="Strong_20_Emphasis"><text:span text:style-name="T1"/></text:span></text:p>
      <text:p text:style-name="P1"><text:span text:style-name="Strong_20_Emphasis"><text:span text:style-name="T1">Full Bayesian Inference: Integrate over the entire posterior distribution <text:s/>( <text:s/>∣ ) p(β∣T) to calculate <text:s/>( <text:s/>∗ ∣ <text:s/>∗ , ) p(y ∗ ∣x ∗ ,T), which takes into account </text:span></text:span><text:soft-page-break/><text:span text:style-name="Strong_20_Emphasis"><text:span text:style-name="T1">the uncertainty in the parameter estimation.</text:span></text:span></text:p>
      <text:p text:style-name="P1"><text:span text:style-name="Strong_20_Emphasis"><text:span text:style-name="T1"/></text:span></text:p>
      <text:p text:style-name="P1"><text:span text:style-name="Strong_20_Emphasis"><text:span text:style-name="T1">Maximum a Posteriori (MAP) Estimate: Calculate <text:s text:c="4"/>= argmax <text:s text:c="2"/>( <text:s/>∣ ) β MAP ​ =argmax β ​ p(β∣T), which represents the most likely parameter given the training data. Then use <text:s/>( <text:s/>∗ ∣ <text:s/>∗ , <text:s text:c="3"/>) p(y ∗ ∣x ∗ ,β MAP ​).</text:span></text:span></text:p>
      <text:p text:style-name="P1"><text:soft-page-break/><text:span text:style-name="Strong_20_Emphasis"><text:span text:style-name="T1"/></text:span></text:p>
      <text:p text:style-name="P1"><text:span text:style-name="Strong_20_Emphasis"><text:span text:style-name="T1">Inference Approaches: The text outlines two ways to perform inference using the learned posterior distribution:</text:span></text:span></text:p>
      <text:p text:style-name="P1"><text:span text:style-name="Strong_20_Emphasis"><text:span text:style-name="T1"/></text:span></text:p>
      <text:p text:style-name="P1"><text:span text:style-name="Strong_20_Emphasis"><text:span text:style-name="T1">Likelihood Calculation: Given the nature of the data and independence assumptions, the likelihood <text:s/>( <text:s/>∣ ) p(T∣β) </text:span></text:span><text:soft-page-break/><text:span text:style-name="Strong_20_Emphasis"><text:span text:style-name="T1">is calculated. In the context of normally distributed data, this expression is derived.</text:span></text:span></text:p>
      <text:p text:style-name="P1"><text:span text:style-name="Strong_20_Emphasis"><text:span text:style-name="T1"/></text:span></text:p>
      <text:p text:style-name="P1"><text:span text:style-name="Strong_20_Emphasis"><text:span text:style-name="T1">Updating the Posterior Distribution: With an assumed improper prior <text:s/>( ) = 1 q(β)=1, applying Bayes' rule results in a proportional relationship between the posterior distribution <text:s/>( <text:s/>∣ ) </text:span></text:span><text:soft-page-break/><text:span text:style-name="Strong_20_Emphasis"><text:span text:style-name="T1">p(β∣T) and the likelihood <text:s/>( <text:s/>∣ ) p(T∣β) times the prior <text:s/>( ) q(β).</text:span></text:span></text:p>
      <text:p text:style-name="P1"><text:span text:style-name="Strong_20_Emphasis"><text:span text:style-name="T1"/></text:span></text:p>
      <text:p text:style-name="P1"><text:span text:style-name="Strong_20_Emphasis"><text:span text:style-name="T1">First, treat <text:s/>β (a parameter in the model) as a random variable and choose a prior distribution for it. Then, update this distribution using Bayes' rule to obtain the posterior distribution after </text:span></text:span><text:soft-page-break/><text:span text:style-name="Strong_20_Emphasis"><text:span text:style-name="T1">considering the training data.</text:span></text:span></text:p>
      <text:p text:style-name="P1"><text:span text:style-name="Strong_20_Emphasis"><text:span text:style-name="T1"/></text:span></text:p>
      <text:p text:style-name="P1"><text:span text:style-name="Strong_20_Emphasis"><text:span text:style-name="T1">Training Set and Bayesian Approach: Given a training set <text:s/>= { ( <text:s/>1 , <text:s/>1) , . <text:s/>. <text:s/>. <text:s/>, ( <text:s text:c="2"/>, <text:s/>) } T={(x 1 ​ ,y 1 ​),...,(x N ​ ,y N ​)}, Bayesian inference is divided into two parts. </text:span></text:span></text:p>
      <text:p text:style-name="P1"><text:span text:style-name="Strong_20_Emphasis"><text:span text:style-name="T1"/></text:span></text:p>
      <text:p text:style-name="P1"><text:soft-page-break/><text:span text:style-name="Strong_20_Emphasis"><text:span text:style-name="T1">Here's a breakdown of the key points in this section:</text:span></text:span></text:p>
      <text:p text:style-name="P1"><text:span text:style-name="Strong_20_Emphasis"><text:span text:style-name="T1"/></text:span></text:p>
      <text:p text:style-name="P1"><text:span text:style-name="Strong_20_Emphasis"><text:span text:style-name="T1">= ( <text:s/>1 , . <text:s/>. <text:s/>. <text:s/>, <text:s/>) x=(x 1 ​ ,...,x n ​) is a random vector and <text:s/>y is a random variable related by <text:s/>= <text:s/>( ) + <text:s/>y=f(x)+ϵ, where <text:s/>ϵ is normally distributed with mean 0 and variance <text:s/>2 σ 2 .</text:span></text:span></text:p>
      <text:p text:style-name="P1"><text:span text:style-name="Strong_20_Emphasis"><text:span text:style-name="T1"/></text:span></text:p>
      <text:p text:style-name="P1"><text:soft-page-break/><text:span text:style-name="Strong_20_Emphasis"><text:span text:style-name="T1">In this section, the text provides an overview of Bayesian inference and its application to modeling relationships between random variables. It uses a reference lecture [11] for context. The approach is illustrated with an example where </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Overall, the text aims to provide a robust mathematical framework for understanding Bayesian learning through the lens of category theory. It builds on existing work but also introduces novel structures and functors to encapsulate Bayesian learning methods.</text:span></text:span></text:p>
      <text:p text:style-name="P1"><text:soft-page-break/><text:span text:style-name="Strong_20_Emphasis"><text:span text:style-name="T1"/></text:span></text:p>
      <text:p text:style-name="P1"><text:span text:style-name="Strong_20_Emphasis"><text:span text:style-name="T1"><text:s/>( ) PS(C), leading to a well-defined learning mechanism within the category.</text:span></text:span></text:p>
      <text:p text:style-name="P1"><text:span text:style-name="Strong_20_Emphasis"><text:span text:style-name="T1"/></text:span></text:p>
      <text:p text:style-name="P1"><text:span text:style-name="Strong_20_Emphasis"><text:span text:style-name="T1">→ <text:s/>X→Y and a state on <text:s/>X, the functor induces another morphism in </text:span></text:span></text:p>
      <text:p text:style-name="P1"><text:span text:style-name="Strong_20_Emphasis"><text:span text:style-name="T1"/></text:span></text:p>
      <text:p text:style-name="P1"><text:span text:style-name="Strong_20_Emphasis"><text:span text:style-name="T1">Mapping and Induced Morphism: The paper provides the specifics of </text:span></text:span><text:soft-page-break/><text:span text:style-name="Strong_20_Emphasis"><text:span text:style-name="T1">how BayesLearn works. Given a parametrized morphism </text:span></text:span></text:p>
      <text:p text:style-name="P1"><text:span text:style-name="Strong_20_Emphasis"><text:span text:style-name="T1"/></text:span></text:p>
      <text:p text:style-name="P1"><text:span text:style-name="Strong_20_Emphasis"><text:span text:style-name="T1">BayesLearn Functor: The paper introduces a functor named BayesLearn that captures the essence of the Bayesian learning algorithm. This functor is inspired by work on gradient-based learning </text:span></text:span><text:soft-page-break/><text:span text:style-name="Strong_20_Emphasis"><text:span text:style-name="T1">and operates between generalized lens categories.</text:span></text:span></text:p>
      <text:p text:style-name="P1"><text:span text:style-name="Strong_20_Emphasis"><text:span text:style-name="T1"/></text:span></text:p>
      <text:p text:style-name="P1"><text:span text:style-name="Strong_20_Emphasis"><text:span text:style-name="T1">M construction to generalize previous work.</text:span></text:span></text:p>
      <text:p text:style-name="P1"><text:span text:style-name="Strong_20_Emphasis"><text:span text:style-name="T1"/></text:span></text:p>
      <text:p text:style-name="P1"><text:span text:style-name="Strong_20_Emphasis"><text:span text:style-name="T1">C is an M-actegory. They use the Para</text:span></text:span></text:p>
      <text:p text:style-name="P1"><text:span text:style-name="Strong_20_Emphasis"><text:span text:style-name="T1"/></text:span></text:p>
      <text:p text:style-name="P1"><text:span text:style-name="Strong_20_Emphasis"><text:span text:style-name="T1">Kleisli Category and M-actegory: The authors work within a suitable </text:span></text:span><text:soft-page-break/><text:span text:style-name="Strong_20_Emphasis"><text:span text:style-name="T1">Kleisli category, assuming that their Markov category </text:span></text:span></text:p>
      <text:p text:style-name="P1"><text:span text:style-name="Strong_20_Emphasis"><text:span text:style-name="T1"/></text:span></text:p>
      <text:p text:style-name="P1"><text:span text:style-name="Strong_20_Emphasis"><text:span text:style-name="T1">ProbStoch(C): A symmetric monoidal category, introduced by Cho and Jacobs, allows for dealing with almost sure equality and is used to overcome issues with non-unique Bayesian inversion. It's </text:span></text:span><text:soft-page-break/><text:span text:style-name="Strong_20_Emphasis"><text:span text:style-name="T1">denoted as <text:s text:c="2"/>( ) PS(C) for ease.</text:span></text:span></text:p>
      <text:p text:style-name="P1"><text:span text:style-name="Strong_20_Emphasis"><text:span text:style-name="T1"/></text:span></text:p>
      <text:p text:style-name="P1"><text:span text:style-name="Strong_20_Emphasis"><text:span text:style-name="T1">† : <text:s/>→ <text:s/>p † :Y→X derived using Bayes' theorem. However, this is not always unique or existent, so the paper restricts focus to Markov categories that admit Bayesian inversion.</text:span></text:span></text:p>
      <text:p text:style-name="P1"><text:span text:style-name="Strong_20_Emphasis"><text:span text:style-name="T1"/></text:span></text:p>
      <text:p text:style-name="P1"><text:soft-page-break/><text:span text:style-name="Strong_20_Emphasis"><text:span text:style-name="T1">Bayesian Inversion: This is described as a morphism </text:span></text:span></text:p>
      <text:p text:style-name="P1"><text:span text:style-name="Strong_20_Emphasis"><text:span text:style-name="T1"/></text:span></text:p>
      <text:p text:style-name="P1"><text:span text:style-name="Strong_20_Emphasis"><text:span text:style-name="T1">Markov Categories: The text refers to the work by Cho and Jacobs, and Fritz, introducing the notion of Markov categories as a foundational framework to discuss Bayesian inversion and other probabilistic operations. </text:span></text:span><text:soft-page-break/><text:span text:style-name="Strong_20_Emphasis"><text:span text:style-name="T1">In particular, the paper uses examples of FinStoch and Stoch as guiding categories.</text:span></text:span></text:p>
      <text:p text:style-name="P1"><text:span text:style-name="Strong_20_Emphasis"><text:span text:style-name="T1"/></text:span></text:p>
      <text:p text:style-name="P1"><text:span text:style-name="Strong_20_Emphasis"><text:span text:style-name="T1">The text provides a detailed look at the mathematical underpinnings of using category theory to formalize Bayesian learning. It covers several key points:</text:span></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Overall, the paper aims to provide a theoretical foundation for Bayesian learning, drawing on the principles of category theory to create a structured and formalized framework.</text:span></text:span></text:p>
      <text:p text:style-name="P1"><text:span text:style-name="Strong_20_Emphasis"><text:span text:style-name="T1"/></text:span></text:p>
      <text:p text:style-name="P1"><text:soft-page-break/><text:span text:style-name="Strong_20_Emphasis"><text:span text:style-name="T1">The paper's primary goal is to integrate these approaches to create a category theory framework for Bayesian learning. The authors argue that Bayesian learning simplifies the framework in previous research, noting that in the right setup, Bayesian inversion is a well-defined dagger functor.</text:span></text:span></text:p>
      <text:p text:style-name="P1"><text:soft-page-break/><text:span text:style-name="Strong_20_Emphasis"><text:span text:style-name="T1"/></text:span></text:p>
      <text:p text:style-name="P1"><text:span text:style-name="Strong_20_Emphasis"><text:span text:style-name="T1">The authors then summarize previous work in the field that employed category theory to formalize learning algorithms. Specifically, they mention the foundational work of Fong, Spivak, and Tuyeras and another paper that introduces the notion of a Cartesian </text:span></text:span><text:soft-page-break/><text:span text:style-name="Strong_20_Emphasis"><text:span text:style-name="T1">Reverse Differential category (CRDC). In this setting, learning algorithms are represented as functors.</text:span></text:span></text:p>
      <text:p text:style-name="P1"><text:span text:style-name="Strong_20_Emphasis"><text:span text:style-name="T1"/></text:span></text:p>
      <text:p text:style-name="P1"><text:span text:style-name="Strong_20_Emphasis"><text:span text:style-name="T1">( <text:s/>∣ <text:s/>; ) p(y∣x;θ) where <text:s/>θ is also treated as a random variable, and the aim is to find a posterior distribution for <text:s/>θ.</text:span></text:span></text:p>
      <text:p text:style-name="P1"><text:span text:style-name="Strong_20_Emphasis"><text:span text:style-name="T1"/></text:span></text:p>
      <text:p text:style-name="P1"><text:soft-page-break/><text:span text:style-name="Strong_20_Emphasis"><text:span text:style-name="T1">x and y. In contrast to traditional approaches, the paper suggests using a probabilistic model </text:span></text:span></text:p>
      <text:p text:style-name="P1"><text:span text:style-name="Strong_20_Emphasis"><text:span text:style-name="T1"/></text:span></text:p>
      <text:p text:style-name="P1"><text:span text:style-name="Strong_20_Emphasis"><text:span text:style-name="T1">f that models the relationship between two random variables </text:span></text:span></text:p>
      <text:p text:style-name="P1"><text:span text:style-name="Strong_20_Emphasis"><text:span text:style-name="T1"/></text:span></text:p>
      <text:p text:style-name="P1"><text:span text:style-name="Strong_20_Emphasis"><text:span text:style-name="T1">The introduction of the paper lays out the objectives and the approach taken to </text:span></text:span><text:soft-page-break/><text:span text:style-name="Strong_20_Emphasis"><text:span text:style-name="T1">formalize Bayesian learning within a category theory framework. It begins by describing a standard problem in machine learning: estimating a function </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paper "A Category Theory Framework for </text:span></text:span><text:soft-page-break/><text:span text:style-name="Strong_20_Emphasis"><text:span text:style-name="T1">Bayesian Learning" by Kotaro Kamiya and John Welliaveetil introduces a categorical framework to formalize Bayesian inference and learning. It builds upon previous foundational works and introduces the concept of Bayesian inversions and the functor GL. The paper shows that Bayesian learning is a </text:span></text:span><text:soft-page-break/><text:span text:style-name="Strong_20_Emphasis"><text:span text:style-name="T1">special case of a broader learning paradigm and provides categorical formulations for both batch and sequential Bayes updates. It also addresses the problem in machine learning of estimating a function that relates two variables or random vectors. Overall, the paper aims to offer a </text:span></text:span><text:soft-page-break/><text:span text:style-name="Strong_20_Emphasis"><text:span text:style-name="T1">more structured and formalized approach to Bayesian learning using the principles of category theory.</text:span></text:span></text:p>
      <text:p text:style-name="P1"><text:span text:style-name="Strong_20_Emphasis"><text:span text:style-name="T1"/></text:span></text:p>
      <text:p text:style-name="P1"><text:span text:style-name="Strong_20_Emphasis"><text:span text:style-name="T1">Diachronic Reverse Mathematic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9T19:02:05.763000000</meta:creation-date>
    <dc:date>2023-08-30T08:15:28.885000000</dc:date>
    <meta:editing-duration>PT12H33M</meta:editing-duration>
    <meta:editing-cycles>3</meta:editing-cycles>
    <meta:generator>LibreOffice/7.3.2.2$Windows_X86_64 LibreOffice_project/49f2b1bff42cfccbd8f788c8dc32c1c309559be0</meta:generator>
    <meta:document-statistic meta:table-count="0" meta:image-count="0" meta:object-count="0" meta:page-count="454" meta:paragraph-count="460" meta:word-count="16289" meta:character-count="114030" meta:non-whitespace-character-count="97809"/>
  </office:meta>
</office:document-meta>
</file>